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lbany AMT" svg:font-family="'Albany AMT'"/>
    <style:font-face style:name="Courier New" svg:font-family="'Courier New'"/>
    <style:font-face style:name="Sans" svg:font-family="Sans"/>
    <style:font-face style:name="ArialMT" svg:font-family="ArialMT" style:font-family-generic="swiss"/>
    <style:font-face style:name="Sans1" svg:font-family="Sans" style:font-family-generic="swiss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328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4.011in"/>
    </style:style>
    <style:style style:name="co6" style:family="table-column">
      <style:table-column-properties fo:break-before="auto" style:column-width="4.0445in"/>
    </style:style>
    <style:style style:name="co7" style:family="table-column">
      <style:table-column-properties fo:break-before="auto" style:column-width="4.0043in"/>
    </style:style>
    <style:style style:name="co8" style:family="table-column">
      <style:table-column-properties fo:break-before="auto" style:column-width="1.578in"/>
    </style:style>
    <style:style style:name="co9" style:family="table-column">
      <style:table-column-properties fo:break-before="auto" style:column-width="2.4465in"/>
    </style:style>
    <style:style style:name="co10" style:family="table-column">
      <style:table-column-properties fo:break-before="auto" style:column-width="7.4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Power">
      <style:table-properties table:display="true" style:writing-mode="lr-tb"/>
    </style:style>
    <style:style style:name="ta2" style:family="table" style:master-page-name="GPIO">
      <style:table-properties table:display="true" style:writing-mode="lr-tb"/>
    </style:style>
    <style:style style:name="ta3" style:family="table" style:master-page-name="data">
      <style:table-properties table:display="true" style:writing-mode="lr-tb"/>
    </style:style>
    <style:style style:name="ta4" style:family="table" style:master-page-name="Sheet5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Courier New" fo:font-size="14pt" fo:font-style="normal" style:text-underline-style="none" fo:font-weight="bold"/>
    </style:style>
    <style:style style:name="ce4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Courier New" fo:font-size="12pt" fo:font-style="normal" style:text-underline-style="none" fo:font-weight="bold"/>
    </style:style>
    <style:style style:name="ce6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none" fo:border-right="none" style:rotation-angle="0" style:rotation-align="none" style:shrink-to-fit="false" fo:border-top="non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Albany AMT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 style:font-name-asian="WenQuanYi Micro Hei" style:font-name-complex="Liberation San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font-name="Sans" fo:font-size="10pt" fo:font-style="normal" style:text-underline-style="none" fo:font-weight="normal" style:font-name-asian="WenQuanYi Micro Hei" style:font-name-complex="Liberation San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2pt" fo:font-style="normal" style:text-underline-style="none" fo:font-weight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420e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8080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33cc66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ff420e"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fo:background-color="#94bd5e"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fo:background-color="#ff8080"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ackground-color="#ffcc99" style:text-align-source="fix" style:repeat-content="false"/>
      <style:paragraph-properties fo:text-align="start" fo:margin-left="0in"/>
    </style:style>
    <style:style style:name="ce36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37" style:family="table-cell" style:parent-style-name="Default">
      <style:table-cell-properties fo:background-color="#33cc66" style:text-align-source="fix" style:repeat-content="false"/>
      <style:paragraph-properties fo:text-align="start" fo:margin-left="0in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font-name="Sans1" fo:font-size="10pt" fo:font-style="normal" style:text-underline-style="none" fo:font-weight="normal" style:font-size-asian="10pt" style:font-size-complex="10pt"/>
    </style:style>
    <style:style style:name="ce39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font-name="Sans1" fo:font-size="10pt" fo:font-style="normal" style:text-underline-style="none" fo:font-weight="normal" style:font-size-asian="10pt" style:font-size-complex="10pt"/>
    </style:style>
    <style:style style:name="ce40" style:family="table-cell" style:parent-style-name="Default">
      <style:table-cell-properties fo:background-color="#e6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e6ff00" style:text-align-source="fix" style:repeat-content="false"/>
      <style:paragraph-properties fo:text-align="start" fo:margin-left="0in"/>
      <style:text-properties style:font-name="Sans1" fo:font-size="10pt" style:font-size-asian="10pt" style:font-size-complex="10pt"/>
    </style:style>
    <style:style style:name="ce42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font-name="Sans1" fo:font-size="10pt" fo:font-style="normal" style:text-underline-style="none" fo:font-weight="normal" style:font-size-asian="10pt" style:font-size-complex="10pt"/>
    </style:style>
    <style:style style:name="ce43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font-name="Sans1" fo:font-size="10pt" fo:font-style="normal" style:text-underline-style="none" fo:font-weight="normal" style:font-size-asian="10pt" style:font-size-complex="10pt"/>
    </style:style>
    <style:style style:name="ce44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font-name="Sans1" fo:font-size="10pt" fo:font-style="normal" style:text-underline-style="none" fo:font-weight="normal" style:font-size-asian="10pt" style:font-size-complex="10pt"/>
    </style:style>
    <style:style style:name="ce45" style:family="table-cell" style:parent-style-name="Default">
      <style:table-cell-properties style:glyph-orientation-vertical="auto" fo:background-color="#7da647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font-name="Sans1" fo:font-size="10pt" fo:font-style="normal" style:text-underline-style="none" fo:font-weight="normal" style:font-size-asian="10pt" style:font-size-complex="10pt"/>
    </style:style>
    <style:style style:name="ce46" style:family="table-cell" style:parent-style-name="Default">
      <style:table-cell-properties style:glyph-orientation-vertical="auto" fo:background-color="#ff00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font-name="Sans1" fo:font-size="10pt" fo:font-style="normal" style:text-underline-style="none" fo:font-weight="normal" style:font-size-asian="10pt" style:font-size-complex="10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ans1" fo:font-size="10pt" style:font-size-asian="10pt" style:font-size-complex="10pt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49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50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51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52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53" style:family="table-cell" style:parent-style-name="Default">
      <style:table-cell-properties style:glyph-orientation-vertical="auto" fo:background-color="#7da647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54" style:family="table-cell" style:parent-style-name="Default">
      <style:table-cell-properties style:glyph-orientation-vertical="auto" fo:background-color="#ff00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6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in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59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60" style:family="table-cell" style:parent-style-name="Default">
      <style:table-cell-properties fo:background-color="#e6ff00"/>
      <style:text-properties style:use-window-font-color="true" style:text-outline="false" style:text-line-through-styl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62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WenQuanYi Micro Hei" style:font-size-asian="10pt" style:font-name-complex="Liberation Sans" style:font-size-complex="10pt"/>
    </style:style>
    <style:style style:name="ce63" style:family="table-cell" style:parent-style-name="Default">
      <style:table-cell-properties fo:background-color="#ff8080"/>
      <style:text-properties style:use-window-font-color="true" style:text-outline="false" style:text-line-through-styl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66" style:family="table-cell" style:parent-style-name="Default">
      <style:table-cell-properties style:glyph-orientation-vertical="auto" fo:background-color="#7da647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67" style:family="table-cell" style:parent-style-name="Default">
      <style:table-cell-properties style:glyph-orientation-vertical="auto" fo:background-color="#ff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WenQuanYi Micro Hei" style:font-size-asian="10pt" style:font-name-complex="Liberation Sans" style:font-size-complex="10pt"/>
    </style:style>
    <style:style style:name="ce70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ZPower" table:style-name="ta1">
        <office:forms form:automatic-focus="false" form:apply-design-mode="false"/>
        <table:table-column table:style-name="co1" table:default-cell-style-name="Gnumeric-default"/>
        <table:table-column table:style-name="co2" table:number-columns-repeated="5" table:default-cell-style-name="Gnumeric-default"/>
        <table:table-column table:style-name="co3" table:default-cell-style-name="Gnumeric-default"/>
        <table:table-column table:style-name="co4" table:number-columns-repeated="249" table:default-cell-style-name="Gnumeric-default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6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6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6"/>
          <table:table-cell table:number-columns-repeated="249"/>
        </table:table-row>
        <table:table-row table:style-name="ro1">
          <table:table-cell table:style-name="ce2" table:number-columns-repeated="7"/>
          <table:table-cell table:number-columns-repeated="249"/>
        </table:table-row>
        <table:table-row table:style-name="ro2">
          <table:table-cell table:style-name="ce3" office:value-type="string">
            <text:p>[options]</text:p>
          </table:table-cell>
          <table:table-cell table:style-name="ce7" table:number-columns-repeated="6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6"/>
          <table:table-cell table:number-columns-repeated="249"/>
        </table:table-row>
        <table:table-row table:style-name="ro1">
          <table:table-cell table:style-name="ce1" office:value-type="string">
            <text:p># "PB1 (CLK)". That's useful for micro controller port labels</text:p>
          </table:table-cell>
          <table:table-cell table:style-name="ce1" table:number-columns-repeated="6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6"/>
          <table:table-cell table:number-columns-repeated="249"/>
        </table:table-row>
        <table:table-row table:style-name="ro1">
          <table:table-cell table:style-name="ce1" office:value-type="string">
            <text:p># this is useful for large symbols like FPGAs with more than 100 pins</text:p>
          </table:table-cell>
          <table:table-cell table:style-name="ce1" table:number-columns-repeated="6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6"/>
          <table:table-cell table:number-columns-repeated="249"/>
        </table:table-row>
        <table:table-row table:style-name="ro1">
          <table:table-cell table:style-name="ce1" office:value-type="string">
            <text:p># useful for address ports, busses, ...</text:p>
          </table:table-cell>
          <table:table-cell table:style-name="ce1" table:number-columns-repeated="6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9" table:number-columns-repeated="5"/>
          <table:table-cell table:number-columns-repeated="249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9" table:number-columns-repeated="5"/>
          <table:table-cell table:number-columns-repeated="249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9" table:number-columns-repeated="5"/>
          <table:table-cell table:number-columns-repeated="249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9" table:number-columns-repeated="5"/>
          <table:table-cell table:number-columns-repeated="249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4800</text:p>
          </table:table-cell>
          <table:table-cell table:style-name="ce9" table:number-columns-repeated="5"/>
          <table:table-cell table:number-columns-repeated="249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string">
            <text:p>300</text:p>
          </table:table-cell>
          <table:table-cell table:style-name="ce9" table:number-columns-repeated="5"/>
          <table:table-cell table:number-columns-repeated="249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string">
            <text:p>300</text:p>
          </table:table-cell>
          <table:table-cell table:style-name="ce9" table:number-columns-repeated="5"/>
          <table:table-cell table:number-columns-repeated="249"/>
        </table:table-row>
        <table:table-row table:style-name="ro1">
          <table:table-cell table:style-name="ce2" table:number-columns-repeated="7"/>
          <table:table-cell table:number-columns-repeated="249"/>
        </table:table-row>
        <table:table-row table:style-name="ro2">
          <table:table-cell table:style-name="ce3" office:value-type="string">
            <text:p>[geda_attr]</text:p>
          </table:table-cell>
          <table:table-cell table:style-name="ce7" table:number-columns-repeated="6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6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6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6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150204 1</text:p>
          </table:table-cell>
          <table:table-cell table:style-name="ce9" table:number-columns-repeated="5"/>
          <table:table-cell table:number-columns-repeated="249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TMS320F28069PZP</text:p>
          </table:table-cell>
          <table:table-cell table:style-name="ce9" table:number-columns-repeated="5"/>
          <table:table-cell table:number-columns-repeated="249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TMS320F28069PZP</text:p>
          </table:table-cell>
          <table:table-cell table:style-name="ce9" table:number-columns-repeated="5"/>
          <table:table-cell table:number-columns-repeated="249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9" table:number-columns-repeated="5"/>
          <table:table-cell table:number-columns-repeated="249"/>
        </table:table-row>
        <table:table-row table:style-name="ro1">
          <table:table-cell table:style-name="ce4" office:value-type="string">
            <text:p>footprint</text:p>
          </table:table-cell>
          <table:table-cell table:style-name="ce8" office:value-type="string">
            <text:p>TQFP-100</text:p>
          </table:table-cell>
          <table:table-cell table:style-name="ce9" table:number-columns-repeated="5"/>
          <table:table-cell table:number-columns-repeated="249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Piccolo Microcontroller, 90MHz</text:p>
          </table:table-cell>
          <table:table-cell table:style-name="ce9" table:number-columns-repeated="5"/>
          <table:table-cell table:number-columns-repeated="249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 office:value-type="string">
            <text:p>http://www.ti.com/product/TMS320F28075/</text:p>
          </table:table-cell>
          <table:table-cell table:style-name="ce9" table:number-columns-repeated="5"/>
          <table:table-cell table:number-columns-repeated="249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AutoTron</text:p>
          </table:table-cell>
          <table:table-cell table:style-name="ce9" table:number-columns-repeated="5"/>
          <table:table-cell table:number-columns-repeated="249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9" table:number-columns-repeated="5"/>
          <table:table-cell table:number-columns-repeated="249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 office:value-type="string">
            <text:p>GPL3</text:p>
          </table:table-cell>
          <table:table-cell table:style-name="ce9" table:number-columns-repeated="5"/>
          <table:table-cell table:number-columns-repeated="249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 office:value-type="string">
            <text:p>unlimited</text:p>
          </table:table-cell>
          <table:table-cell table:style-name="ce9" table:number-columns-repeated="5"/>
          <table:table-cell table:number-columns-repeated="249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9" table:number-columns-repeated="5"/>
          <table:table-cell table:number-columns-repeated="249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9" table:number-columns-repeated="5"/>
          <table:table-cell table:number-columns-repeated="249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9" table:number-columns-repeated="5"/>
          <table:table-cell table:number-columns-repeated="249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9" table:number-columns-repeated="5"/>
          <table:table-cell table:number-columns-repeated="249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9" table:number-columns-repeated="5"/>
          <table:table-cell table:number-columns-repeated="249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5"/>
          <table:table-cell table:number-columns-repeated="249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5"/>
          <table:table-cell table:number-columns-repeated="249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5"/>
          <table:table-cell table:number-columns-repeated="249"/>
        </table:table-row>
        <table:table-row table:style-name="ro1">
          <table:table-cell table:style-name="ce2" table:number-columns-repeated="7"/>
          <table:table-cell table:number-columns-repeated="249"/>
        </table:table-row>
        <table:table-row table:style-name="ro2">
          <table:table-cell table:style-name="ce3" office:value-type="string">
            <text:p>[pins]</text:p>
          </table:table-cell>
          <table:table-cell table:style-name="ce7" table:number-columns-repeated="6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6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6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6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6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6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spacer,none). none if only want to add a net</text:p>
          </table:table-cell>
          <table:table-cell table:style-name="ce1" table:number-columns-repeated="6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.</text:p>
          </table:table-cell>
          <table:table-cell table:style-name="ce1" table:number-columns-repeated="6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6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6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5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5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6"/>
          <table:table-cell table:number-columns-repeated="249"/>
        </table:table-row>
        <table:table-row table:style-name="ro3">
          <table:table-cell table:style-name="ce5" office:value-type="string">
            <text:p>#pin number</text:p>
          </table:table-cell>
          <table:table-cell table:style-name="ce5" office:value-type="string">
            <text:p>seq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style</text:p>
          </table:table-cell>
          <table:table-cell table:style-name="ce5" office:value-type="string">
            <text:p>posit.</text:p>
          </table:table-cell>
          <table:table-cell table:style-name="ce5" office:value-type="string">
            <text:p>net</text:p>
          </table:table-cell>
          <table:table-cell table:style-name="ce5" office:value-type="string">
            <text:p>label</text:p>
          </table:table-cell>
          <table:table-cell table:number-columns-repeated="249"/>
        </table:table-row>
        <table:table-row table:style-name="ro1">
          <table:table-cell table:style-name="ce2" table:number-columns-repeated="3"/>
          <table:table-cell office:value-type="string">
            <text:p>spacer</text:p>
          </table:table-cell>
          <table:table-cell table:style-name="ce12" office:value-type="string">
            <text:p>l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2" table:formula="of:=[PZP.A12]" office:value-type="float" office:value="12">
            <text:p>12</text:p>
          </table:table-cell>
          <table:table-cell table:style-name="ce2" table:formula="of:=[.A59]" office:value-type="float" office:value="12">
            <text:p>12</text:p>
          </table:table-cell>
          <table:table-cell table:style-name="ce10" table:formula="of:=[PZP.C12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12]" office:value-type="string" office:string-value="\_TRST\_">
            <text:p>\_TRST\_</text:p>
          </table:table-cell>
          <table:table-cell table:number-columns-repeated="249"/>
        </table:table-row>
        <table:table-row table:style-name="ro1">
          <table:table-cell table:style-name="ce2" table:formula="of:=[PZP.A67]" office:value-type="float" office:value="67">
            <text:p>67</text:p>
          </table:table-cell>
          <table:table-cell table:style-name="ce2" table:formula="of:=[.A60]" office:value-type="float" office:value="67">
            <text:p>67</text:p>
          </table:table-cell>
          <table:table-cell table:style-name="ce10" table:formula="of:=[PZP.C67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67]" office:value-type="string" office:string-value="TCLK">
            <text:p>TCLK</text:p>
          </table:table-cell>
          <table:table-cell table:number-columns-repeated="249"/>
        </table:table-row>
        <table:table-row table:style-name="ro1">
          <table:table-cell table:style-name="ce2" table:formula="of:=[PZP.A70]" office:value-type="float" office:value="70">
            <text:p>70</text:p>
          </table:table-cell>
          <table:table-cell table:style-name="ce2" table:formula="of:=[.A61]" office:value-type="float" office:value="70">
            <text:p>70</text:p>
          </table:table-cell>
          <table:table-cell table:style-name="ce10" table:formula="of:=[PZP.C70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70]" office:value-type="string" office:string-value="TDO">
            <text:p>TDO</text:p>
          </table:table-cell>
          <table:table-cell table:number-columns-repeated="249"/>
        </table:table-row>
        <table:table-row table:style-name="ro1">
          <table:table-cell table:style-name="ce2" table:formula="of:=[PZP.A71]" office:value-type="float" office:value="71">
            <text:p>71</text:p>
          </table:table-cell>
          <table:table-cell table:style-name="ce2" table:formula="of:=[.A62]" office:value-type="float" office:value="71">
            <text:p>71</text:p>
          </table:table-cell>
          <table:table-cell table:style-name="ce10" table:formula="of:=[PZP.C71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71]" office:value-type="string" office:string-value="TDI">
            <text:p>TDI</text:p>
          </table:table-cell>
          <table:table-cell table:number-columns-repeated="249"/>
        </table:table-row>
        <table:table-row table:style-name="ro1">
          <table:table-cell table:style-name="ce2" table:formula="of:=[PZP.A72]" office:value-type="float" office:value="72">
            <text:p>72</text:p>
          </table:table-cell>
          <table:table-cell table:style-name="ce2" table:formula="of:=[.A63]" office:value-type="float" office:value="72">
            <text:p>72</text:p>
          </table:table-cell>
          <table:table-cell table:style-name="ce10" table:formula="of:=[PZP.C72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72]" office:value-type="string" office:string-value="TMS">
            <text:p>TMS</text:p>
          </table:table-cell>
          <table:table-cell table:number-columns-repeated="249"/>
        </table:table-row>
        <table:table-row table:style-name="ro1">
          <table:table-cell table:style-name="ce2" table:number-columns-repeated="3"/>
          <table:table-cell office:value-type="string">
            <text:p>spacer</text:p>
          </table:table-cell>
          <table:table-cell table:style-name="ce12" office:value-type="string">
            <text:p>l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2" table:number-columns-repeated="3"/>
          <table:table-cell office:value-type="string">
            <text:p>spacer</text:p>
          </table:table-cell>
          <table:table-cell table:style-name="ce12" office:value-type="string">
            <text:p>l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2" table:formula="of:=[PZP.A51]" office:value-type="float" office:value="51">
            <text:p>51</text:p>
          </table:table-cell>
          <table:table-cell table:style-name="ce2" table:formula="of:=[.A66]" office:value-type="float" office:value="51">
            <text:p>51</text:p>
          </table:table-cell>
          <table:table-cell table:style-name="ce10" table:formula="of:=[PZP.C51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51]" office:value-type="string" office:string-value="XCLKOUT">
            <text:p>XCLKOUT</text:p>
          </table:table-cell>
          <table:table-cell table:number-columns-repeated="249"/>
        </table:table-row>
        <table:table-row table:style-name="ro1">
          <table:table-cell table:style-name="ce2" table:formula="of:=[PZP.A64]" office:value-type="float" office:value="64">
            <text:p>64</text:p>
          </table:table-cell>
          <table:table-cell table:style-name="ce2" table:formula="of:=[.A67]" office:value-type="float" office:value="64">
            <text:p>64</text:p>
          </table:table-cell>
          <table:table-cell table:style-name="ce10" table:formula="of:=[PZP.C64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64]" office:value-type="string" office:string-value="XCLKIN">
            <text:p>XCLKIN</text:p>
          </table:table-cell>
          <table:table-cell table:number-columns-repeated="249"/>
        </table:table-row>
        <table:table-row table:style-name="ro1">
          <table:table-cell table:style-name="ce2" table:number-columns-repeated="3"/>
          <table:table-cell office:value-type="string">
            <text:p>spacer</text:p>
          </table:table-cell>
          <table:table-cell table:style-name="ce12" office:value-type="string">
            <text:p>l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2" table:number-columns-repeated="3"/>
          <table:table-cell office:value-type="string">
            <text:p>spacer</text:p>
          </table:table-cell>
          <table:table-cell table:style-name="ce12" office:value-type="string">
            <text:p>l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2" table:formula="of:=[PZP.A59]" office:value-type="float" office:value="59">
            <text:p>59</text:p>
          </table:table-cell>
          <table:table-cell table:style-name="ce2" table:formula="of:=[.A70]" office:value-type="float" office:value="59">
            <text:p>59</text:p>
          </table:table-cell>
          <table:table-cell table:style-name="ce2" table:formula="of:=[PZP.C59]" office:value-type="string" office:string-value="out">
            <text:p>out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59]" office:value-type="string" office:string-value="X2">
            <text:p>X2</text:p>
          </table:table-cell>
          <table:table-cell table:number-columns-repeated="249"/>
        </table:table-row>
        <table:table-row table:style-name="ro1">
          <table:table-cell table:style-name="ce2" table:number-columns-repeated="3"/>
          <table:table-cell office:value-type="string">
            <text:p>spacer</text:p>
          </table:table-cell>
          <table:table-cell table:style-name="ce12" office:value-type="string">
            <text:p>l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2" table:number-columns-repeated="3"/>
          <table:table-cell office:value-type="string">
            <text:p>spacer</text:p>
          </table:table-cell>
          <table:table-cell table:style-name="ce12" office:value-type="string">
            <text:p>l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2" table:number-columns-repeated="3"/>
          <table:table-cell office:value-type="string">
            <text:p>spacer</text:p>
          </table:table-cell>
          <table:table-cell table:style-name="ce12" office:value-type="string">
            <text:p>l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2" table:number-columns-repeated="3"/>
          <table:table-cell office:value-type="string">
            <text:p>spacer</text:p>
          </table:table-cell>
          <table:table-cell table:style-name="ce12" office:value-type="string">
            <text:p>l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2" table:formula="of:=[PZP.A60]" office:value-type="float" office:value="60">
            <text:p>60</text:p>
          </table:table-cell>
          <table:table-cell table:style-name="ce2" table:formula="of:=[.A75]" office:value-type="float" office:value="60">
            <text:p>60</text:p>
          </table:table-cell>
          <table:table-cell table:style-name="ce2" table:formula="of:=[PZP.C60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60]" office:value-type="string" office:string-value="X1">
            <text:p>X1</text:p>
          </table:table-cell>
          <table:table-cell table:number-columns-repeated="249"/>
        </table:table-row>
        <table:table-row table:style-name="ro1">
          <table:table-cell table:style-name="ce2" table:number-columns-repeated="3"/>
          <table:table-cell office:value-type="string">
            <text:p>spacer</text:p>
          </table:table-cell>
          <table:table-cell table:style-name="ce12" office:value-type="string">
            <text:p>l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2" table:number-columns-repeated="3"/>
          <table:table-cell office:value-type="string">
            <text:p>spacer</text:p>
          </table:table-cell>
          <table:table-cell table:style-name="ce12" office:value-type="string">
            <text:p>l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2" table:formula="of:=[PZP.A45]" office:value-type="float" office:value="45">
            <text:p>45</text:p>
          </table:table-cell>
          <table:table-cell table:style-name="ce2" table:formula="of:=[.A78]" office:value-type="float" office:value="45">
            <text:p>45</text:p>
          </table:table-cell>
          <table:table-cell table:style-name="ce2" table:formula="of:=[PZP.C45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45]" office:value-type="string" office:string-value="TEST2">
            <text:p>TEST2</text:p>
          </table:table-cell>
          <table:table-cell table:number-columns-repeated="249"/>
        </table:table-row>
        <table:table-row table:style-name="ro1">
          <table:table-cell table:style-name="ce2" table:number-columns-repeated="3"/>
          <table:table-cell office:value-type="string">
            <text:p>spacer</text:p>
          </table:table-cell>
          <table:table-cell table:style-name="ce12" office:value-type="string">
            <text:p>l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2" table:formula="of:=[PZP.A11]" office:value-type="float" office:value="11">
            <text:p>11</text:p>
          </table:table-cell>
          <table:table-cell table:style-name="ce2" table:formula="of:=[.A80]" office:value-type="float" office:value="11">
            <text:p>11</text:p>
          </table:table-cell>
          <table:table-cell table:style-name="ce2" table:formula="of:=[PZP.C11]" office:value-type="string" office:string-value="oc">
            <text:p>oc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11]" office:value-type="string" office:string-value="\_XRS\_">
            <text:p>\_XRS\_</text:p>
          </table:table-cell>
          <table:table-cell table:number-columns-repeated="249"/>
        </table:table-row>
        <table:table-row table:style-name="ro1">
          <table:table-cell table:style-name="ce2" table:number-columns-repeated="3"/>
          <table:table-cell office:value-type="string">
            <text:p>spacer</text:p>
          </table:table-cell>
          <table:table-cell table:style-name="ce12" office:value-type="string">
            <text:p>l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2" table:formula="of:=[PZP.A90]" office:value-type="float" office:value="90">
            <text:p>90</text:p>
          </table:table-cell>
          <table:table-cell table:style-name="ce2" table:formula="of:=[.A82]" office:value-type="float" office:value="90">
            <text:p>90</text:p>
          </table:table-cell>
          <table:table-cell table:style-name="ce2" table:formula="of:=[PZP.C90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90]" office:value-type="string" office:string-value="\_VREGENZ\_">
            <text:p>\_VREGENZ\_</text:p>
          </table:table-cell>
          <table:table-cell table:number-columns-repeated="249"/>
        </table:table-row>
        <table:table-row table:style-name="ro1">
          <table:table-cell table:style-name="ce2" table:number-columns-repeated="3"/>
          <table:table-cell office:value-type="string">
            <text:p>spacer</text:p>
          </table:table-cell>
          <table:table-cell table:style-name="ce12" office:value-type="string">
            <text:p>l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2" table:formula="of:=[PZP.A36]" office:value-type="float" office:value="36">
            <text:p>36</text:p>
          </table:table-cell>
          <table:table-cell table:style-name="ce2" table:formula="of:=[.A84]" office:value-type="float" office:value="36">
            <text:p>36</text:p>
          </table:table-cell>
          <table:table-cell table:style-name="ce2" table:formula="of:=[PZP.C92]" office:value-type="string" office:string-value="pwr">
            <text:p>pwr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36]" office:value-type="string" office:string-value="VSS">
            <text:p>VSS</text:p>
          </table:table-cell>
          <table:table-cell table:number-columns-repeated="249"/>
        </table:table-row>
        <table:table-row table:style-name="ro1">
          <table:table-cell table:style-name="ce2" table:formula="of:=[PZP.A47]" office:value-type="float" office:value="47">
            <text:p>47</text:p>
          </table:table-cell>
          <table:table-cell table:style-name="ce2" table:formula="of:=[.A85]" office:value-type="float" office:value="47">
            <text:p>47</text:p>
          </table:table-cell>
          <table:table-cell table:style-name="ce2" table:formula="of:=[PZP.C47]" office:value-type="string" office:string-value="pwr">
            <text:p>pwr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47]" office:value-type="string" office:string-value="VSS">
            <text:p>VSS</text:p>
          </table:table-cell>
          <table:table-cell table:number-columns-repeated="249"/>
        </table:table-row>
        <table:table-row table:style-name="ro1">
          <table:table-cell table:style-name="ce2" table:formula="of:=[PZP.A62]" office:value-type="float" office:value="62">
            <text:p>62</text:p>
          </table:table-cell>
          <table:table-cell table:style-name="ce2" table:formula="of:=[.A86]" office:value-type="float" office:value="62">
            <text:p>62</text:p>
          </table:table-cell>
          <table:table-cell table:style-name="ce2" table:formula="of:=[PZP.C62]" office:value-type="string" office:string-value="pwr">
            <text:p>pwr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62]" office:value-type="string" office:string-value="VSS">
            <text:p>VSS</text:p>
          </table:table-cell>
          <table:table-cell table:number-columns-repeated="249"/>
        </table:table-row>
        <table:table-row table:style-name="ro1">
          <table:table-cell table:style-name="ce2" table:formula="of:=[PZP.A80]" office:value-type="float" office:value="80">
            <text:p>80</text:p>
          </table:table-cell>
          <table:table-cell table:style-name="ce2" table:formula="of:=[.A87]" office:value-type="float" office:value="80">
            <text:p>80</text:p>
          </table:table-cell>
          <table:table-cell table:style-name="ce2" table:formula="of:=[PZP.C80]" office:value-type="string" office:string-value="pwr">
            <text:p>pwr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80]" office:value-type="string" office:string-value="VSS">
            <text:p>VSS</text:p>
          </table:table-cell>
          <table:table-cell table:number-columns-repeated="249"/>
        </table:table-row>
        <table:table-row table:style-name="ro1">
          <table:table-cell table:style-name="ce2" table:formula="of:=[PZP.A92]" office:value-type="float" office:value="92">
            <text:p>92</text:p>
          </table:table-cell>
          <table:table-cell table:style-name="ce2" table:formula="of:=[.A88]" office:value-type="float" office:value="92">
            <text:p>92</text:p>
          </table:table-cell>
          <table:table-cell table:style-name="ce2" table:formula="of:=[PZP.C92]" office:value-type="string" office:string-value="pwr">
            <text:p>pwr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92]" office:value-type="string" office:string-value="VSS">
            <text:p>VSS</text:p>
          </table:table-cell>
          <table:table-cell table:number-columns-repeated="249"/>
        </table:table-row>
        <table:table-row table:style-name="ro1">
          <table:table-cell table:style-name="ce2" table:number-columns-repeated="3"/>
          <table:table-cell office:value-type="string">
            <text:p>spacer</text:p>
          </table:table-cell>
          <table:table-cell table:style-name="ce12" office:value-type="string">
            <text:p>l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6" table:formula="of:=[PZP.A26]" office:value-type="float" office:value="26">
            <text:p>26</text:p>
          </table:table-cell>
          <table:table-cell table:style-name="ce6" table:formula="of:=[.A90]" office:value-type="float" office:value="26">
            <text:p>26</text:p>
          </table:table-cell>
          <table:table-cell table:style-name="ce6" table:formula="of:=[PZP.C26]" office:value-type="string" office:string-value="pwr">
            <text:p>pwr</text:p>
          </table:table-cell>
          <table:table-cell table:style-name="ce11" office:value-type="string">
            <text:p>line</text:p>
          </table:table-cell>
          <table:table-cell table:style-name="ce13" office:value-type="string">
            <text:p>l</text:p>
          </table:table-cell>
          <table:table-cell table:style-name="ce11"/>
          <table:table-cell table:style-name="ce6" table:formula="of:=[PZP.B26]" office:value-type="string" office:string-value="VSSA">
            <text:p>VSSA</text:p>
          </table:table-cell>
          <table:table-cell table:number-columns-repeated="249"/>
        </table:table-row>
        <table:table-row table:style-name="ro1">
          <table:table-cell table:style-name="ce2" table:formula="of:=[PZP.A46]" office:value-type="float" office:value="46">
            <text:p>46</text:p>
          </table:table-cell>
          <table:table-cell table:style-name="ce2" table:formula="of:=[.A91]" office:value-type="float" office:value="46">
            <text:p>46</text:p>
          </table:table-cell>
          <table:table-cell table:style-name="ce2" table:formula="of:=[PZP.C46]" office:value-type="string" office:string-value="pwr">
            <text:p>pwr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46]" office:value-type="string" office:string-value="VDD3VFL">
            <text:p>VDD3VFL</text:p>
          </table:table-cell>
          <table:table-cell table:number-columns-repeated="249"/>
        </table:table-row>
        <table:table-row table:style-name="ro1">
          <table:table-cell table:style-name="ce2" table:number-columns-repeated="3"/>
          <table:table-cell office:value-type="string">
            <text:p>spacer</text:p>
          </table:table-cell>
          <table:table-cell table:style-name="ce12" office:value-type="string">
            <text:p>r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2" table:formula="of:=[PZP.A25]" office:value-type="float" office:value="25">
            <text:p>25</text:p>
          </table:table-cell>
          <table:table-cell table:style-name="ce2" table:formula="of:=[.A93]" office:value-type="float" office:value="25">
            <text:p>25</text:p>
          </table:table-cell>
          <table:table-cell table:style-name="ce2" table:formula="of:=[PZP.C25]" office:value-type="string" office:string-value="pwr">
            <text:p>pwr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25]" office:value-type="string" office:string-value="VDDA">
            <text:p>VDDA</text:p>
          </table:table-cell>
          <table:table-cell table:number-columns-repeated="249"/>
        </table:table-row>
        <table:table-row table:style-name="ro1">
          <table:table-cell table:style-name="ce2" table:number-columns-repeated="3"/>
          <table:table-cell office:value-type="string">
            <text:p>spacer</text:p>
          </table:table-cell>
          <table:table-cell table:style-name="ce12" office:value-type="string">
            <text:p>r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2" table:formula="of:=[PZP.A3]" office:value-type="float" office:value="3">
            <text:p>3</text:p>
          </table:table-cell>
          <table:table-cell table:style-name="ce2" table:formula="of:=[.A95]" office:value-type="float" office:value="3">
            <text:p>3</text:p>
          </table:table-cell>
          <table:table-cell table:style-name="ce2" table:formula="of:=[PZP.C3]" office:value-type="string" office:string-value="pwr">
            <text:p>pwr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3]" office:value-type="string" office:string-value="VDD">
            <text:p>VDD</text:p>
          </table:table-cell>
          <table:table-cell table:number-columns-repeated="249"/>
        </table:table-row>
        <table:table-row table:style-name="ro1">
          <table:table-cell table:style-name="ce2" table:formula="of:=[PZP.A14]" office:value-type="float" office:value="14">
            <text:p>14</text:p>
          </table:table-cell>
          <table:table-cell table:style-name="ce2" table:formula="of:=[.A96]" office:value-type="float" office:value="14">
            <text:p>14</text:p>
          </table:table-cell>
          <table:table-cell table:style-name="ce2" table:formula="of:=[PZP.C14]" office:value-type="string" office:string-value="pwr">
            <text:p>pwr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14]" office:value-type="string" office:string-value="VDD">
            <text:p>VDD</text:p>
          </table:table-cell>
          <table:table-cell table:number-columns-repeated="249"/>
        </table:table-row>
        <table:table-row table:style-name="ro1">
          <table:table-cell table:style-name="ce2" table:formula="of:=[PZP.A37]" office:value-type="float" office:value="37">
            <text:p>37</text:p>
          </table:table-cell>
          <table:table-cell table:style-name="ce2" table:formula="of:=[.A97]" office:value-type="float" office:value="37">
            <text:p>37</text:p>
          </table:table-cell>
          <table:table-cell table:style-name="ce2" table:formula="of:=[PZP.C37]" office:value-type="string" office:string-value="pwr">
            <text:p>pwr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37]" office:value-type="string" office:string-value="VDD">
            <text:p>VDD</text:p>
          </table:table-cell>
          <table:table-cell table:number-columns-repeated="249"/>
        </table:table-row>
        <table:table-row table:style-name="ro1">
          <table:table-cell table:style-name="ce2" table:formula="of:=[PZP.A63]" office:value-type="float" office:value="63">
            <text:p>63</text:p>
          </table:table-cell>
          <table:table-cell table:style-name="ce2" table:formula="of:=[.A98]" office:value-type="float" office:value="63">
            <text:p>63</text:p>
          </table:table-cell>
          <table:table-cell table:style-name="ce2" table:formula="of:=[PZP.C63]" office:value-type="string" office:string-value="pwr">
            <text:p>pwr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63]" office:value-type="string" office:string-value="VDD">
            <text:p>VDD</text:p>
          </table:table-cell>
          <table:table-cell table:number-columns-repeated="249"/>
        </table:table-row>
        <table:table-row table:style-name="ro1">
          <table:table-cell table:style-name="ce2" table:formula="of:=[PZP.A81]" office:value-type="float" office:value="81">
            <text:p>81</text:p>
          </table:table-cell>
          <table:table-cell table:style-name="ce2" table:formula="of:=[.A99]" office:value-type="float" office:value="81">
            <text:p>81</text:p>
          </table:table-cell>
          <table:table-cell table:style-name="ce2" table:formula="of:=[PZP.C81]" office:value-type="string" office:string-value="pwr">
            <text:p>pwr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81]" office:value-type="string" office:string-value="VDD">
            <text:p>VDD</text:p>
          </table:table-cell>
          <table:table-cell table:number-columns-repeated="249"/>
        </table:table-row>
        <table:table-row table:style-name="ro1">
          <table:table-cell table:style-name="ce2" table:formula="of:=[PZP.A91]" office:value-type="float" office:value="91">
            <text:p>91</text:p>
          </table:table-cell>
          <table:table-cell table:style-name="ce2" table:formula="of:=[.A100]" office:value-type="float" office:value="91">
            <text:p>91</text:p>
          </table:table-cell>
          <table:table-cell table:style-name="ce2" table:formula="of:=[PZP.C91]" office:value-type="string" office:string-value="pwr">
            <text:p>pwr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91]" office:value-type="string" office:string-value="VDD">
            <text:p>VDD</text:p>
          </table:table-cell>
          <table:table-cell table:number-columns-repeated="249"/>
        </table:table-row>
        <table:table-row table:style-name="ro1">
          <table:table-cell table:style-name="ce2" table:number-columns-repeated="3"/>
          <table:table-cell office:value-type="string">
            <text:p>spacer</text:p>
          </table:table-cell>
          <table:table-cell table:style-name="ce12" office:value-type="string">
            <text:p>r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2" table:formula="of:=[PZP.A5]" office:value-type="float" office:value="5">
            <text:p>5</text:p>
          </table:table-cell>
          <table:table-cell table:style-name="ce2" table:formula="of:=[.A102]" office:value-type="float" office:value="5">
            <text:p>5</text:p>
          </table:table-cell>
          <table:table-cell table:style-name="ce2" table:formula="of:=[PZP.C5]" office:value-type="string" office:string-value="pwr">
            <text:p>pwr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5]" office:value-type="string" office:string-value="VDDIO">
            <text:p>VDDIO</text:p>
          </table:table-cell>
          <table:table-cell table:number-columns-repeated="249"/>
        </table:table-row>
        <table:table-row table:style-name="ro1">
          <table:table-cell table:style-name="ce2" table:formula="of:=[PZP.A13]" office:value-type="float" office:value="13">
            <text:p>13</text:p>
          </table:table-cell>
          <table:table-cell table:style-name="ce2" table:formula="of:=[.A103]" office:value-type="float" office:value="13">
            <text:p>13</text:p>
          </table:table-cell>
          <table:table-cell table:style-name="ce2" table:formula="of:=[PZP.C13]" office:value-type="string" office:string-value="pwr">
            <text:p>pwr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13]" office:value-type="string" office:string-value="VDDIO">
            <text:p>VDDIO</text:p>
          </table:table-cell>
          <table:table-cell table:number-columns-repeated="249"/>
        </table:table-row>
        <table:table-row table:style-name="ro1">
          <table:table-cell table:style-name="ce2" table:formula="of:=[PZP.A38]" office:value-type="float" office:value="38">
            <text:p>38</text:p>
          </table:table-cell>
          <table:table-cell table:style-name="ce2" table:formula="of:=[.A104]" office:value-type="float" office:value="38">
            <text:p>38</text:p>
          </table:table-cell>
          <table:table-cell table:style-name="ce2" table:formula="of:=[PZP.C38]" office:value-type="string" office:string-value="pwr">
            <text:p>pwr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38]" office:value-type="string" office:string-value="VDDIO">
            <text:p>VDDIO</text:p>
          </table:table-cell>
          <table:table-cell table:number-columns-repeated="249"/>
        </table:table-row>
        <table:table-row table:style-name="ro1">
          <table:table-cell table:style-name="ce2" table:formula="of:=[PZP.A61]" office:value-type="float" office:value="61">
            <text:p>61</text:p>
          </table:table-cell>
          <table:table-cell table:style-name="ce2" table:formula="of:=[.A105]" office:value-type="float" office:value="61">
            <text:p>61</text:p>
          </table:table-cell>
          <table:table-cell table:style-name="ce2" table:formula="of:=[PZP.C61]" office:value-type="string" office:string-value="pwr">
            <text:p>pwr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61]" office:value-type="string" office:string-value="VDDIO">
            <text:p>VDDIO</text:p>
          </table:table-cell>
          <table:table-cell table:number-columns-repeated="249"/>
        </table:table-row>
        <table:table-row table:style-name="ro1">
          <table:table-cell table:style-name="ce2" table:formula="of:=[PZP.A79]" office:value-type="float" office:value="79">
            <text:p>79</text:p>
          </table:table-cell>
          <table:table-cell table:style-name="ce2" table:formula="of:=[.A106]" office:value-type="float" office:value="79">
            <text:p>79</text:p>
          </table:table-cell>
          <table:table-cell table:style-name="ce2" table:formula="of:=[PZP.C79]" office:value-type="string" office:string-value="pwr">
            <text:p>pwr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79]" office:value-type="string" office:string-value="VDDIO">
            <text:p>VDDIO</text:p>
          </table:table-cell>
          <table:table-cell table:number-columns-repeated="249"/>
        </table:table-row>
        <table:table-row table:style-name="ro1">
          <table:table-cell table:style-name="ce2" table:formula="of:=[PZP.A93]" office:value-type="float" office:value="93">
            <text:p>93</text:p>
          </table:table-cell>
          <table:table-cell table:style-name="ce2" table:formula="of:=[.A107]" office:value-type="float" office:value="93">
            <text:p>93</text:p>
          </table:table-cell>
          <table:table-cell table:style-name="ce2" table:formula="of:=[PZP.C93]" office:value-type="string" office:string-value="pwr">
            <text:p>pwr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93]" office:value-type="string" office:string-value="VDDIO">
            <text:p>VDDIO</text:p>
          </table:table-cell>
          <table:table-cell table:number-columns-repeated="249"/>
        </table:table-row>
        <table:table-row table:style-name="ro1">
          <table:table-cell table:style-name="ce2" table:number-columns-repeated="3"/>
          <table:table-cell office:value-type="string">
            <text:p>spacer</text:p>
          </table:table-cell>
          <table:table-cell table:style-name="ce12" office:value-type="string">
            <text:p>r</text:p>
          </table:table-cell>
          <table:table-cell/>
          <table:table-cell table:style-name="ce2"/>
          <table:table-cell table:number-columns-repeated="249"/>
        </table:table-row>
        <table:table-row table:style-name="ro1" table:number-rows-repeated="65416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PZPower.$A$1" table:expression="#REF!"/>
          <table:named-expression table:name="Sheet_Title" table:base-cell-address="$PZPower.$A$1" table:expression="&quot;Power&quot;"/>
        </table:named-expressions>
      </table:table>
      <table:table table:name="GPIO" table:style-name="ta2">
        <office:forms form:automatic-focus="false" form:apply-design-mode="false"/>
        <table:table-column table:style-name="co1" table:default-cell-style-name="ce15"/>
        <table:table-column table:style-name="co2" table:number-columns-repeated="5" table:default-cell-style-name="ce15"/>
        <table:table-column table:style-name="co5" table:default-cell-style-name="ce15"/>
        <table:table-column table:style-name="co4" table:number-columns-repeated="249" table:default-cell-style-name="ce15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2" table:number-columns-repeated="6"/>
          <table:table-cell table:number-columns-repeated="250"/>
        </table:table-row>
        <table:table-row table:style-name="ro2">
          <table:table-cell table:style-name="ce3" office:value-type="string">
            <text:p>[options]</text:p>
          </table:table-cell>
          <table:table-cell table:style-name="ce7" table:number-columns-repeated="5"/>
          <table:table-cell table:style-name="ce19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 "PB1 (CLK)". That's useful for micro controller port labels</text:p>
          </table:table-cell>
          <table:table-cell table:style-name="ce1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 this is useful for large symbols like FPGAs with more than 100 pins</text:p>
          </table:table-cell>
          <table:table-cell table:style-name="ce1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 useful for address ports, busses, ...</text:p>
          </table:table-cell>
          <table:table-cell table:style-name="ce1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8400</text:p>
          </table:table-cell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string">
            <text:p>300</text:p>
          </table:table-cell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string">
            <text:p>300</text:p>
          </table:table-cell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2" table:number-columns-repeated="6"/>
          <table:table-cell table:number-columns-repeated="250"/>
        </table:table-row>
        <table:table-row table:style-name="ro2">
          <table:table-cell table:style-name="ce3" office:value-type="string">
            <text:p>[geda_attr]</text:p>
          </table:table-cell>
          <table:table-cell table:style-name="ce7" table:number-columns-repeated="5"/>
          <table:table-cell table:style-name="ce19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150204 1</text:p>
          </table:table-cell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TMS320F28069PZP</text:p>
          </table:table-cell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TMS320F28069PZP</text:p>
          </table:table-cell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4" office:value-type="string">
            <text:p>footprint</text:p>
          </table:table-cell>
          <table:table-cell table:style-name="ce8" office:value-type="string">
            <text:p>TQFP-100</text:p>
          </table:table-cell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Piccolo Microcontroller, 90MHz</text:p>
          </table:table-cell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 office:value-type="string">
            <text:p>http://www.ti.com/product/TMS320F28075/</text:p>
          </table:table-cell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AutoTron</text:p>
          </table:table-cell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 office:value-type="string">
            <text:p>GPL3</text:p>
          </table:table-cell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 office:value-type="string">
            <text:p>unlimited</text:p>
          </table:table-cell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20"/>
          <table:table-cell table:number-columns-repeated="249"/>
        </table:table-row>
        <table:table-row table:style-name="ro1">
          <table:table-cell table:style-name="ce2" table:number-columns-repeated="6"/>
          <table:table-cell table:number-columns-repeated="250"/>
        </table:table-row>
        <table:table-row table:style-name="ro2">
          <table:table-cell table:style-name="ce3" office:value-type="string">
            <text:p>[pins]</text:p>
          </table:table-cell>
          <table:table-cell table:style-name="ce7" table:number-columns-repeated="5"/>
          <table:table-cell table:style-name="ce19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spacer,none). none if only want to add a net</text:p>
          </table:table-cell>
          <table:table-cell table:style-name="ce1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.</text:p>
          </table:table-cell>
          <table:table-cell table:style-name="ce1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8"/>
          <table:table-cell table:number-columns-repeated="249"/>
        </table:table-row>
        <table:table-row table:style-name="ro3">
          <table:table-cell table:style-name="ce5" office:value-type="string">
            <text:p>#pinnr</text:p>
          </table:table-cell>
          <table:table-cell table:style-name="ce5" office:value-type="string">
            <text:p>seq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style</text:p>
          </table:table-cell>
          <table:table-cell table:style-name="ce5" office:value-type="string">
            <text:p>posit.</text:p>
          </table:table-cell>
          <table:table-cell table:style-name="ce5" office:value-type="string">
            <text:p>net</text:p>
          </table:table-cell>
          <table:table-cell table:style-name="ce21" office:value-type="string">
            <text:p>label</text:p>
          </table:table-cell>
          <table:table-cell table:number-columns-repeated="249"/>
        </table:table-row>
        <table:table-row table:style-name="ro1">
          <table:table-cell table:style-name="ce2" table:formula="of:=[PZP.A39]" office:value-type="float" office:value="39">
            <text:p>39</text:p>
          </table:table-cell>
          <table:table-cell table:style-name="ce2" table:formula="of:=[.A58]" office:value-type="float" office:value="39">
            <text:p>39</text:p>
          </table:table-cell>
          <table:table-cell table:style-name="ce10" table:formula="of:=[PZP.C1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39]" office:value-type="string" office:string-value="GPIO25/ECAP2/EQEP2B/SPISOMIB">
            <text:p>GPIO25/ECAP2/EQEP2B/SPISOMIB</text:p>
          </table:table-cell>
          <table:table-cell table:number-columns-repeated="249"/>
        </table:table-row>
        <table:table-row table:style-name="ro1">
          <table:table-cell table:style-name="ce2" table:formula="of:=[PZP.A78]" office:value-type="float" office:value="78">
            <text:p>78</text:p>
          </table:table-cell>
          <table:table-cell table:style-name="ce2" table:formula="of:=[.A59]" office:value-type="float" office:value="78">
            <text:p>78</text:p>
          </table:table-cell>
          <table:table-cell table:style-name="ce10" table:formula="of:=[PZP.C7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78]" office:value-type="string" office:string-value="GPIO26/ECAP3/EQEP2I/SPICLKB/USB0DP">
            <text:p>GPIO26/ECAP3/EQEP2I/SPICLKB/USB0DP</text:p>
          </table:table-cell>
          <table:table-cell table:number-columns-repeated="249"/>
        </table:table-row>
        <table:table-row table:style-name="ro1">
          <table:table-cell table:style-name="ce2" table:formula="of:=[PZP.A77]" office:value-type="float" office:value="77">
            <text:p>77</text:p>
          </table:table-cell>
          <table:table-cell table:style-name="ce2" table:formula="of:=[.A60]" office:value-type="float" office:value="77">
            <text:p>77</text:p>
          </table:table-cell>
          <table:table-cell table:style-name="ce10" table:formula="of:=[PZP.C21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77]" office:value-type="string" office:string-value="GPIO27/HRCAP2/EQEP2S/\_SPISTEB\_/SDAA/USB0DM">
            <text:p>GPIO27/HRCAP2/EQEP2S/\_SPISTEB\_/SDAA/USB0DM</text:p>
          </table:table-cell>
          <table:table-cell table:number-columns-repeated="249"/>
        </table:table-row>
        <table:table-row table:style-name="ro1">
          <table:table-cell table:style-name="ce2" table:number-columns-repeated="2"/>
          <table:table-cell table:style-name="ce10"/>
          <table:table-cell office:value-type="string">
            <text:p>spacer</text:p>
          </table:table-cell>
          <table:table-cell table:style-name="ce12" office:value-type="string">
            <text:p>l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2" table:formula="of:=[PZP.A50]" office:value-type="float" office:value="50">
            <text:p>50</text:p>
          </table:table-cell>
          <table:table-cell table:style-name="ce2" table:formula="of:=[.A62]" office:value-type="float" office:value="50">
            <text:p>50</text:p>
          </table:table-cell>
          <table:table-cell table:style-name="ce10" table:formula="of:=[PZP.C50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50]" office:value-type="string" office:string-value="GPIO28/SCIRXDA/SDAA/\_TZ2\_">
            <text:p>GPIO28/SCIRXDA/SDAA/\_TZ2\_</text:p>
          </table:table-cell>
          <table:table-cell table:number-columns-repeated="249"/>
        </table:table-row>
        <table:table-row table:style-name="ro1">
          <table:table-cell table:style-name="ce2" table:formula="of:=[PZP.A43]" office:value-type="float" office:value="43">
            <text:p>43</text:p>
          </table:table-cell>
          <table:table-cell table:style-name="ce2" table:formula="of:=[.A63]" office:value-type="float" office:value="43">
            <text:p>43</text:p>
          </table:table-cell>
          <table:table-cell table:style-name="ce10" table:formula="of:=[PZP.C43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43]" office:value-type="string" office:string-value="GPIO29/SCITXDA/SCLA/\_TZ3\_">
            <text:p>GPIO29/SCITXDA/SCLA/\_TZ3\_</text:p>
          </table:table-cell>
          <table:table-cell table:number-columns-repeated="249"/>
        </table:table-row>
        <table:table-row table:style-name="ro1">
          <table:table-cell table:style-name="ce2" table:formula="of:=[PZP.A88]" office:value-type="float" office:value="88">
            <text:p>88</text:p>
          </table:table-cell>
          <table:table-cell table:style-name="ce2" table:formula="of:=[.A64]" office:value-type="float" office:value="88">
            <text:p>88</text:p>
          </table:table-cell>
          <table:table-cell table:style-name="ce10" table:formula="of:=[PZP.C8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88]" office:value-type="string" office:string-value="GPIO15/ECAP2/SCIRXDB/\_SPISTEB\_">
            <text:p>GPIO15/ECAP2/SCIRXDB/\_SPISTEB\_</text:p>
          </table:table-cell>
          <table:table-cell table:number-columns-repeated="249"/>
        </table:table-row>
        <table:table-row table:style-name="ro1">
          <table:table-cell table:style-name="ce2" table:formula="of:=[PZP.A94]" office:value-type="float" office:value="94">
            <text:p>94</text:p>
          </table:table-cell>
          <table:table-cell table:style-name="ce2" table:formula="of:=[.A65]" office:value-type="float" office:value="94">
            <text:p>94</text:p>
          </table:table-cell>
          <table:table-cell table:style-name="ce10" table:formula="of:=[PZP.C94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94]" office:value-type="string" office:string-value="GPIO58/MCLKRA/SCITXDB/EPWM7A">
            <text:p>GPIO58/MCLKRA/SCITXDB/EPWM7A</text:p>
          </table:table-cell>
          <table:table-cell table:number-columns-repeated="249"/>
        </table:table-row>
        <table:table-row table:style-name="ro1">
          <table:table-cell table:style-name="ce2" table:number-columns-repeated="2"/>
          <table:table-cell table:style-name="ce10"/>
          <table:table-cell office:value-type="string">
            <text:p>spacer</text:p>
          </table:table-cell>
          <table:table-cell table:style-name="ce12" office:value-type="string">
            <text:p>l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2" table:formula="of:=[PZP.A41]" office:value-type="float" office:value="41">
            <text:p>41</text:p>
          </table:table-cell>
          <table:table-cell table:style-name="ce2" table:formula="of:=[.A67]" office:value-type="float" office:value="41">
            <text:p>41</text:p>
          </table:table-cell>
          <table:table-cell table:style-name="ce10" table:formula="of:=[PZP.C41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41]" office:value-type="string" office:string-value="GPIO30/EPWM7A/CANRXA/CANRXA">
            <text:p>GPIO30/EPWM7A/CANRXA/CANRXA</text:p>
          </table:table-cell>
          <table:table-cell table:number-columns-repeated="249"/>
        </table:table-row>
        <table:table-row table:style-name="ro1">
          <table:table-cell table:style-name="ce2" table:formula="of:=[PZP.A40]" office:value-type="float" office:value="40">
            <text:p>40</text:p>
          </table:table-cell>
          <table:table-cell table:style-name="ce2" table:formula="of:=[.A68]" office:value-type="float" office:value="40">
            <text:p>40</text:p>
          </table:table-cell>
          <table:table-cell table:style-name="ce10" table:formula="of:=[PZP.C40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40]" office:value-type="string" office:string-value="GPIO31/EPWM8A/CANTXA/EQEP2S">
            <text:p>GPIO31/EPWM8A/CANTXA/EQEP2S</text:p>
          </table:table-cell>
          <table:table-cell table:number-columns-repeated="249"/>
        </table:table-row>
        <table:table-row table:style-name="ro1">
          <table:table-cell table:style-name="ce2" table:number-columns-repeated="2"/>
          <table:table-cell table:style-name="ce10"/>
          <table:table-cell office:value-type="string">
            <text:p>spacer</text:p>
          </table:table-cell>
          <table:table-cell table:style-name="ce12" office:value-type="string">
            <text:p>l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2" table:formula="of:=[PZP.A99]" office:value-type="float" office:value="99">
            <text:p>99</text:p>
          </table:table-cell>
          <table:table-cell table:style-name="ce2" table:formula="of:=[.A70]" office:value-type="float" office:value="99">
            <text:p>99</text:p>
          </table:table-cell>
          <table:table-cell table:style-name="ce10" table:formula="of:=[PZP.C9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99]" office:value-type="string" office:string-value="GPIO32/SDAA/EPWMSYNCI/\_ADCSOCBO\_">
            <text:p>GPIO32/SDAA/EPWMSYNCI/\_ADCSOCBO\_</text:p>
          </table:table-cell>
          <table:table-cell table:number-columns-repeated="249"/>
        </table:table-row>
        <table:table-row table:style-name="ro1">
          <table:table-cell table:style-name="ce2" table:formula="of:=[PZP.A100]" office:value-type="float" office:value="100">
            <text:p>100</text:p>
          </table:table-cell>
          <table:table-cell table:style-name="ce2" table:formula="of:=[.A71]" office:value-type="float" office:value="100">
            <text:p>100</text:p>
          </table:table-cell>
          <table:table-cell table:style-name="ce10" table:formula="of:=[PZP.C100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100]" office:value-type="string" office:string-value="GPIO33/SCLA/EPWMSYNCO/\_ADCSOCBO\_">
            <text:p>GPIO33/SCLA/EPWMSYNCO/\_ADCSOCBO\_</text:p>
          </table:table-cell>
          <table:table-cell table:number-columns-repeated="249"/>
        </table:table-row>
        <table:table-row table:style-name="ro1">
          <table:table-cell table:style-name="ce2" table:number-columns-repeated="2"/>
          <table:table-cell table:style-name="ce10"/>
          <table:table-cell office:value-type="string">
            <text:p>spacer</text:p>
          </table:table-cell>
          <table:table-cell table:style-name="ce12" office:value-type="string">
            <text:p>l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2" table:formula="of:=[PZP.A24]" office:value-type="float" office:value="24">
            <text:p>24</text:p>
          </table:table-cell>
          <table:table-cell table:style-name="ce2" table:formula="of:=[.A73]" office:value-type="float" office:value="24">
            <text:p>24</text:p>
          </table:table-cell>
          <table:table-cell table:style-name="ce10" table:formula="of:=[PZP.C24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24]" office:value-type="string" office:string-value="VREFHI">
            <text:p>VREFHI</text:p>
          </table:table-cell>
          <table:table-cell table:number-columns-repeated="249"/>
        </table:table-row>
        <table:table-row table:style-name="ro1">
          <table:table-cell table:style-name="ce2" table:number-columns-repeated="2"/>
          <table:table-cell table:style-name="ce10"/>
          <table:table-cell office:value-type="string">
            <text:p>spacer</text:p>
          </table:table-cell>
          <table:table-cell table:style-name="ce12" office:value-type="string">
            <text:p>l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2" table:formula="of:=[PZP.A16]" office:value-type="float" office:value="16">
            <text:p>16</text:p>
          </table:table-cell>
          <table:table-cell table:style-name="ce2" table:formula="of:=[.A75]" office:value-type="float" office:value="16">
            <text:p>16</text:p>
          </table:table-cell>
          <table:table-cell table:style-name="ce10" table:formula="of:=[PZP.C16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16]" office:value-type="string" office:string-value="ADCINA7">
            <text:p>ADCINA7</text:p>
          </table:table-cell>
          <table:table-cell table:number-columns-repeated="249"/>
        </table:table-row>
        <table:table-row table:style-name="ro1">
          <table:table-cell table:style-name="ce2" table:formula="of:=[PZP.A17]" office:value-type="float" office:value="17">
            <text:p>17</text:p>
          </table:table-cell>
          <table:table-cell table:style-name="ce2" table:formula="of:=[.A76]" office:value-type="float" office:value="17">
            <text:p>17</text:p>
          </table:table-cell>
          <table:table-cell table:style-name="ce10" table:formula="of:=[PZP.C17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17]" office:value-type="string" office:string-value="ADCINA6/COMP3A/AIO6">
            <text:p>ADCINA6/COMP3A/AIO6</text:p>
          </table:table-cell>
          <table:table-cell table:number-columns-repeated="249"/>
        </table:table-row>
        <table:table-row table:style-name="ro1">
          <table:table-cell table:style-name="ce2" table:formula="of:=[PZP.A18]" office:value-type="float" office:value="18">
            <text:p>18</text:p>
          </table:table-cell>
          <table:table-cell table:style-name="ce2" table:formula="of:=[.A77]" office:value-type="float" office:value="18">
            <text:p>18</text:p>
          </table:table-cell>
          <table:table-cell table:style-name="ce10" table:formula="of:=[PZP.C18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18]" office:value-type="string" office:string-value="ADCINA5">
            <text:p>ADCINA5</text:p>
          </table:table-cell>
          <table:table-cell table:number-columns-repeated="249"/>
        </table:table-row>
        <table:table-row table:style-name="ro1">
          <table:table-cell table:style-name="ce2" table:formula="of:=[PZP.A19]" office:value-type="float" office:value="19">
            <text:p>19</text:p>
          </table:table-cell>
          <table:table-cell table:style-name="ce2" table:formula="of:=[.A78]" office:value-type="float" office:value="19">
            <text:p>19</text:p>
          </table:table-cell>
          <table:table-cell table:style-name="ce10" table:formula="of:=[PZP.C1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19]" office:value-type="string" office:string-value="ADCINA4/COMP2A/AIO4">
            <text:p>ADCINA4/COMP2A/AIO4</text:p>
          </table:table-cell>
          <table:table-cell table:number-columns-repeated="249"/>
        </table:table-row>
        <table:table-row table:style-name="ro1">
          <table:table-cell table:style-name="ce2" table:formula="of:=[PZP.A20]" office:value-type="float" office:value="20">
            <text:p>20</text:p>
          </table:table-cell>
          <table:table-cell table:style-name="ce2" table:formula="of:=[.A79]" office:value-type="float" office:value="20">
            <text:p>20</text:p>
          </table:table-cell>
          <table:table-cell table:style-name="ce10" table:formula="of:=[PZP.C20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20]" office:value-type="string" office:string-value="ADCINA3">
            <text:p>ADCINA3</text:p>
          </table:table-cell>
          <table:table-cell table:number-columns-repeated="249"/>
        </table:table-row>
        <table:table-row table:style-name="ro1">
          <table:table-cell table:style-name="ce2" table:formula="of:=[PZP.A21]" office:value-type="float" office:value="21">
            <text:p>21</text:p>
          </table:table-cell>
          <table:table-cell table:style-name="ce2" table:formula="of:=[.A80]" office:value-type="float" office:value="21">
            <text:p>21</text:p>
          </table:table-cell>
          <table:table-cell table:style-name="ce10" table:formula="of:=[PZP.C21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21]" office:value-type="string" office:string-value="ADCINA2/COMP1A/AIO2">
            <text:p>ADCINA2/COMP1A/AIO2</text:p>
          </table:table-cell>
          <table:table-cell table:number-columns-repeated="249"/>
        </table:table-row>
        <table:table-row table:style-name="ro1">
          <table:table-cell table:style-name="ce2" table:formula="of:=[PZP.A22]" office:value-type="float" office:value="22">
            <text:p>22</text:p>
          </table:table-cell>
          <table:table-cell table:style-name="ce2" table:formula="of:=[.A81]" office:value-type="float" office:value="22">
            <text:p>22</text:p>
          </table:table-cell>
          <table:table-cell table:style-name="ce10" table:formula="of:=[PZP.C22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22]" office:value-type="string" office:string-value="ADCINA1">
            <text:p>ADCINA1</text:p>
          </table:table-cell>
          <table:table-cell table:number-columns-repeated="249"/>
        </table:table-row>
        <table:table-row table:style-name="ro1">
          <table:table-cell table:style-name="ce2" table:formula="of:=[PZP.A23]" office:value-type="float" office:value="23">
            <text:p>23</text:p>
          </table:table-cell>
          <table:table-cell table:style-name="ce2" table:formula="of:=[.A82]" office:value-type="float" office:value="23">
            <text:p>23</text:p>
          </table:table-cell>
          <table:table-cell table:style-name="ce10" table:formula="of:=[PZP.C23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23]" office:value-type="string" office:string-value="ADCINA0">
            <text:p>ADCINA0</text:p>
          </table:table-cell>
          <table:table-cell table:number-columns-repeated="249"/>
        </table:table-row>
        <table:table-row table:style-name="ro1">
          <table:table-cell table:style-name="ce2" table:number-columns-repeated="2"/>
          <table:table-cell table:style-name="ce10"/>
          <table:table-cell office:value-type="string">
            <text:p>spacer</text:p>
          </table:table-cell>
          <table:table-cell table:style-name="ce12" office:value-type="string">
            <text:p>l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2" table:formula="of:=[PZP.A35]" office:value-type="float" office:value="35">
            <text:p>35</text:p>
          </table:table-cell>
          <table:table-cell table:style-name="ce2" table:formula="of:=[.A84]" office:value-type="float" office:value="35">
            <text:p>35</text:p>
          </table:table-cell>
          <table:table-cell table:style-name="ce10" table:formula="of:=[PZP.C35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35]" office:value-type="string" office:string-value="ADCINB7">
            <text:p>ADCINB7</text:p>
          </table:table-cell>
          <table:table-cell table:number-columns-repeated="249"/>
        </table:table-row>
        <table:table-row table:style-name="ro1">
          <table:table-cell table:style-name="ce14" table:formula="of:=[PZP.A34]" office:value-type="float" office:value="34">
            <text:p>34</text:p>
          </table:table-cell>
          <table:table-cell table:style-name="ce2" table:formula="of:=[.A85]" office:value-type="float" office:value="34">
            <text:p>34</text:p>
          </table:table-cell>
          <table:table-cell table:style-name="ce16" table:formula="of:=[PZP.C34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14" table:formula="of:=[PZP.B34]" office:value-type="string" office:string-value="ADCINB6/COMP3B/AIO14">
            <text:p>ADCINB6/COMP3B/AIO14</text:p>
          </table:table-cell>
          <table:table-cell table:number-columns-repeated="249"/>
        </table:table-row>
        <table:table-row table:style-name="ro1">
          <table:table-cell table:style-name="ce2" table:formula="of:=[PZP.A33]" office:value-type="float" office:value="33">
            <text:p>33</text:p>
          </table:table-cell>
          <table:table-cell table:style-name="ce2" table:formula="of:=[.A86]" office:value-type="float" office:value="33">
            <text:p>33</text:p>
          </table:table-cell>
          <table:table-cell table:style-name="ce10" table:formula="of:=[PZP.C33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33]" office:value-type="string" office:string-value="ADCINB5">
            <text:p>ADCINB5</text:p>
          </table:table-cell>
          <table:table-cell table:number-columns-repeated="249"/>
        </table:table-row>
        <table:table-row table:style-name="ro1">
          <table:table-cell table:style-name="ce14" table:formula="of:=[PZP.A32]" office:value-type="float" office:value="32">
            <text:p>32</text:p>
          </table:table-cell>
          <table:table-cell table:style-name="ce2" table:formula="of:=[.A87]" office:value-type="float" office:value="32">
            <text:p>32</text:p>
          </table:table-cell>
          <table:table-cell table:style-name="ce16" table:formula="of:=[PZP.C32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14" table:formula="of:=[PZP.B32]" office:value-type="string" office:string-value="ADCINB4/COMP2B/AIO12">
            <text:p>ADCINB4/COMP2B/AIO12</text:p>
          </table:table-cell>
          <table:table-cell table:number-columns-repeated="249"/>
        </table:table-row>
        <table:table-row table:style-name="ro1">
          <table:table-cell table:style-name="ce2" table:formula="of:=[PZP.A31]" office:value-type="float" office:value="31">
            <text:p>31</text:p>
          </table:table-cell>
          <table:table-cell table:style-name="ce2" table:formula="of:=[.A88]" office:value-type="float" office:value="31">
            <text:p>31</text:p>
          </table:table-cell>
          <table:table-cell table:style-name="ce10" table:formula="of:=[PZP.C31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31]" office:value-type="string" office:string-value="ADCINB3">
            <text:p>ADCINB3</text:p>
          </table:table-cell>
          <table:table-cell table:number-columns-repeated="249"/>
        </table:table-row>
        <table:table-row table:style-name="ro1">
          <table:table-cell table:style-name="ce14" table:formula="of:=[PZP.A30]" office:value-type="float" office:value="30">
            <text:p>30</text:p>
          </table:table-cell>
          <table:table-cell table:style-name="ce2" table:formula="of:=[.A89]" office:value-type="float" office:value="30">
            <text:p>30</text:p>
          </table:table-cell>
          <table:table-cell table:style-name="ce16" table:formula="of:=[PZP.C30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14" table:formula="of:=[PZP.B30]" office:value-type="string" office:string-value="ADCINB2/COMP1B/AIO10">
            <text:p>ADCINB2/COMP1B/AIO10</text:p>
          </table:table-cell>
          <table:table-cell table:number-columns-repeated="249"/>
        </table:table-row>
        <table:table-row table:style-name="ro1">
          <table:table-cell table:style-name="ce14" table:formula="of:=[PZP.A29]" office:value-type="float" office:value="29">
            <text:p>29</text:p>
          </table:table-cell>
          <table:table-cell table:style-name="ce2" table:formula="of:=[.A90]" office:value-type="float" office:value="29">
            <text:p>29</text:p>
          </table:table-cell>
          <table:table-cell table:style-name="ce16" table:formula="of:=[PZP.C29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14" table:formula="of:=[PZP.B29]" office:value-type="string" office:string-value="ADCINB1">
            <text:p>ADCINB1</text:p>
          </table:table-cell>
          <table:table-cell table:number-columns-repeated="249"/>
        </table:table-row>
        <table:table-row table:style-name="ro1">
          <table:table-cell table:style-name="ce14" table:formula="of:=[PZP.A28]" office:value-type="float" office:value="28">
            <text:p>28</text:p>
          </table:table-cell>
          <table:table-cell table:style-name="ce2" table:formula="of:=[.A91]" office:value-type="float" office:value="28">
            <text:p>28</text:p>
          </table:table-cell>
          <table:table-cell table:style-name="ce16" table:formula="of:=[PZP.C28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14" table:formula="of:=[PZP.B28]" office:value-type="string" office:string-value="ADCINB0">
            <text:p>ADCINB0</text:p>
          </table:table-cell>
          <table:table-cell table:number-columns-repeated="249"/>
        </table:table-row>
        <table:table-row table:style-name="ro1">
          <table:table-cell table:style-name="ce2" table:number-columns-repeated="2"/>
          <table:table-cell table:style-name="ce10"/>
          <table:table-cell office:value-type="string">
            <text:p>spacer</text:p>
          </table:table-cell>
          <table:table-cell table:style-name="ce12" office:value-type="string">
            <text:p>l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2" table:formula="of:=[PZP.A27]" office:value-type="float" office:value="27">
            <text:p>27</text:p>
          </table:table-cell>
          <table:table-cell table:style-name="ce2" table:formula="of:=[.A93]" office:value-type="float" office:value="27">
            <text:p>27</text:p>
          </table:table-cell>
          <table:table-cell table:style-name="ce10" table:formula="of:=[PZP.C27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27]" office:value-type="string" office:string-value="VREFLO">
            <text:p>VREFLO</text:p>
          </table:table-cell>
          <table:table-cell table:number-columns-repeated="249"/>
        </table:table-row>
        <table:table-row table:style-name="ro1">
          <table:table-cell table:style-name="ce2" table:number-columns-repeated="2"/>
          <table:table-cell table:style-name="ce10"/>
          <table:table-cell office:value-type="string">
            <text:p>spacer</text:p>
          </table:table-cell>
          <table:table-cell table:style-name="ce12" office:value-type="string">
            <text:p>l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14" table:formula="of:=[PZP.A89]" office:value-type="float" office:value="89">
            <text:p>89</text:p>
          </table:table-cell>
          <table:table-cell table:style-name="ce2" table:formula="of:=[.A95]" office:value-type="float" office:value="89">
            <text:p>89</text:p>
          </table:table-cell>
          <table:table-cell table:style-name="ce16" table:formula="of:=[PZP.C8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14" table:formula="of:=[PZP.B89]" office:value-type="string" office:string-value="GPIO57/\_SPISTEA\_/EQEP2S/HRCAP4">
            <text:p>GPIO57/\_SPISTEA\_/EQEP2S/HRCAP4</text:p>
          </table:table-cell>
          <table:table-cell table:number-columns-repeated="249"/>
        </table:table-row>
        <table:table-row table:style-name="ro1">
          <table:table-cell table:style-name="ce14" table:formula="of:=[PZP.A69]" office:value-type="float" office:value="69">
            <text:p>69</text:p>
          </table:table-cell>
          <table:table-cell table:style-name="ce2" table:formula="of:=[.A96]" office:value-type="float" office:value="69">
            <text:p>69</text:p>
          </table:table-cell>
          <table:table-cell table:style-name="ce16" table:formula="of:=[PZP.C6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14" table:formula="of:=[PZP.B69]" office:value-type="string" office:string-value="GPIO54/SPISIMOA/EQEP2A/HRCAP1">
            <text:p>GPIO54/SPISIMOA/EQEP2A/HRCAP1</text:p>
          </table:table-cell>
          <table:table-cell table:number-columns-repeated="249"/>
        </table:table-row>
        <table:table-row table:style-name="ro1">
          <table:table-cell table:style-name="ce14" table:formula="of:=[PZP.A75]" office:value-type="float" office:value="75">
            <text:p>75</text:p>
          </table:table-cell>
          <table:table-cell table:style-name="ce2" table:formula="of:=[.A97]" office:value-type="float" office:value="75">
            <text:p>75</text:p>
          </table:table-cell>
          <table:table-cell table:style-name="ce16" table:formula="of:=[PZP.C75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14" table:formula="of:=[PZP.B75]" office:value-type="string" office:string-value="GPIO55/SPISOMIA/EQEP2B/HRCAP2">
            <text:p>GPIO55/SPISOMIA/EQEP2B/HRCAP2</text:p>
          </table:table-cell>
          <table:table-cell table:number-columns-repeated="249"/>
        </table:table-row>
        <table:table-row table:style-name="ro1">
          <table:table-cell table:style-name="ce2" table:formula="of:=[PZP.A85]" office:value-type="float" office:value="85">
            <text:p>85</text:p>
          </table:table-cell>
          <table:table-cell table:style-name="ce2" table:formula="of:=[.A98]" office:value-type="float" office:value="85">
            <text:p>85</text:p>
          </table:table-cell>
          <table:table-cell table:style-name="ce10" table:formula="of:=[PZP.C85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l</text:p>
          </table:table-cell>
          <table:table-cell/>
          <table:table-cell table:style-name="ce2" table:formula="of:=[PZP.B85]" office:value-type="string" office:string-value="GPIO56/SPICLKA/EQEP2I/HRCAP3">
            <text:p>GPIO56/SPICLKA/EQEP2I/HRCAP3</text:p>
          </table:table-cell>
          <table:table-cell table:number-columns-repeated="249"/>
        </table:table-row>
        <table:table-row table:style-name="ro1">
          <table:table-cell table:style-name="ce2" table:formula="of:=[PZP.A44]" office:value-type="float" office:value="44">
            <text:p>44</text:p>
          </table:table-cell>
          <table:table-cell table:style-name="ce2" table:formula="of:=[.A99]" office:value-type="float" office:value="44">
            <text:p>44</text:p>
          </table:table-cell>
          <table:table-cell table:style-name="ce10" table:formula="of:=[PZP.C44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44]" office:value-type="string" office:string-value="GPIO12/\_TZ1\_/SCITXDA/SPISIMOB">
            <text:p>GPIO12/\_TZ1\_/SCITXDA/SPISIMOB</text:p>
          </table:table-cell>
          <table:table-cell table:number-columns-repeated="249"/>
        </table:table-row>
        <table:table-row table:style-name="ro1">
          <table:table-cell table:style-name="ce2" table:formula="of:=[PZP.A95]" office:value-type="float" office:value="95">
            <text:p>95</text:p>
          </table:table-cell>
          <table:table-cell table:style-name="ce2" table:formula="of:=[.A100]" office:value-type="float" office:value="95">
            <text:p>95</text:p>
          </table:table-cell>
          <table:table-cell table:style-name="ce10" table:formula="of:=[PZP.C95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95]" office:value-type="string" office:string-value="GPIO13/\_TZ2\_/SPISOMIB">
            <text:p>GPIO13/\_TZ2\_/SPISOMIB</text:p>
          </table:table-cell>
          <table:table-cell table:number-columns-repeated="249"/>
        </table:table-row>
        <table:table-row table:style-name="ro1">
          <table:table-cell table:style-name="ce2" table:formula="of:=[PZP.A96]" office:value-type="float" office:value="96">
            <text:p>96</text:p>
          </table:table-cell>
          <table:table-cell table:style-name="ce2" table:formula="of:=[.A101]" office:value-type="float" office:value="96">
            <text:p>96</text:p>
          </table:table-cell>
          <table:table-cell table:style-name="ce10" table:formula="of:=[PZP.C96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96]" office:value-type="string" office:string-value="GPIO14/\_TZ3\_/SCITXDB/SPICLKB">
            <text:p>GPIO14/\_TZ3\_/SCITXDB/SPICLKB</text:p>
          </table:table-cell>
          <table:table-cell table:number-columns-repeated="249"/>
        </table:table-row>
        <table:table-row table:style-name="ro1">
          <table:table-cell/>
          <table:table-cell table:style-name="ce2"/>
          <table:table-cell table:style-name="ce17"/>
          <table:table-cell office:value-type="string">
            <text:p>spacer</text:p>
          </table:table-cell>
          <table:table-cell table:style-name="ce12" office:value-type="string">
            <text:p>r</text:p>
          </table:table-cell>
          <table:table-cell table:number-columns-repeated="251"/>
        </table:table-row>
        <table:table-row table:style-name="ro1">
          <table:table-cell table:style-name="ce2" table:formula="of:=[PZP.A6]" office:value-type="float" office:value="6">
            <text:p>6</text:p>
          </table:table-cell>
          <table:table-cell table:style-name="ce2" table:formula="of:=[.A103]" office:value-type="float" office:value="6">
            <text:p>6</text:p>
          </table:table-cell>
          <table:table-cell table:style-name="ce10" table:formula="of:=[PZP.C6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6]" office:value-type="string" office:string-value="GPIO20/EQEP1A/MDXA/COMP1OUT">
            <text:p>GPIO20/EQEP1A/MDXA/COMP1OUT</text:p>
          </table:table-cell>
          <table:table-cell table:number-columns-repeated="249"/>
        </table:table-row>
        <table:table-row table:style-name="ro1">
          <table:table-cell table:style-name="ce2" table:formula="of:=[PZP.A7]" office:value-type="float" office:value="7">
            <text:p>7</text:p>
          </table:table-cell>
          <table:table-cell table:style-name="ce2" table:formula="of:=[.A104]" office:value-type="float" office:value="7">
            <text:p>7</text:p>
          </table:table-cell>
          <table:table-cell table:style-name="ce10" table:formula="of:=[PZP.C7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7]" office:value-type="string" office:string-value="GPIO21/EQEP1B/MDRA/COMP2OUT">
            <text:p>GPIO21/EQEP1B/MDRA/COMP2OUT</text:p>
          </table:table-cell>
          <table:table-cell table:number-columns-repeated="249"/>
        </table:table-row>
        <table:table-row table:style-name="ro1">
          <table:table-cell table:style-name="ce2" table:formula="of:=[PZP.A2]" office:value-type="float" office:value="2">
            <text:p>2</text:p>
          </table:table-cell>
          <table:table-cell table:style-name="ce2" table:formula="of:=[.A105]" office:value-type="float" office:value="2">
            <text:p>2</text:p>
          </table:table-cell>
          <table:table-cell table:style-name="ce10" table:formula="of:=[PZP.C2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2]" office:value-type="string" office:string-value="GPIO23/EQEP1I/MFSXA/SCIRXDB">
            <text:p>GPIO23/EQEP1I/MFSXA/SCIRXDB</text:p>
          </table:table-cell>
          <table:table-cell table:number-columns-repeated="249"/>
        </table:table-row>
        <table:table-row table:style-name="ro1">
          <table:table-cell table:style-name="ce2" table:formula="of:=[PZP.A98]" office:value-type="float" office:value="98">
            <text:p>98</text:p>
          </table:table-cell>
          <table:table-cell table:style-name="ce2" table:formula="of:=[.A106]" office:value-type="float" office:value="98">
            <text:p>98</text:p>
          </table:table-cell>
          <table:table-cell table:style-name="ce10" table:formula="of:=[PZP.C9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98]" office:value-type="string" office:string-value="GPIO22/EQEP1S/MCLKXA/SCITXDB">
            <text:p>GPIO22/EQEP1S/MCLKXA/SCITXDB</text:p>
          </table:table-cell>
          <table:table-cell table:number-columns-repeated="249"/>
        </table:table-row>
        <table:table-row table:style-name="ro1">
          <table:table-cell/>
          <table:table-cell table:style-name="ce2"/>
          <table:table-cell table:style-name="ce17"/>
          <table:table-cell office:value-type="string">
            <text:p>spacer</text:p>
          </table:table-cell>
          <table:table-cell table:style-name="ce12" office:value-type="string">
            <text:p>r</text:p>
          </table:table-cell>
          <table:table-cell table:number-columns-repeated="251"/>
        </table:table-row>
        <table:table-row table:style-name="ro1">
          <table:table-cell table:style-name="ce2" table:formula="of:=[PZP.A55]" office:value-type="float" office:value="55">
            <text:p>55</text:p>
          </table:table-cell>
          <table:table-cell table:style-name="ce2" table:formula="of:=[.A108]" office:value-type="float" office:value="55">
            <text:p>55</text:p>
          </table:table-cell>
          <table:table-cell table:style-name="ce10" table:formula="of:=[PZP.C55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55]" office:value-type="string" office:string-value="GPIO16/SPISIMOA/\_TZ2\_">
            <text:p>GPIO16/SPISIMOA/\_TZ2\_</text:p>
          </table:table-cell>
          <table:table-cell table:number-columns-repeated="249"/>
        </table:table-row>
        <table:table-row table:style-name="ro1">
          <table:table-cell table:style-name="ce2" table:formula="of:=[PZP.A52]" office:value-type="float" office:value="52">
            <text:p>52</text:p>
          </table:table-cell>
          <table:table-cell table:style-name="ce2" table:formula="of:=[.A109]" office:value-type="float" office:value="52">
            <text:p>52</text:p>
          </table:table-cell>
          <table:table-cell table:style-name="ce10" table:formula="of:=[PZP.C52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52]" office:value-type="string" office:string-value="GPIO17/SPISOMIA/\_TZ3\_">
            <text:p>GPIO17/SPISOMIA/\_TZ3\_</text:p>
          </table:table-cell>
          <table:table-cell table:number-columns-repeated="249"/>
        </table:table-row>
        <table:table-row table:style-name="ro1">
          <table:table-cell/>
          <table:table-cell table:style-name="ce2"/>
          <table:table-cell table:style-name="ce17"/>
          <table:table-cell office:value-type="string">
            <text:p>spacer</text:p>
          </table:table-cell>
          <table:table-cell table:style-name="ce12" office:value-type="string">
            <text:p>r</text:p>
          </table:table-cell>
          <table:table-cell table:number-columns-repeated="251"/>
        </table:table-row>
        <table:table-row table:style-name="ro1">
          <table:table-cell table:style-name="ce2" table:formula="of:=[PZP.A68]" office:value-type="float" office:value="68">
            <text:p>68</text:p>
          </table:table-cell>
          <table:table-cell table:style-name="ce2" table:formula="of:=[.A111]" office:value-type="float" office:value="68">
            <text:p>68</text:p>
          </table:table-cell>
          <table:table-cell table:style-name="ce10" table:formula="of:=[PZP.C6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68]" office:value-type="string" office:string-value="GPIO34/COMP2OUT/COMP3OUT">
            <text:p>GPIO34/COMP2OUT/COMP3OUT</text:p>
          </table:table-cell>
          <table:table-cell table:number-columns-repeated="249"/>
        </table:table-row>
        <table:table-row table:style-name="ro1">
          <table:table-cell/>
          <table:table-cell table:style-name="ce2"/>
          <table:table-cell table:style-name="ce17"/>
          <table:table-cell office:value-type="string">
            <text:p>spacer</text:p>
          </table:table-cell>
          <table:table-cell table:style-name="ce12" office:value-type="string">
            <text:p>r</text:p>
          </table:table-cell>
          <table:table-cell table:number-columns-repeated="251"/>
        </table:table-row>
        <table:table-row table:style-name="ro1">
          <table:table-cell table:style-name="ce2" table:formula="of:=[PZP.A66]" office:value-type="float" office:value="66">
            <text:p>66</text:p>
          </table:table-cell>
          <table:table-cell table:style-name="ce2" table:formula="of:=[.A113]" office:value-type="float" office:value="66">
            <text:p>66</text:p>
          </table:table-cell>
          <table:table-cell table:style-name="ce10" table:formula="of:=[PZP.C66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66]" office:value-type="string" office:string-value="GPIO39">
            <text:p>GPIO39</text:p>
          </table:table-cell>
          <table:table-cell table:number-columns-repeated="249"/>
        </table:table-row>
        <table:table-row table:style-name="ro1">
          <table:table-cell/>
          <table:table-cell table:style-name="ce2"/>
          <table:table-cell table:style-name="ce17"/>
          <table:table-cell office:value-type="string">
            <text:p>spacer</text:p>
          </table:table-cell>
          <table:table-cell table:style-name="ce12" office:value-type="string">
            <text:p>r</text:p>
          </table:table-cell>
          <table:table-cell table:number-columns-repeated="251"/>
        </table:table-row>
        <table:table-row table:style-name="ro1">
          <table:table-cell table:style-name="ce2" table:formula="of:=[PZP.A56]" office:value-type="float" office:value="56">
            <text:p>56</text:p>
          </table:table-cell>
          <table:table-cell table:style-name="ce2" table:formula="of:=[.A115]" office:value-type="float" office:value="56">
            <text:p>56</text:p>
          </table:table-cell>
          <table:table-cell table:style-name="ce10" table:formula="of:=[PZP.C56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56]" office:value-type="string" office:string-value="GPIO44/MFSRA/SCIRXDB/EPWM7B">
            <text:p>GPIO44/MFSRA/SCIRXDB/EPWM7B</text:p>
          </table:table-cell>
          <table:table-cell table:number-columns-repeated="249"/>
        </table:table-row>
        <table:table-row table:style-name="ro1">
          <table:table-cell table:style-name="ce2" table:formula="of:=[PZP.A42]" office:value-type="float" office:value="42">
            <text:p>42</text:p>
          </table:table-cell>
          <table:table-cell table:style-name="ce2" table:formula="of:=[.A116]" office:value-type="float" office:value="42">
            <text:p>42</text:p>
          </table:table-cell>
          <table:table-cell table:style-name="ce10" table:formula="of:=[PZP.C42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42]" office:value-type="string" office:string-value="GPIO50/EQEP1A/MDXA/\_TZ1\_">
            <text:p>GPIO50/EQEP1A/MDXA/\_TZ1\_</text:p>
          </table:table-cell>
          <table:table-cell table:number-columns-repeated="249"/>
        </table:table-row>
        <table:table-row table:style-name="ro1">
          <table:table-cell table:style-name="ce2" table:formula="of:=[PZP.A48]" office:value-type="float" office:value="48">
            <text:p>48</text:p>
          </table:table-cell>
          <table:table-cell table:style-name="ce2" table:formula="of:=[.A117]" office:value-type="float" office:value="48">
            <text:p>48</text:p>
          </table:table-cell>
          <table:table-cell table:style-name="ce10" table:formula="of:=[PZP.C4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48]" office:value-type="string" office:string-value="GPIO51/EQEP1B/MDRA/\_TZ2\_">
            <text:p>GPIO51/EQEP1B/MDRA/\_TZ2\_</text:p>
          </table:table-cell>
          <table:table-cell table:number-columns-repeated="249"/>
        </table:table-row>
        <table:table-row table:style-name="ro1">
          <table:table-cell table:style-name="ce2" table:formula="of:=[PZP.A53]" office:value-type="float" office:value="53">
            <text:p>53</text:p>
          </table:table-cell>
          <table:table-cell table:style-name="ce2" table:formula="of:=[.A118]" office:value-type="float" office:value="53">
            <text:p>53</text:p>
          </table:table-cell>
          <table:table-cell table:style-name="ce10" table:formula="of:=[PZP.C53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53]" office:value-type="string" office:string-value="GPIO52/EQEP1S/MCLKXA/\_TZ3\_">
            <text:p>GPIO52/EQEP1S/MCLKXA/\_TZ3\_</text:p>
          </table:table-cell>
          <table:table-cell table:number-columns-repeated="249"/>
        </table:table-row>
        <table:table-row table:style-name="ro1">
          <table:table-cell table:style-name="ce2" table:formula="of:=[PZP.A65]" office:value-type="float" office:value="65">
            <text:p>65</text:p>
          </table:table-cell>
          <table:table-cell table:style-name="ce2" table:formula="of:=[.A119]" office:value-type="float" office:value="65">
            <text:p>65</text:p>
          </table:table-cell>
          <table:table-cell table:style-name="ce10" table:formula="of:=[PZP.C65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65]" office:value-type="string" office:string-value="GPIO53/EQEP1I/MFSXA">
            <text:p>GPIO53/EQEP1I/MFSXA</text:p>
          </table:table-cell>
          <table:table-cell table:number-columns-repeated="249"/>
        </table:table-row>
        <table:table-row table:style-name="ro1">
          <table:table-cell table:style-name="ce2" table:formula="of:=[PZP.A97]" office:value-type="float" office:value="97">
            <text:p>97</text:p>
          </table:table-cell>
          <table:table-cell table:style-name="ce2" table:formula="of:=[.A120]" office:value-type="float" office:value="97">
            <text:p>97</text:p>
          </table:table-cell>
          <table:table-cell table:style-name="ce10" table:formula="of:=[PZP.C97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97]" office:value-type="string" office:string-value="GPIO24/ECAP1/EQEP2A/SPISIMOB">
            <text:p>GPIO24/ECAP1/EQEP2A/SPISIMOB</text:p>
          </table:table-cell>
          <table:table-cell table:number-columns-repeated="249"/>
        </table:table-row>
        <table:table-row table:style-name="ro1">
          <table:table-cell/>
          <table:table-cell table:style-name="ce2"/>
          <table:table-cell/>
          <table:table-cell office:value-type="string">
            <text:p>spacer</text:p>
          </table:table-cell>
          <table:table-cell table:style-name="ce12" office:value-type="string">
            <text:p>r</text:p>
          </table:table-cell>
          <table:table-cell table:number-columns-repeated="251"/>
        </table:table-row>
        <table:table-row table:style-name="ro1">
          <table:table-cell table:style-name="ce2" table:formula="of:=[PZP.A87]" office:value-type="float" office:value="87">
            <text:p>87</text:p>
          </table:table-cell>
          <table:table-cell table:style-name="ce2" table:formula="of:=[.A122]" office:value-type="float" office:value="87">
            <text:p>87</text:p>
          </table:table-cell>
          <table:table-cell table:style-name="ce10" table:formula="of:=[PZP.C87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87]" office:value-type="string" office:string-value="GPIO0/EPWM1A">
            <text:p>GPIO0/EPWM1A</text:p>
          </table:table-cell>
          <table:table-cell table:number-columns-repeated="249"/>
        </table:table-row>
        <table:table-row table:style-name="ro1">
          <table:table-cell table:style-name="ce2" table:formula="of:=[PZP.A86]" office:value-type="float" office:value="86">
            <text:p>86</text:p>
          </table:table-cell>
          <table:table-cell table:style-name="ce2" table:formula="of:=[.A123]" office:value-type="float" office:value="86">
            <text:p>86</text:p>
          </table:table-cell>
          <table:table-cell table:style-name="ce10" table:formula="of:=[PZP.C86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86]" office:value-type="string" office:string-value="GPIO1/COMP1OUT/EPWM1B">
            <text:p>GPIO1/COMP1OUT/EPWM1B</text:p>
          </table:table-cell>
          <table:table-cell table:number-columns-repeated="249"/>
        </table:table-row>
        <table:table-row table:style-name="ro1">
          <table:table-cell table:style-name="ce2" table:formula="of:=[PZP.A84]" office:value-type="float" office:value="84">
            <text:p>84</text:p>
          </table:table-cell>
          <table:table-cell table:style-name="ce2" table:formula="of:=[.A124]" office:value-type="float" office:value="84">
            <text:p>84</text:p>
          </table:table-cell>
          <table:table-cell table:style-name="ce10" table:formula="of:=[PZP.C84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84]" office:value-type="string" office:string-value="GPIO2/EPWM2A">
            <text:p>GPIO2/EPWM2A</text:p>
          </table:table-cell>
          <table:table-cell table:number-columns-repeated="249"/>
        </table:table-row>
        <table:table-row table:style-name="ro1">
          <table:table-cell table:style-name="ce2" table:formula="of:=[PZP.A83]" office:value-type="float" office:value="83">
            <text:p>83</text:p>
          </table:table-cell>
          <table:table-cell table:style-name="ce2" table:formula="of:=[.A125]" office:value-type="float" office:value="83">
            <text:p>83</text:p>
          </table:table-cell>
          <table:table-cell table:style-name="ce10" table:formula="of:=[PZP.C83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83]" office:value-type="string" office:string-value="GPIO3/SPISOMIA/COMP2OUT/EPWM2B">
            <text:p>GPIO3/SPISOMIA/COMP2OUT/EPWM2B</text:p>
          </table:table-cell>
          <table:table-cell table:number-columns-repeated="249"/>
        </table:table-row>
        <table:table-row table:style-name="ro1">
          <table:table-cell table:style-name="ce2" table:formula="of:=[PZP.A9]" office:value-type="float" office:value="9">
            <text:p>9</text:p>
          </table:table-cell>
          <table:table-cell table:style-name="ce2" table:formula="of:=[.A126]" office:value-type="float" office:value="9">
            <text:p>9</text:p>
          </table:table-cell>
          <table:table-cell table:style-name="ce10" table:formula="of:=[PZP.C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9]" office:value-type="string" office:string-value="GPIO4/EPWM3A">
            <text:p>GPIO4/EPWM3A</text:p>
          </table:table-cell>
          <table:table-cell table:number-columns-repeated="249"/>
        </table:table-row>
        <table:table-row table:style-name="ro1">
          <table:table-cell table:style-name="ce2" table:formula="of:=[PZP.A10]" office:value-type="float" office:value="10">
            <text:p>10</text:p>
          </table:table-cell>
          <table:table-cell table:style-name="ce2" table:formula="of:=[.A127]" office:value-type="float" office:value="10">
            <text:p>10</text:p>
          </table:table-cell>
          <table:table-cell table:style-name="ce10" table:formula="of:=[PZP.C10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10]" office:value-type="string" office:string-value="GPIO5/SPISOMOA/ECAP1/EPWM3B">
            <text:p>GPIO5/SPISOMOA/ECAP1/EPWM3B</text:p>
          </table:table-cell>
          <table:table-cell table:number-columns-repeated="249"/>
        </table:table-row>
        <table:table-row table:style-name="ro1">
          <table:table-cell table:style-name="ce2" table:formula="of:=[PZP.A58]" office:value-type="float" office:value="58">
            <text:p>58</text:p>
          </table:table-cell>
          <table:table-cell table:style-name="ce2" table:formula="of:=[.A128]" office:value-type="float" office:value="58">
            <text:p>58</text:p>
          </table:table-cell>
          <table:table-cell table:style-name="ce10" table:formula="of:=[PZP.C5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58]" office:value-type="string" office:string-value="GPIO6/EPWMSYNCI/EPWMSYNCO/EPWM4A">
            <text:p>GPIO6/EPWMSYNCI/EPWMSYNCO/EPWM4A</text:p>
          </table:table-cell>
          <table:table-cell table:number-columns-repeated="249"/>
        </table:table-row>
        <table:table-row table:style-name="ro1">
          <table:table-cell table:style-name="ce2" table:formula="of:=[PZP.A57]" office:value-type="float" office:value="57">
            <text:p>57</text:p>
          </table:table-cell>
          <table:table-cell table:style-name="ce2" table:formula="of:=[.A129]" office:value-type="float" office:value="57">
            <text:p>57</text:p>
          </table:table-cell>
          <table:table-cell table:style-name="ce10" table:formula="of:=[PZP.C57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57]" office:value-type="string" office:string-value="GPIO7/SCIRXDA/ECAP2/EPWM4B">
            <text:p>GPIO7/SCIRXDA/ECAP2/EPWM4B</text:p>
          </table:table-cell>
          <table:table-cell table:number-columns-repeated="249"/>
        </table:table-row>
        <table:table-row table:style-name="ro1">
          <table:table-cell table:style-name="ce2" table:formula="of:=[PZP.A54]" office:value-type="float" office:value="54">
            <text:p>54</text:p>
          </table:table-cell>
          <table:table-cell table:style-name="ce2" table:formula="of:=[.A130]" office:value-type="float" office:value="54">
            <text:p>54</text:p>
          </table:table-cell>
          <table:table-cell table:style-name="ce10" table:formula="of:=[PZP.C54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54]" office:value-type="string" office:string-value="GPIO8/\_ADCSOCAO\_/EPWM5A">
            <text:p>GPIO8/\_ADCSOCAO\_/EPWM5A</text:p>
          </table:table-cell>
          <table:table-cell table:number-columns-repeated="249"/>
        </table:table-row>
        <table:table-row table:style-name="ro1">
          <table:table-cell table:style-name="ce2" table:formula="of:=[PZP.A49]" office:value-type="float" office:value="49">
            <text:p>49</text:p>
          </table:table-cell>
          <table:table-cell table:style-name="ce2" table:formula="of:=[.A131]" office:value-type="float" office:value="49">
            <text:p>49</text:p>
          </table:table-cell>
          <table:table-cell table:style-name="ce10" table:formula="of:=[PZP.C4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49]" office:value-type="string" office:string-value="GPIO9/SCITXDB/ECAP3/EPWM5B">
            <text:p>GPIO9/SCITXDB/ECAP3/EPWM5B</text:p>
          </table:table-cell>
          <table:table-cell table:number-columns-repeated="249"/>
        </table:table-row>
        <table:table-row table:style-name="ro1">
          <table:table-cell table:style-name="ce2" table:formula="of:=[PZP.A74]" office:value-type="float" office:value="74">
            <text:p>74</text:p>
          </table:table-cell>
          <table:table-cell table:style-name="ce2" table:formula="of:=[.A132]" office:value-type="float" office:value="74">
            <text:p>74</text:p>
          </table:table-cell>
          <table:table-cell table:style-name="ce10" table:formula="of:=[PZP.C74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74]" office:value-type="string" office:string-value="GPIO10/\_ADCSOCBO\_/EPWM6A">
            <text:p>GPIO10/\_ADCSOCBO\_/EPWM6A</text:p>
          </table:table-cell>
          <table:table-cell table:number-columns-repeated="249"/>
        </table:table-row>
        <table:table-row table:style-name="ro1">
          <table:table-cell table:style-name="ce2" table:formula="of:=[PZP.A73]" office:value-type="float" office:value="73">
            <text:p>73</text:p>
          </table:table-cell>
          <table:table-cell table:style-name="ce2" table:formula="of:=[.A133]" office:value-type="float" office:value="73">
            <text:p>73</text:p>
          </table:table-cell>
          <table:table-cell table:style-name="ce10" table:formula="of:=[PZP.C73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73]" office:value-type="string" office:string-value="GPIO11/SCIRXDB/ECAP1/EPWM6B">
            <text:p>GPIO11/SCIRXDB/ECAP1/EPWM6B</text:p>
          </table:table-cell>
          <table:table-cell table:number-columns-repeated="249"/>
        </table:table-row>
        <table:table-row table:style-name="ro1">
          <table:table-cell table:style-name="ce2" table:formula="of:=[PZP.A82]" office:value-type="float" office:value="82">
            <text:p>82</text:p>
          </table:table-cell>
          <table:table-cell table:style-name="ce2" table:formula="of:=[.A134]" office:value-type="float" office:value="82">
            <text:p>82</text:p>
          </table:table-cell>
          <table:table-cell table:style-name="ce10" table:formula="of:=[PZP.C82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82]" office:value-type="string" office:string-value="GPIO40/EPWM7A/SCITXDB">
            <text:p>GPIO40/EPWM7A/SCITXDB</text:p>
          </table:table-cell>
          <table:table-cell table:number-columns-repeated="249"/>
        </table:table-row>
        <table:table-row table:style-name="ro1">
          <table:table-cell table:style-name="ce2" table:formula="of:=[PZP.A76]" office:value-type="float" office:value="76">
            <text:p>76</text:p>
          </table:table-cell>
          <table:table-cell table:style-name="ce2" table:formula="of:=[.A135]" office:value-type="float" office:value="76">
            <text:p>76</text:p>
          </table:table-cell>
          <table:table-cell table:style-name="ce10" table:formula="of:=[PZP.C76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76]" office:value-type="string" office:string-value="GPIO41/EPWM7B/EPWM7B">
            <text:p>GPIO41/EPWM7B/EPWM7B</text:p>
          </table:table-cell>
          <table:table-cell table:number-columns-repeated="249"/>
        </table:table-row>
        <table:table-row table:style-name="ro1">
          <table:table-cell table:style-name="ce2" table:formula="of:=[PZP.A1]" office:value-type="float" office:value="1">
            <text:p>1</text:p>
          </table:table-cell>
          <table:table-cell table:style-name="ce2" table:formula="of:=[.A136]" office:value-type="float" office:value="1">
            <text:p>1</text:p>
          </table:table-cell>
          <table:table-cell table:style-name="ce10" table:formula="of:=[PZP.C1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1]" office:value-type="string" office:string-value="GPIO42/EPWM8A/\_TZ1\_/COMP1OUT">
            <text:p>GPIO42/EPWM8A/\_TZ1\_/COMP1OUT</text:p>
          </table:table-cell>
          <table:table-cell table:number-columns-repeated="249"/>
        </table:table-row>
        <table:table-row table:style-name="ro1">
          <table:table-cell table:style-name="ce2" table:formula="of:=[PZP.A8]" office:value-type="float" office:value="8">
            <text:p>8</text:p>
          </table:table-cell>
          <table:table-cell table:style-name="ce2" table:formula="of:=[.A137]" office:value-type="float" office:value="8">
            <text:p>8</text:p>
          </table:table-cell>
          <table:table-cell table:style-name="ce10" table:formula="of:=[PZP.C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" office:value-type="string">
            <text:p>r</text:p>
          </table:table-cell>
          <table:table-cell/>
          <table:table-cell table:style-name="ce2" table:formula="of:=[PZP.B8]" office:value-type="string" office:string-value="GPIO43/EPWM8B/\_TZ2\_/COMP2OUT">
            <text:p>GPIO43/EPWM8B/\_TZ2\_/COMP2OUT</text:p>
          </table:table-cell>
          <table:table-cell table:number-columns-repeated="249"/>
        </table:table-row>
        <table:table-row table:style-name="ro1" table:number-rows-repeated="65408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GPIO.$A$1" table:expression="#REF!"/>
          <table:named-expression table:name="Sheet_Title" table:base-cell-address="$GPIO.$A$1" table:expression="&quot;GPIO&quot;"/>
        </table:named-expressions>
      </table:table>
      <table:table table:name="PZP" table:style-name="ta3">
        <office:forms form:automatic-focus="false" form:apply-design-mode="false"/>
        <table:table-column table:style-name="co2" table:default-cell-style-name="ce22"/>
        <table:table-column table:style-name="co6" table:default-cell-style-name="ce30"/>
        <table:table-column table:style-name="co4" table:default-cell-style-name="ce22"/>
        <table:table-column table:style-name="co4" table:number-columns-repeated="238" table:default-cell-style-name="Default"/>
        <table:table-row table:style-name="ro1">
          <table:table-cell table:formula="of:=['28069'.B91]" office:value-type="float" office:value="1">
            <text:p>1</text:p>
          </table:table-cell>
          <table:table-cell table:formula="of:=['28069'.A91]" office:value-type="string" office:string-value="GPIO42/EPWM8A/\_TZ1\_/COMP1OUT">
            <text:p>GPIO42/EPWM8A/\_TZ1\_/COMP1OUT</text:p>
          </table:table-cell>
          <table:table-cell table:formula="of:=['28069'.D91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72]" office:value-type="float" office:value="2">
            <text:p>2</text:p>
          </table:table-cell>
          <table:table-cell table:formula="of:=['28069'.A72]" office:value-type="string" office:string-value="GPIO23/EQEP1I/MFSXA/SCIRXDB">
            <text:p>GPIO23/EQEP1I/MFSXA/SCIRXDB</text:p>
          </table:table-cell>
          <table:table-cell table:formula="of:=['28069'.D72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style-name="ce23" table:formula="of:=['28069'.B29]" office:value-type="float" office:value="3">
            <text:p>3</text:p>
          </table:table-cell>
          <table:table-cell table:style-name="ce31" table:formula="of:=['28069'.A29]" office:value-type="string" office:string-value="VDD">
            <text:p>VDD</text:p>
          </table:table-cell>
          <table:table-cell table:style-name="ce23" table:formula="of:=['28069'.D29]" office:value-type="string" office:string-value="pwr">
            <text:p>pwr</text:p>
          </table:table-cell>
          <table:table-cell table:number-columns-repeated="238"/>
        </table:table-row>
        <table:table-row table:style-name="ro1">
          <table:table-cell table:style-name="ce24" table:formula="of:=['28069'.B41]" office:value-type="float" office:value="4">
            <text:p>4</text:p>
          </table:table-cell>
          <table:table-cell table:style-name="ce32" table:formula="of:=['28069'.A41]" office:value-type="string" office:string-value="VSS">
            <text:p>VSS</text:p>
          </table:table-cell>
          <table:table-cell table:style-name="ce24" table:formula="of:=['28069'.D41]" office:value-type="string" office:string-value="pwr">
            <text:p>pwr</text:p>
          </table:table-cell>
          <table:table-cell table:number-columns-repeated="238"/>
        </table:table-row>
        <table:table-row table:style-name="ro1">
          <table:table-cell table:style-name="ce25" table:formula="of:=['28069'.B35]" office:value-type="float" office:value="5">
            <text:p>5</text:p>
          </table:table-cell>
          <table:table-cell table:style-name="ce33" table:formula="of:=['28069'.A35]" office:value-type="string" office:string-value="VDDIO">
            <text:p>VDDIO</text:p>
          </table:table-cell>
          <table:table-cell table:style-name="ce25" table:formula="of:=['28069'.D35]" office:value-type="string" office:string-value="pwr">
            <text:p>pwr</text:p>
          </table:table-cell>
          <table:table-cell table:number-columns-repeated="238"/>
        </table:table-row>
        <table:table-row table:style-name="ro1">
          <table:table-cell table:formula="of:=['28069'.B69]" office:value-type="float" office:value="6">
            <text:p>6</text:p>
          </table:table-cell>
          <table:table-cell table:formula="of:=['28069'.A69]" office:value-type="string" office:string-value="GPIO20/EQEP1A/MDXA/COMP1OUT">
            <text:p>GPIO20/EQEP1A/MDXA/COMP1OUT</text:p>
          </table:table-cell>
          <table:table-cell table:formula="of:=['28069'.D69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70]" office:value-type="float" office:value="7">
            <text:p>7</text:p>
          </table:table-cell>
          <table:table-cell table:formula="of:=['28069'.A70]" office:value-type="string" office:string-value="GPIO21/EQEP1B/MDRA/COMP2OUT">
            <text:p>GPIO21/EQEP1B/MDRA/COMP2OUT</text:p>
          </table:table-cell>
          <table:table-cell table:formula="of:=['28069'.D70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92]" office:value-type="float" office:value="8">
            <text:p>8</text:p>
          </table:table-cell>
          <table:table-cell table:formula="of:=['28069'.A92]" office:value-type="string" office:string-value="GPIO43/EPWM8B/\_TZ2\_/COMP2OUT">
            <text:p>GPIO43/EPWM8B/\_TZ2\_/COMP2OUT</text:p>
          </table:table-cell>
          <table:table-cell table:formula="of:=['28069'.D92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53]" office:value-type="float" office:value="9">
            <text:p>9</text:p>
          </table:table-cell>
          <table:table-cell table:formula="of:=['28069'.A53]" office:value-type="string" office:string-value="GPIO4/EPWM3A">
            <text:p>GPIO4/EPWM3A</text:p>
          </table:table-cell>
          <table:table-cell table:formula="of:=['28069'.D53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54]" office:value-type="float" office:value="10">
            <text:p>10</text:p>
          </table:table-cell>
          <table:table-cell table:formula="of:=['28069'.A54]" office:value-type="string" office:string-value="GPIO5/SPISOMOA/ECAP1/EPWM3B">
            <text:p>GPIO5/SPISOMOA/ECAP1/EPWM3B</text:p>
          </table:table-cell>
          <table:table-cell table:formula="of:=['28069'.D54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style-name="ce26" table:formula="of:=['28069'.B8]" office:value-type="float" office:value="11">
            <text:p>11</text:p>
          </table:table-cell>
          <table:table-cell table:style-name="ce34" table:formula="of:=['28069'.A8]" office:value-type="string" office:string-value="\_XRS\_">
            <text:p>\_XRS\_</text:p>
          </table:table-cell>
          <table:table-cell table:style-name="ce26" table:formula="of:=['28069'.D8]" office:value-type="string" office:string-value="oc">
            <text:p>oc</text:p>
          </table:table-cell>
          <table:table-cell table:number-columns-repeated="238"/>
        </table:table-row>
        <table:table-row table:style-name="ro1">
          <table:table-cell table:style-name="ce26" table:formula="of:=['28069'.B2]" office:value-type="float" office:value="12">
            <text:p>12</text:p>
          </table:table-cell>
          <table:table-cell table:style-name="ce34" table:formula="of:=['28069'.A2]" office:value-type="string" office:string-value="\_TRST\_">
            <text:p>\_TRST\_</text:p>
          </table:table-cell>
          <table:table-cell table:style-name="ce26" table:formula="of:=['28069'.D2]" office:value-type="string" office:string-value="in">
            <text:p>in</text:p>
          </table:table-cell>
          <table:table-cell table:number-columns-repeated="238"/>
        </table:table-row>
        <table:table-row table:style-name="ro1">
          <table:table-cell table:style-name="ce25" table:formula="of:=['28069'.B36]" office:value-type="float" office:value="13">
            <text:p>13</text:p>
          </table:table-cell>
          <table:table-cell table:style-name="ce33" table:formula="of:=['28069'.A36]" office:value-type="string" office:string-value="VDDIO">
            <text:p>VDDIO</text:p>
          </table:table-cell>
          <table:table-cell table:style-name="ce25" table:formula="of:=['28069'.D36]" office:value-type="string" office:string-value="pwr">
            <text:p>pwr</text:p>
          </table:table-cell>
          <table:table-cell table:number-columns-repeated="238"/>
        </table:table-row>
        <table:table-row table:style-name="ro1">
          <table:table-cell table:style-name="ce23" table:formula="of:=['28069'.B30]" office:value-type="float" office:value="14">
            <text:p>14</text:p>
          </table:table-cell>
          <table:table-cell table:style-name="ce31" table:formula="of:=['28069'.A30]" office:value-type="string" office:string-value="VDD">
            <text:p>VDD</text:p>
          </table:table-cell>
          <table:table-cell table:style-name="ce23" table:formula="of:=['28069'.D30]" office:value-type="string" office:string-value="pwr">
            <text:p>pwr</text:p>
          </table:table-cell>
          <table:table-cell table:number-columns-repeated="238"/>
        </table:table-row>
        <table:table-row table:style-name="ro1">
          <table:table-cell table:style-name="ce24" table:formula="of:=['28069'.B42]" office:value-type="float" office:value="15">
            <text:p>15</text:p>
          </table:table-cell>
          <table:table-cell table:style-name="ce32" table:formula="of:=['28069'.A42]" office:value-type="string" office:string-value="VSS">
            <text:p>VSS</text:p>
          </table:table-cell>
          <table:table-cell table:style-name="ce24" table:formula="of:=['28069'.D42]" office:value-type="string" office:string-value="pwr">
            <text:p>pwr</text:p>
          </table:table-cell>
          <table:table-cell table:number-columns-repeated="238"/>
        </table:table-row>
        <table:table-row table:style-name="ro1">
          <table:table-cell table:style-name="ce27" table:formula="of:=['28069'.B9]" office:value-type="float" office:value="16">
            <text:p>16</text:p>
          </table:table-cell>
          <table:table-cell table:style-name="ce35" table:formula="of:=['28069'.A9]" office:value-type="string" office:string-value="ADCINA7">
            <text:p>ADCINA7</text:p>
          </table:table-cell>
          <table:table-cell table:style-name="ce27" table:formula="of:=['28069'.D9]" office:value-type="string" office:string-value="in">
            <text:p>in</text:p>
          </table:table-cell>
          <table:table-cell table:number-columns-repeated="238"/>
        </table:table-row>
        <table:table-row table:style-name="ro1">
          <table:table-cell table:style-name="ce27" table:formula="of:=['28069'.B10]" office:value-type="float" office:value="17">
            <text:p>17</text:p>
          </table:table-cell>
          <table:table-cell table:style-name="ce35" table:formula="of:=['28069'.A10]" office:value-type="string" office:string-value="ADCINA6/COMP3A/AIO6">
            <text:p>ADCINA6/COMP3A/AIO6</text:p>
          </table:table-cell>
          <table:table-cell table:style-name="ce27" table:formula="of:=['28069'.D10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style-name="ce27" table:formula="of:=['28069'.B11]" office:value-type="float" office:value="18">
            <text:p>18</text:p>
          </table:table-cell>
          <table:table-cell table:style-name="ce35" table:formula="of:=['28069'.A11]" office:value-type="string" office:string-value="ADCINA5">
            <text:p>ADCINA5</text:p>
          </table:table-cell>
          <table:table-cell table:style-name="ce27" table:formula="of:=['28069'.D11]" office:value-type="string" office:string-value="in">
            <text:p>in</text:p>
          </table:table-cell>
          <table:table-cell table:number-columns-repeated="238"/>
        </table:table-row>
        <table:table-row table:style-name="ro1">
          <table:table-cell table:style-name="ce27" table:formula="of:=['28069'.B12]" office:value-type="float" office:value="19">
            <text:p>19</text:p>
          </table:table-cell>
          <table:table-cell table:style-name="ce35" table:formula="of:=['28069'.A12]" office:value-type="string" office:string-value="ADCINA4/COMP2A/AIO4">
            <text:p>ADCINA4/COMP2A/AIO4</text:p>
          </table:table-cell>
          <table:table-cell table:style-name="ce27" table:formula="of:=['28069'.D12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style-name="ce27" table:formula="of:=['28069'.B13]" office:value-type="float" office:value="20">
            <text:p>20</text:p>
          </table:table-cell>
          <table:table-cell table:style-name="ce35" table:formula="of:=['28069'.A13]" office:value-type="string" office:string-value="ADCINA3">
            <text:p>ADCINA3</text:p>
          </table:table-cell>
          <table:table-cell table:style-name="ce27" table:formula="of:=['28069'.D13]" office:value-type="string" office:string-value="in">
            <text:p>in</text:p>
          </table:table-cell>
          <table:table-cell table:number-columns-repeated="238"/>
        </table:table-row>
        <table:table-row table:style-name="ro1">
          <table:table-cell table:style-name="ce27" table:formula="of:=['28069'.B14]" office:value-type="float" office:value="21">
            <text:p>21</text:p>
          </table:table-cell>
          <table:table-cell table:style-name="ce35" table:formula="of:=['28069'.A14]" office:value-type="string" office:string-value="ADCINA2/COMP1A/AIO2">
            <text:p>ADCINA2/COMP1A/AIO2</text:p>
          </table:table-cell>
          <table:table-cell table:style-name="ce27" table:formula="of:=['28069'.D14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style-name="ce27" table:formula="of:=['28069'.B15]" office:value-type="float" office:value="22">
            <text:p>22</text:p>
          </table:table-cell>
          <table:table-cell table:style-name="ce35" table:formula="of:=['28069'.A15]" office:value-type="string" office:string-value="ADCINA1">
            <text:p>ADCINA1</text:p>
          </table:table-cell>
          <table:table-cell table:style-name="ce27" table:formula="of:=['28069'.D15]" office:value-type="string" office:string-value="in">
            <text:p>in</text:p>
          </table:table-cell>
          <table:table-cell table:number-columns-repeated="238"/>
        </table:table-row>
        <table:table-row table:style-name="ro1">
          <table:table-cell table:style-name="ce27" table:formula="of:=['28069'.B16]" office:value-type="float" office:value="23">
            <text:p>23</text:p>
          </table:table-cell>
          <table:table-cell table:style-name="ce35" table:formula="of:=['28069'.A16]" office:value-type="string" office:string-value="ADCINA0">
            <text:p>ADCINA0</text:p>
          </table:table-cell>
          <table:table-cell table:style-name="ce27" table:formula="of:=['28069'.D16]" office:value-type="string" office:string-value="in">
            <text:p>in</text:p>
          </table:table-cell>
          <table:table-cell table:number-columns-repeated="238"/>
        </table:table-row>
        <table:table-row table:style-name="ro1">
          <table:table-cell table:style-name="ce27" table:formula="of:=['28069'.B17]" office:value-type="float" office:value="24">
            <text:p>24</text:p>
          </table:table-cell>
          <table:table-cell table:style-name="ce35" table:formula="of:=['28069'.A17]" office:value-type="string" office:string-value="VREFHI">
            <text:p>VREFHI</text:p>
          </table:table-cell>
          <table:table-cell table:style-name="ce27" table:formula="of:=['28069'.D17]" office:value-type="string" office:string-value="in">
            <text:p>in</text:p>
          </table:table-cell>
          <table:table-cell table:number-columns-repeated="238"/>
        </table:table-row>
        <table:table-row table:style-name="ro1">
          <table:table-cell table:style-name="ce28" table:formula="of:=['28069'.B27]" office:value-type="float" office:value="25">
            <text:p>25</text:p>
          </table:table-cell>
          <table:table-cell table:style-name="ce36" table:formula="of:=['28069'.A27]" office:value-type="string" office:string-value="VDDA">
            <text:p>VDDA</text:p>
          </table:table-cell>
          <table:table-cell table:style-name="ce28" table:formula="of:=['28069'.D27]" office:value-type="string" office:string-value="pwr">
            <text:p>pwr</text:p>
          </table:table-cell>
          <table:table-cell table:number-columns-repeated="238"/>
        </table:table-row>
        <table:table-row table:style-name="ro1">
          <table:table-cell table:style-name="ce29" table:formula="of:=['28069'.B28]" office:value-type="float" office:value="26">
            <text:p>26</text:p>
          </table:table-cell>
          <table:table-cell table:style-name="ce37" table:formula="of:=['28069'.A28]" office:value-type="string" office:string-value="VSSA">
            <text:p>VSSA</text:p>
          </table:table-cell>
          <table:table-cell table:style-name="ce29" table:formula="of:=['28069'.D28]" office:value-type="string" office:string-value="pwr">
            <text:p>pwr</text:p>
          </table:table-cell>
          <table:table-cell table:number-columns-repeated="238"/>
        </table:table-row>
        <table:table-row table:style-name="ro1">
          <table:table-cell table:style-name="ce27" table:formula="of:=['28069'.B26]" office:value-type="float" office:value="27">
            <text:p>27</text:p>
          </table:table-cell>
          <table:table-cell table:style-name="ce35" table:formula="of:=['28069'.A26]" office:value-type="string" office:string-value="VREFLO">
            <text:p>VREFLO</text:p>
          </table:table-cell>
          <table:table-cell table:style-name="ce27" table:formula="of:=['28069'.D26]" office:value-type="string" office:string-value="in">
            <text:p>in</text:p>
          </table:table-cell>
          <table:table-cell table:number-columns-repeated="238"/>
        </table:table-row>
        <table:table-row table:style-name="ro1">
          <table:table-cell table:style-name="ce27" table:formula="of:=['28069'.B25]" office:value-type="float" office:value="28">
            <text:p>28</text:p>
          </table:table-cell>
          <table:table-cell table:style-name="ce35" table:formula="of:=['28069'.A25]" office:value-type="string" office:string-value="ADCINB0">
            <text:p>ADCINB0</text:p>
          </table:table-cell>
          <table:table-cell table:style-name="ce27" table:formula="of:=['28069'.D25]" office:value-type="string" office:string-value="in">
            <text:p>in</text:p>
          </table:table-cell>
          <table:table-cell table:number-columns-repeated="238"/>
        </table:table-row>
        <table:table-row table:style-name="ro1">
          <table:table-cell table:style-name="ce27" table:formula="of:=['28069'.B24]" office:value-type="float" office:value="29">
            <text:p>29</text:p>
          </table:table-cell>
          <table:table-cell table:style-name="ce35" table:formula="of:=['28069'.A24]" office:value-type="string" office:string-value="ADCINB1">
            <text:p>ADCINB1</text:p>
          </table:table-cell>
          <table:table-cell table:style-name="ce27" table:formula="of:=['28069'.D24]" office:value-type="string" office:string-value="in">
            <text:p>in</text:p>
          </table:table-cell>
          <table:table-cell table:number-columns-repeated="238"/>
        </table:table-row>
        <table:table-row table:style-name="ro1">
          <table:table-cell table:style-name="ce27" table:formula="of:=['28069'.B23]" office:value-type="float" office:value="30">
            <text:p>30</text:p>
          </table:table-cell>
          <table:table-cell table:style-name="ce35" table:formula="of:=['28069'.A23]" office:value-type="string" office:string-value="ADCINB2/COMP1B/AIO10">
            <text:p>ADCINB2/COMP1B/AIO10</text:p>
          </table:table-cell>
          <table:table-cell table:style-name="ce27" table:formula="of:=['28069'.D23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style-name="ce27" table:formula="of:=['28069'.B22]" office:value-type="float" office:value="31">
            <text:p>31</text:p>
          </table:table-cell>
          <table:table-cell table:style-name="ce35" table:formula="of:=['28069'.A22]" office:value-type="string" office:string-value="ADCINB3">
            <text:p>ADCINB3</text:p>
          </table:table-cell>
          <table:table-cell table:style-name="ce27" table:formula="of:=['28069'.D22]" office:value-type="string" office:string-value="in">
            <text:p>in</text:p>
          </table:table-cell>
          <table:table-cell table:number-columns-repeated="238"/>
        </table:table-row>
        <table:table-row table:style-name="ro1">
          <table:table-cell table:style-name="ce27" table:formula="of:=['28069'.B21]" office:value-type="float" office:value="32">
            <text:p>32</text:p>
          </table:table-cell>
          <table:table-cell table:style-name="ce35" table:formula="of:=['28069'.A21]" office:value-type="string" office:string-value="ADCINB4/COMP2B/AIO12">
            <text:p>ADCINB4/COMP2B/AIO12</text:p>
          </table:table-cell>
          <table:table-cell table:style-name="ce27" table:formula="of:=['28069'.D21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style-name="ce27" table:formula="of:=['28069'.B20]" office:value-type="float" office:value="33">
            <text:p>33</text:p>
          </table:table-cell>
          <table:table-cell table:style-name="ce35" table:formula="of:=['28069'.A20]" office:value-type="string" office:string-value="ADCINB5">
            <text:p>ADCINB5</text:p>
          </table:table-cell>
          <table:table-cell table:style-name="ce27" table:formula="of:=['28069'.D20]" office:value-type="string" office:string-value="in">
            <text:p>in</text:p>
          </table:table-cell>
          <table:table-cell table:number-columns-repeated="238"/>
        </table:table-row>
        <table:table-row table:style-name="ro1">
          <table:table-cell table:style-name="ce27" table:formula="of:=['28069'.B19]" office:value-type="float" office:value="34">
            <text:p>34</text:p>
          </table:table-cell>
          <table:table-cell table:style-name="ce35" table:formula="of:=['28069'.A19]" office:value-type="string" office:string-value="ADCINB6/COMP3B/AIO14">
            <text:p>ADCINB6/COMP3B/AIO14</text:p>
          </table:table-cell>
          <table:table-cell table:style-name="ce27" table:formula="of:=['28069'.D19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style-name="ce27" table:formula="of:=['28069'.B18]" office:value-type="float" office:value="35">
            <text:p>35</text:p>
          </table:table-cell>
          <table:table-cell table:style-name="ce35" table:formula="of:=['28069'.A18]" office:value-type="string" office:string-value="ADCINB7">
            <text:p>ADCINB7</text:p>
          </table:table-cell>
          <table:table-cell table:style-name="ce27" table:formula="of:=['28069'.D18]" office:value-type="string" office:string-value="in">
            <text:p>in</text:p>
          </table:table-cell>
          <table:table-cell table:number-columns-repeated="238"/>
        </table:table-row>
        <table:table-row table:style-name="ro1">
          <table:table-cell table:style-name="ce24" table:formula="of:=['28069'.B43]" office:value-type="float" office:value="36">
            <text:p>36</text:p>
          </table:table-cell>
          <table:table-cell table:style-name="ce32" table:formula="of:=['28069'.A43]" office:value-type="string" office:string-value="VSS">
            <text:p>VSS</text:p>
          </table:table-cell>
          <table:table-cell table:style-name="ce24" table:formula="of:=['28069'.D43]" office:value-type="string" office:string-value="pwr">
            <text:p>pwr</text:p>
          </table:table-cell>
          <table:table-cell table:number-columns-repeated="238"/>
        </table:table-row>
        <table:table-row table:style-name="ro1">
          <table:table-cell table:style-name="ce23" table:formula="of:=['28069'.B31]" office:value-type="float" office:value="37">
            <text:p>37</text:p>
          </table:table-cell>
          <table:table-cell table:style-name="ce31" table:formula="of:=['28069'.A31]" office:value-type="string" office:string-value="VDD">
            <text:p>VDD</text:p>
          </table:table-cell>
          <table:table-cell table:style-name="ce23" table:formula="of:=['28069'.D31]" office:value-type="string" office:string-value="pwr">
            <text:p>pwr</text:p>
          </table:table-cell>
          <table:table-cell table:number-columns-repeated="238"/>
        </table:table-row>
        <table:table-row table:style-name="ro1">
          <table:table-cell table:style-name="ce25" table:formula="of:=['28069'.B37]" office:value-type="float" office:value="38">
            <text:p>38</text:p>
          </table:table-cell>
          <table:table-cell table:style-name="ce33" table:formula="of:=['28069'.A37]" office:value-type="string" office:string-value="VDDIO">
            <text:p>VDDIO</text:p>
          </table:table-cell>
          <table:table-cell table:style-name="ce25" table:formula="of:=['28069'.D37]" office:value-type="string" office:string-value="pwr">
            <text:p>pwr</text:p>
          </table:table-cell>
          <table:table-cell table:number-columns-repeated="238"/>
        </table:table-row>
        <table:table-row table:style-name="ro1">
          <table:table-cell table:formula="of:=['28069'.B74]" office:value-type="float" office:value="39">
            <text:p>39</text:p>
          </table:table-cell>
          <table:table-cell table:formula="of:=['28069'.A74]" office:value-type="string" office:string-value="GPIO25/ECAP2/EQEP2B/SPISOMIB">
            <text:p>GPIO25/ECAP2/EQEP2B/SPISOMIB</text:p>
          </table:table-cell>
          <table:table-cell table:formula="of:=['28069'.D74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80]" office:value-type="float" office:value="40">
            <text:p>40</text:p>
          </table:table-cell>
          <table:table-cell table:formula="of:=['28069'.A80]" office:value-type="string" office:string-value="GPIO31/EPWM8A/CANTXA/EQEP2S">
            <text:p>GPIO31/EPWM8A/CANTXA/EQEP2S</text:p>
          </table:table-cell>
          <table:table-cell table:formula="of:=['28069'.D80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79]" office:value-type="float" office:value="41">
            <text:p>41</text:p>
          </table:table-cell>
          <table:table-cell table:formula="of:=['28069'.A79]" office:value-type="string" office:string-value="GPIO30/EPWM7A/CANRXA/CANRXA">
            <text:p>GPIO30/EPWM7A/CANRXA/CANRXA</text:p>
          </table:table-cell>
          <table:table-cell table:formula="of:=['28069'.D79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94]" office:value-type="float" office:value="42">
            <text:p>42</text:p>
          </table:table-cell>
          <table:table-cell table:formula="of:=['28069'.A94]" office:value-type="string" office:string-value="GPIO50/EQEP1A/MDXA/\_TZ1\_">
            <text:p>GPIO50/EQEP1A/MDXA/\_TZ1\_</text:p>
          </table:table-cell>
          <table:table-cell table:formula="of:=['28069'.D94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78]" office:value-type="float" office:value="43">
            <text:p>43</text:p>
          </table:table-cell>
          <table:table-cell table:formula="of:=['28069'.A78]" office:value-type="string" office:string-value="GPIO29/SCITXDA/SCLA/\_TZ3\_">
            <text:p>GPIO29/SCITXDA/SCLA/\_TZ3\_</text:p>
          </table:table-cell>
          <table:table-cell table:formula="of:=['28069'.D78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61]" office:value-type="float" office:value="44">
            <text:p>44</text:p>
          </table:table-cell>
          <table:table-cell table:formula="of:=['28069'.A61]" office:value-type="string" office:string-value="GPIO12/\_TZ1\_/SCITXDA/SPISIMOB">
            <text:p>GPIO12/\_TZ1\_/SCITXDA/SPISIMOB</text:p>
          </table:table-cell>
          <table:table-cell table:formula="of:=['28069'.D61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style-name="ce26" table:formula="of:=['28069'.B4]" office:value-type="float" office:value="45">
            <text:p>45</text:p>
          </table:table-cell>
          <table:table-cell table:style-name="ce34" table:formula="of:=['28069'.A4]" office:value-type="string" office:string-value="TEST2">
            <text:p>TEST2</text:p>
          </table:table-cell>
          <table:table-cell table:style-name="ce26" table:formula="of:=['28069'.D4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style-name="ce26" table:formula="of:=['28069'.B3]" office:value-type="float" office:value="46">
            <text:p>46</text:p>
          </table:table-cell>
          <table:table-cell table:style-name="ce34" table:formula="of:=['28069'.A3]" office:value-type="string" office:string-value="VDD3VFL">
            <text:p>VDD3VFL</text:p>
          </table:table-cell>
          <table:table-cell table:style-name="ce26" table:formula="of:=['28069'.D3]" office:value-type="string" office:string-value="pwr">
            <text:p>pwr</text:p>
          </table:table-cell>
          <table:table-cell table:number-columns-repeated="238"/>
        </table:table-row>
        <table:table-row table:style-name="ro1">
          <table:table-cell table:style-name="ce24" table:formula="of:=['28069'.B44]" office:value-type="float" office:value="47">
            <text:p>47</text:p>
          </table:table-cell>
          <table:table-cell table:style-name="ce32" table:formula="of:=['28069'.A44]" office:value-type="string" office:string-value="VSS">
            <text:p>VSS</text:p>
          </table:table-cell>
          <table:table-cell table:style-name="ce24" table:formula="of:=['28069'.D44]" office:value-type="string" office:string-value="pwr">
            <text:p>pwr</text:p>
          </table:table-cell>
          <table:table-cell table:number-columns-repeated="238"/>
        </table:table-row>
        <table:table-row table:style-name="ro1">
          <table:table-cell table:formula="of:=['28069'.B95]" office:value-type="float" office:value="48">
            <text:p>48</text:p>
          </table:table-cell>
          <table:table-cell table:formula="of:=['28069'.A95]" office:value-type="string" office:string-value="GPIO51/EQEP1B/MDRA/\_TZ2\_">
            <text:p>GPIO51/EQEP1B/MDRA/\_TZ2\_</text:p>
          </table:table-cell>
          <table:table-cell table:formula="of:=['28069'.D95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58]" office:value-type="float" office:value="49">
            <text:p>49</text:p>
          </table:table-cell>
          <table:table-cell table:formula="of:=['28069'.A58]" office:value-type="string" office:string-value="GPIO9/SCITXDB/ECAP3/EPWM5B">
            <text:p>GPIO9/SCITXDB/ECAP3/EPWM5B</text:p>
          </table:table-cell>
          <table:table-cell table:formula="of:=['28069'.D58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77]" office:value-type="float" office:value="50">
            <text:p>50</text:p>
          </table:table-cell>
          <table:table-cell table:formula="of:=['28069'.A77]" office:value-type="string" office:string-value="GPIO28/SCIRXDA/SDAA/\_TZ2\_">
            <text:p>GPIO28/SCIRXDA/SDAA/\_TZ2\_</text:p>
          </table:table-cell>
          <table:table-cell table:formula="of:=['28069'.D77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67]" office:value-type="float" office:value="51">
            <text:p>51</text:p>
          </table:table-cell>
          <table:table-cell table:formula="of:=['28069'.A67]" office:value-type="string" office:string-value="XCLKOUT">
            <text:p>XCLKOUT</text:p>
          </table:table-cell>
          <table:table-cell table:formula="of:=['28069'.D67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66]" office:value-type="float" office:value="52">
            <text:p>52</text:p>
          </table:table-cell>
          <table:table-cell table:formula="of:=['28069'.A66]" office:value-type="string" office:string-value="GPIO17/SPISOMIA/\_TZ3\_">
            <text:p>GPIO17/SPISOMIA/\_TZ3\_</text:p>
          </table:table-cell>
          <table:table-cell table:formula="of:=['28069'.D66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96]" office:value-type="float" office:value="53">
            <text:p>53</text:p>
          </table:table-cell>
          <table:table-cell table:formula="of:=['28069'.A96]" office:value-type="string" office:string-value="GPIO52/EQEP1S/MCLKXA/\_TZ3\_">
            <text:p>GPIO52/EQEP1S/MCLKXA/\_TZ3\_</text:p>
          </table:table-cell>
          <table:table-cell table:formula="of:=['28069'.D96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57]" office:value-type="float" office:value="54">
            <text:p>54</text:p>
          </table:table-cell>
          <table:table-cell table:formula="of:=['28069'.A57]" office:value-type="string" office:string-value="GPIO8/\_ADCSOCAO\_/EPWM5A">
            <text:p>GPIO8/\_ADCSOCAO\_/EPWM5A</text:p>
          </table:table-cell>
          <table:table-cell table:formula="of:=['28069'.D57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65]" office:value-type="float" office:value="55">
            <text:p>55</text:p>
          </table:table-cell>
          <table:table-cell table:formula="of:=['28069'.A65]" office:value-type="string" office:string-value="GPIO16/SPISIMOA/\_TZ2\_">
            <text:p>GPIO16/SPISIMOA/\_TZ2\_</text:p>
          </table:table-cell>
          <table:table-cell table:formula="of:=['28069'.D65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93]" office:value-type="float" office:value="56">
            <text:p>56</text:p>
          </table:table-cell>
          <table:table-cell table:formula="of:=['28069'.A93]" office:value-type="string" office:string-value="GPIO44/MFSRA/SCIRXDB/EPWM7B">
            <text:p>GPIO44/MFSRA/SCIRXDB/EPWM7B</text:p>
          </table:table-cell>
          <table:table-cell table:formula="of:=['28069'.D93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56]" office:value-type="float" office:value="57">
            <text:p>57</text:p>
          </table:table-cell>
          <table:table-cell table:formula="of:=['28069'.A56]" office:value-type="string" office:string-value="GPIO7/SCIRXDA/ECAP2/EPWM4B">
            <text:p>GPIO7/SCIRXDA/ECAP2/EPWM4B</text:p>
          </table:table-cell>
          <table:table-cell table:formula="of:=['28069'.D56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55]" office:value-type="float" office:value="58">
            <text:p>58</text:p>
          </table:table-cell>
          <table:table-cell table:formula="of:=['28069'.A55]" office:value-type="string" office:string-value="GPIO6/EPWMSYNCI/EPWMSYNCO/EPWM4A">
            <text:p>GPIO6/EPWMSYNCI/EPWMSYNCO/EPWM4A</text:p>
          </table:table-cell>
          <table:table-cell table:formula="of:=['28069'.D55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style-name="ce26" table:formula="of:=['28069'.B7]" office:value-type="float" office:value="59">
            <text:p>59</text:p>
          </table:table-cell>
          <table:table-cell table:style-name="ce34" table:formula="of:=['28069'.A7]" office:value-type="string" office:string-value="X2">
            <text:p>X2</text:p>
          </table:table-cell>
          <table:table-cell table:style-name="ce26" table:formula="of:=['28069'.D7]" office:value-type="string" office:string-value="out">
            <text:p>out</text:p>
          </table:table-cell>
          <table:table-cell table:number-columns-repeated="238"/>
        </table:table-row>
        <table:table-row table:style-name="ro1">
          <table:table-cell table:style-name="ce26" table:formula="of:=['28069'.B6]" office:value-type="float" office:value="60">
            <text:p>60</text:p>
          </table:table-cell>
          <table:table-cell table:style-name="ce34" table:formula="of:=['28069'.A6]" office:value-type="string" office:string-value="X1">
            <text:p>X1</text:p>
          </table:table-cell>
          <table:table-cell table:style-name="ce26" table:formula="of:=['28069'.D6]" office:value-type="string" office:string-value="in">
            <text:p>in</text:p>
          </table:table-cell>
          <table:table-cell table:number-columns-repeated="238"/>
        </table:table-row>
        <table:table-row table:style-name="ro1">
          <table:table-cell table:style-name="ce25" table:formula="of:=['28069'.B38]" office:value-type="float" office:value="61">
            <text:p>61</text:p>
          </table:table-cell>
          <table:table-cell table:style-name="ce33" table:formula="of:=['28069'.A38]" office:value-type="string" office:string-value="VDDIO">
            <text:p>VDDIO</text:p>
          </table:table-cell>
          <table:table-cell table:style-name="ce25" table:formula="of:=['28069'.D38]" office:value-type="string" office:string-value="pwr">
            <text:p>pwr</text:p>
          </table:table-cell>
          <table:table-cell table:number-columns-repeated="238"/>
        </table:table-row>
        <table:table-row table:style-name="ro1">
          <table:table-cell table:style-name="ce24" table:formula="of:=['28069'.B45]" office:value-type="float" office:value="62">
            <text:p>62</text:p>
          </table:table-cell>
          <table:table-cell table:style-name="ce32" table:formula="of:=['28069'.A45]" office:value-type="string" office:string-value="VSS">
            <text:p>VSS</text:p>
          </table:table-cell>
          <table:table-cell table:style-name="ce24" table:formula="of:=['28069'.D45]" office:value-type="string" office:string-value="pwr">
            <text:p>pwr</text:p>
          </table:table-cell>
          <table:table-cell table:number-columns-repeated="238"/>
        </table:table-row>
        <table:table-row table:style-name="ro1">
          <table:table-cell table:style-name="ce23" table:formula="of:=['28069'.B32]" office:value-type="float" office:value="63">
            <text:p>63</text:p>
          </table:table-cell>
          <table:table-cell table:style-name="ce31" table:formula="of:=['28069'.A32]" office:value-type="string" office:string-value="VDD">
            <text:p>VDD</text:p>
          </table:table-cell>
          <table:table-cell table:style-name="ce23" table:formula="of:=['28069'.D32]" office:value-type="string" office:string-value="pwr">
            <text:p>pwr</text:p>
          </table:table-cell>
          <table:table-cell table:number-columns-repeated="238"/>
        </table:table-row>
        <table:table-row table:style-name="ro1">
          <table:table-cell table:formula="of:=['28069'.B68]" office:value-type="float" office:value="64">
            <text:p>64</text:p>
          </table:table-cell>
          <table:table-cell table:formula="of:=['28069'.A68]" office:value-type="string" office:string-value="XCLKIN">
            <text:p>XCLKIN</text:p>
          </table:table-cell>
          <table:table-cell table:formula="of:=['28069'.D68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97]" office:value-type="float" office:value="65">
            <text:p>65</text:p>
          </table:table-cell>
          <table:table-cell table:formula="of:=['28069'.A97]" office:value-type="string" office:string-value="GPIO53/EQEP1I/MFSXA">
            <text:p>GPIO53/EQEP1I/MFSXA</text:p>
          </table:table-cell>
          <table:table-cell table:formula="of:=['28069'.D97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88]" office:value-type="float" office:value="66">
            <text:p>66</text:p>
          </table:table-cell>
          <table:table-cell table:formula="of:=['28069'.A88]" office:value-type="string" office:string-value="GPIO39">
            <text:p>GPIO39</text:p>
          </table:table-cell>
          <table:table-cell table:formula="of:=['28069'.D88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style-name="ce26" table:formula="of:=['28069'.B87]" office:value-type="float" office:value="67">
            <text:p>67</text:p>
          </table:table-cell>
          <table:table-cell table:style-name="ce34" table:formula="of:=['28069'.A87]" office:value-type="string" office:string-value="TCLK">
            <text:p>TCLK</text:p>
          </table:table-cell>
          <table:table-cell table:style-name="ce26" table:formula="of:=['28069'.D87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83]" office:value-type="float" office:value="68">
            <text:p>68</text:p>
          </table:table-cell>
          <table:table-cell table:formula="of:=['28069'.A83]" office:value-type="string" office:string-value="GPIO34/COMP2OUT/COMP3OUT">
            <text:p>GPIO34/COMP2OUT/COMP3OUT</text:p>
          </table:table-cell>
          <table:table-cell table:formula="of:=['28069'.D83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98]" office:value-type="float" office:value="69">
            <text:p>69</text:p>
          </table:table-cell>
          <table:table-cell table:formula="of:=['28069'.A98]" office:value-type="string" office:string-value="GPIO54/SPISIMOA/EQEP2A/HRCAP1">
            <text:p>GPIO54/SPISIMOA/EQEP2A/HRCAP1</text:p>
          </table:table-cell>
          <table:table-cell table:formula="of:=['28069'.D98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style-name="ce26" table:formula="of:=['28069'.B86]" office:value-type="float" office:value="70">
            <text:p>70</text:p>
          </table:table-cell>
          <table:table-cell table:style-name="ce34" table:formula="of:=['28069'.A86]" office:value-type="string" office:string-value="TDO">
            <text:p>TDO</text:p>
          </table:table-cell>
          <table:table-cell table:style-name="ce26" table:formula="of:=['28069'.D86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style-name="ce26" table:formula="of:=['28069'.B84]" office:value-type="float" office:value="71">
            <text:p>71</text:p>
          </table:table-cell>
          <table:table-cell table:style-name="ce34" table:formula="of:=['28069'.A84]" office:value-type="string" office:string-value="TDI">
            <text:p>TDI</text:p>
          </table:table-cell>
          <table:table-cell table:style-name="ce26" table:formula="of:=['28069'.D84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style-name="ce26" table:formula="of:=['28069'.B85]" office:value-type="float" office:value="72">
            <text:p>72</text:p>
          </table:table-cell>
          <table:table-cell table:style-name="ce34" table:formula="of:=['28069'.A85]" office:value-type="string" office:string-value="TMS">
            <text:p>TMS</text:p>
          </table:table-cell>
          <table:table-cell table:style-name="ce26" table:formula="of:=['28069'.D85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60]" office:value-type="float" office:value="73">
            <text:p>73</text:p>
          </table:table-cell>
          <table:table-cell table:formula="of:=['28069'.A60]" office:value-type="string" office:string-value="GPIO11/SCIRXDB/ECAP1/EPWM6B">
            <text:p>GPIO11/SCIRXDB/ECAP1/EPWM6B</text:p>
          </table:table-cell>
          <table:table-cell table:formula="of:=['28069'.D60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59]" office:value-type="float" office:value="74">
            <text:p>74</text:p>
          </table:table-cell>
          <table:table-cell table:formula="of:=['28069'.A59]" office:value-type="string" office:string-value="GPIO10/\_ADCSOCBO\_/EPWM6A">
            <text:p>GPIO10/\_ADCSOCBO\_/EPWM6A</text:p>
          </table:table-cell>
          <table:table-cell table:formula="of:=['28069'.D59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99]" office:value-type="float" office:value="75">
            <text:p>75</text:p>
          </table:table-cell>
          <table:table-cell table:formula="of:=['28069'.A99]" office:value-type="string" office:string-value="GPIO55/SPISOMIA/EQEP2B/HRCAP2">
            <text:p>GPIO55/SPISOMIA/EQEP2B/HRCAP2</text:p>
          </table:table-cell>
          <table:table-cell table:formula="of:=['28069'.D99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90]" office:value-type="float" office:value="76">
            <text:p>76</text:p>
          </table:table-cell>
          <table:table-cell table:formula="of:=['28069'.A90]" office:value-type="string" office:string-value="GPIO41/EPWM7B/EPWM7B">
            <text:p>GPIO41/EPWM7B/EPWM7B</text:p>
          </table:table-cell>
          <table:table-cell table:formula="of:=['28069'.D90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76]" office:value-type="float" office:value="77">
            <text:p>77</text:p>
          </table:table-cell>
          <table:table-cell table:formula="of:=['28069'.A76]" office:value-type="string" office:string-value="GPIO27/HRCAP2/EQEP2S/\_SPISTEB\_/SDAA/USB0DM">
            <text:p>GPIO27/HRCAP2/EQEP2S/\_SPISTEB\_/SDAA/USB0DM</text:p>
          </table:table-cell>
          <table:table-cell table:formula="of:=['28069'.D76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75]" office:value-type="float" office:value="78">
            <text:p>78</text:p>
          </table:table-cell>
          <table:table-cell table:formula="of:=['28069'.A75]" office:value-type="string" office:string-value="GPIO26/ECAP3/EQEP2I/SPICLKB/USB0DP">
            <text:p>GPIO26/ECAP3/EQEP2I/SPICLKB/USB0DP</text:p>
          </table:table-cell>
          <table:table-cell table:formula="of:=['28069'.D75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style-name="ce25" table:formula="of:=['28069'.B39]" office:value-type="float" office:value="79">
            <text:p>79</text:p>
          </table:table-cell>
          <table:table-cell table:style-name="ce33" table:formula="of:=['28069'.A39]" office:value-type="string" office:string-value="VDDIO">
            <text:p>VDDIO</text:p>
          </table:table-cell>
          <table:table-cell table:style-name="ce25" table:formula="of:=['28069'.D39]" office:value-type="string" office:string-value="pwr">
            <text:p>pwr</text:p>
          </table:table-cell>
          <table:table-cell table:number-columns-repeated="238"/>
        </table:table-row>
        <table:table-row table:style-name="ro1">
          <table:table-cell table:style-name="ce24" table:formula="of:=['28069'.B46]" office:value-type="float" office:value="80">
            <text:p>80</text:p>
          </table:table-cell>
          <table:table-cell table:style-name="ce32" table:formula="of:=['28069'.A46]" office:value-type="string" office:string-value="VSS">
            <text:p>VSS</text:p>
          </table:table-cell>
          <table:table-cell table:style-name="ce24" table:formula="of:=['28069'.D46]" office:value-type="string" office:string-value="pwr">
            <text:p>pwr</text:p>
          </table:table-cell>
          <table:table-cell table:number-columns-repeated="238"/>
        </table:table-row>
        <table:table-row table:style-name="ro1">
          <table:table-cell table:style-name="ce23" table:formula="of:=['28069'.B33]" office:value-type="float" office:value="81">
            <text:p>81</text:p>
          </table:table-cell>
          <table:table-cell table:style-name="ce31" table:formula="of:=['28069'.A33]" office:value-type="string" office:string-value="VDD">
            <text:p>VDD</text:p>
          </table:table-cell>
          <table:table-cell table:style-name="ce23" table:formula="of:=['28069'.D33]" office:value-type="string" office:string-value="pwr">
            <text:p>pwr</text:p>
          </table:table-cell>
          <table:table-cell table:number-columns-repeated="238"/>
        </table:table-row>
        <table:table-row table:style-name="ro1">
          <table:table-cell table:formula="of:=['28069'.B89]" office:value-type="float" office:value="82">
            <text:p>82</text:p>
          </table:table-cell>
          <table:table-cell table:formula="of:=['28069'.A89]" office:value-type="string" office:string-value="GPIO40/EPWM7A/SCITXDB">
            <text:p>GPIO40/EPWM7A/SCITXDB</text:p>
          </table:table-cell>
          <table:table-cell table:formula="of:=['28069'.D89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52]" office:value-type="float" office:value="83">
            <text:p>83</text:p>
          </table:table-cell>
          <table:table-cell table:formula="of:=['28069'.A52]" office:value-type="string" office:string-value="GPIO3/SPISOMIA/COMP2OUT/EPWM2B">
            <text:p>GPIO3/SPISOMIA/COMP2OUT/EPWM2B</text:p>
          </table:table-cell>
          <table:table-cell table:formula="of:=['28069'.D52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51]" office:value-type="float" office:value="84">
            <text:p>84</text:p>
          </table:table-cell>
          <table:table-cell table:formula="of:=['28069'.A51]" office:value-type="string" office:string-value="GPIO2/EPWM2A">
            <text:p>GPIO2/EPWM2A</text:p>
          </table:table-cell>
          <table:table-cell table:formula="of:=['28069'.D51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100]" office:value-type="float" office:value="85">
            <text:p>85</text:p>
          </table:table-cell>
          <table:table-cell table:formula="of:=['28069'.A100]" office:value-type="string" office:string-value="GPIO56/SPICLKA/EQEP2I/HRCAP3">
            <text:p>GPIO56/SPICLKA/EQEP2I/HRCAP3</text:p>
          </table:table-cell>
          <table:table-cell table:formula="of:=['28069'.D100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50]" office:value-type="float" office:value="86">
            <text:p>86</text:p>
          </table:table-cell>
          <table:table-cell table:formula="of:=['28069'.A50]" office:value-type="string" office:string-value="GPIO1/COMP1OUT/EPWM1B">
            <text:p>GPIO1/COMP1OUT/EPWM1B</text:p>
          </table:table-cell>
          <table:table-cell table:formula="of:=['28069'.D50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49]" office:value-type="float" office:value="87">
            <text:p>87</text:p>
          </table:table-cell>
          <table:table-cell table:formula="of:=['28069'.A49]" office:value-type="string" office:string-value="GPIO0/EPWM1A">
            <text:p>GPIO0/EPWM1A</text:p>
          </table:table-cell>
          <table:table-cell table:formula="of:=['28069'.D49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64]" office:value-type="float" office:value="88">
            <text:p>88</text:p>
          </table:table-cell>
          <table:table-cell table:formula="of:=['28069'.A64]" office:value-type="string" office:string-value="GPIO15/ECAP2/SCIRXDB/\_SPISTEB\_">
            <text:p>GPIO15/ECAP2/SCIRXDB/\_SPISTEB\_</text:p>
          </table:table-cell>
          <table:table-cell table:formula="of:=['28069'.D64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101]" office:value-type="float" office:value="89">
            <text:p>89</text:p>
          </table:table-cell>
          <table:table-cell table:formula="of:=['28069'.A101]" office:value-type="string" office:string-value="GPIO57/\_SPISTEA\_/EQEP2S/HRCAP4">
            <text:p>GPIO57/\_SPISTEA\_/EQEP2S/HRCAP4</text:p>
          </table:table-cell>
          <table:table-cell table:formula="of:=['28069'.D101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style-name="ce26" table:formula="of:=['28069'.B48]" office:value-type="float" office:value="90">
            <text:p>90</text:p>
          </table:table-cell>
          <table:table-cell table:style-name="ce34" table:formula="of:=['28069'.A48]" office:value-type="string" office:string-value="\_VREGENZ\_">
            <text:p>\_VREGENZ\_</text:p>
          </table:table-cell>
          <table:table-cell table:style-name="ce26" table:formula="of:=['28069'.D48]" office:value-type="string" office:string-value="in">
            <text:p>in</text:p>
          </table:table-cell>
          <table:table-cell table:number-columns-repeated="238"/>
        </table:table-row>
        <table:table-row table:style-name="ro1">
          <table:table-cell table:style-name="ce23" table:formula="of:=['28069'.B34]" office:value-type="float" office:value="91">
            <text:p>91</text:p>
          </table:table-cell>
          <table:table-cell table:style-name="ce31" table:formula="of:=['28069'.A34]" office:value-type="string" office:string-value="VDD">
            <text:p>VDD</text:p>
          </table:table-cell>
          <table:table-cell table:style-name="ce23" table:formula="of:=['28069'.D34]" office:value-type="string" office:string-value="pwr">
            <text:p>pwr</text:p>
          </table:table-cell>
          <table:table-cell table:number-columns-repeated="238"/>
        </table:table-row>
        <table:table-row table:style-name="ro1">
          <table:table-cell table:style-name="ce24" table:formula="of:=['28069'.B47]" office:value-type="float" office:value="92">
            <text:p>92</text:p>
          </table:table-cell>
          <table:table-cell table:style-name="ce32" table:formula="of:=['28069'.A47]" office:value-type="string" office:string-value="VSS">
            <text:p>VSS</text:p>
          </table:table-cell>
          <table:table-cell table:style-name="ce24" table:formula="of:=['28069'.D47]" office:value-type="string" office:string-value="pwr">
            <text:p>pwr</text:p>
          </table:table-cell>
          <table:table-cell table:number-columns-repeated="238"/>
        </table:table-row>
        <table:table-row table:style-name="ro1">
          <table:table-cell table:style-name="ce25" table:formula="of:=['28069'.B40]" office:value-type="float" office:value="93">
            <text:p>93</text:p>
          </table:table-cell>
          <table:table-cell table:style-name="ce33" table:formula="of:=['28069'.A40]" office:value-type="string" office:string-value="VDDIO">
            <text:p>VDDIO</text:p>
          </table:table-cell>
          <table:table-cell table:style-name="ce25" table:formula="of:=['28069'.D40]" office:value-type="string" office:string-value="pwr">
            <text:p>pwr</text:p>
          </table:table-cell>
          <table:table-cell table:number-columns-repeated="238"/>
        </table:table-row>
        <table:table-row table:style-name="ro1">
          <table:table-cell table:formula="of:=['28069'.B102]" office:value-type="float" office:value="94">
            <text:p>94</text:p>
          </table:table-cell>
          <table:table-cell table:formula="of:=['28069'.A102]" office:value-type="string" office:string-value="GPIO58/MCLKRA/SCITXDB/EPWM7A">
            <text:p>GPIO58/MCLKRA/SCITXDB/EPWM7A</text:p>
          </table:table-cell>
          <table:table-cell table:formula="of:=['28069'.D102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62]" office:value-type="float" office:value="95">
            <text:p>95</text:p>
          </table:table-cell>
          <table:table-cell table:formula="of:=['28069'.A62]" office:value-type="string" office:string-value="GPIO13/\_TZ2\_/SPISOMIB">
            <text:p>GPIO13/\_TZ2\_/SPISOMIB</text:p>
          </table:table-cell>
          <table:table-cell table:formula="of:=['28069'.D62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63]" office:value-type="float" office:value="96">
            <text:p>96</text:p>
          </table:table-cell>
          <table:table-cell table:formula="of:=['28069'.A63]" office:value-type="string" office:string-value="GPIO14/\_TZ3\_/SCITXDB/SPICLKB">
            <text:p>GPIO14/\_TZ3\_/SCITXDB/SPICLKB</text:p>
          </table:table-cell>
          <table:table-cell table:formula="of:=['28069'.D63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73]" office:value-type="float" office:value="97">
            <text:p>97</text:p>
          </table:table-cell>
          <table:table-cell table:formula="of:=['28069'.A73]" office:value-type="string" office:string-value="GPIO24/ECAP1/EQEP2A/SPISIMOB">
            <text:p>GPIO24/ECAP1/EQEP2A/SPISIMOB</text:p>
          </table:table-cell>
          <table:table-cell table:formula="of:=['28069'.D73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71]" office:value-type="float" office:value="98">
            <text:p>98</text:p>
          </table:table-cell>
          <table:table-cell table:formula="of:=['28069'.A71]" office:value-type="string" office:string-value="GPIO22/EQEP1S/MCLKXA/SCITXDB">
            <text:p>GPIO22/EQEP1S/MCLKXA/SCITXDB</text:p>
          </table:table-cell>
          <table:table-cell table:formula="of:=['28069'.D71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81]" office:value-type="float" office:value="99">
            <text:p>99</text:p>
          </table:table-cell>
          <table:table-cell table:formula="of:=['28069'.A81]" office:value-type="string" office:string-value="GPIO32/SDAA/EPWMSYNCI/\_ADCSOCBO\_">
            <text:p>GPIO32/SDAA/EPWMSYNCI/\_ADCSOCBO\_</text:p>
          </table:table-cell>
          <table:table-cell table:formula="of:=['28069'.D81]" office:value-type="string" office:string-value="io">
            <text:p>io</text:p>
          </table:table-cell>
          <table:table-cell table:number-columns-repeated="238"/>
        </table:table-row>
        <table:table-row table:style-name="ro1">
          <table:table-cell table:formula="of:=['28069'.B82]" office:value-type="float" office:value="100">
            <text:p>100</text:p>
          </table:table-cell>
          <table:table-cell table:formula="of:=['28069'.A82]" office:value-type="string" office:string-value="GPIO33/SCLA/EPWMSYNCO/\_ADCSOCBO\_">
            <text:p>GPIO33/SCLA/EPWMSYNCO/\_ADCSOCBO\_</text:p>
          </table:table-cell>
          <table:table-cell table:formula="of:=['28069'.D82]" office:value-type="string" office:string-value="io">
            <text:p>io</text:p>
          </table:table-cell>
          <table:table-cell table:number-columns-repeated="238"/>
        </table:table-row>
        <table:named-expressions>
          <table:named-expression table:name="Print_Area" table:base-cell-address="$'28069'.$A$1" table:expression="#REF!"/>
          <table:named-expression table:name="Sheet_Title" table:base-cell-address="$'28069'.$A$1" table:expression="&quot;data&quot;"/>
        </table:named-expressions>
      </table:table>
      <table:table table:name="28069" table:style-name="ta4">
        <office:forms form:automatic-focus="false" form:apply-design-mode="false"/>
        <table:table-column table:style-name="co7" table:default-cell-style-name="ce47"/>
        <table:table-column table:style-name="co4" table:number-columns-repeated="3" table:default-cell-style-name="ce55"/>
        <table:table-column table:style-name="co8" table:default-cell-style-name="ce55"/>
        <table:table-column table:style-name="co9" table:default-cell-style-name="ce55"/>
        <table:table-column table:style-name="co10" table:default-cell-style-name="ce70"/>
        <table:table-column table:style-name="co4" table:number-columns-repeated="212" table:default-cell-style-name="Default"/>
        <table:table-row table:style-name="ro4">
          <table:table-cell table:style-name="ce38"/>
          <table:table-cell table:style-name="ce48" office:value-type="string">
            <text:p>PZP</text:p>
          </table:table-cell>
          <table:table-cell table:style-name="ce48" office:value-type="string">
            <text:p>PFP</text:p>
          </table:table-cell>
          <table:table-cell table:style-name="ce48" table:number-columns-repeated="3"/>
          <table:table-cell table:style-name="ce58"/>
          <table:table-cell table:style-name="ce15" table:number-columns-repeated="212"/>
        </table:table-row>
        <table:table-row table:style-name="ro4">
          <table:table-cell table:style-name="ce39" office:value-type="string">
            <text:p>\_TRST\_</text:p>
          </table:table-cell>
          <table:table-cell table:style-name="ce49" office:value-type="float" office:value="12">
            <text:p>12</text:p>
          </table:table-cell>
          <table:table-cell table:style-name="ce49" office:value-type="float" office:value="10">
            <text:p>10</text:p>
          </table:table-cell>
          <table:table-cell table:style-name="ce49" office:value-type="string">
            <text:p>in</text:p>
          </table:table-cell>
          <table:table-cell table:style-name="ce56" office:value-type="string">
            <text:p>\_TRST\_</text:p>
          </table:table-cell>
          <table:table-cell table:style-name="ce49"/>
          <table:table-cell table:style-name="ce59"/>
          <table:table-cell table:style-name="ce15" table:number-columns-repeated="212"/>
        </table:table-row>
        <table:table-row table:style-name="ro4">
          <table:table-cell table:style-name="ce39" office:value-type="string">
            <text:p>VDD3VFL</text:p>
          </table:table-cell>
          <table:table-cell table:style-name="ce49" office:value-type="float" office:value="46">
            <text:p>46</text:p>
          </table:table-cell>
          <table:table-cell table:style-name="ce49" office:value-type="float" office:value="37">
            <text:p>37</text:p>
          </table:table-cell>
          <table:table-cell table:style-name="ce49" office:value-type="string">
            <text:p>pwr</text:p>
          </table:table-cell>
          <table:table-cell table:style-name="ce56" office:value-type="string">
            <text:p>VDD3VFL</text:p>
          </table:table-cell>
          <table:table-cell table:style-name="ce49"/>
          <table:table-cell table:style-name="ce59"/>
          <table:table-cell table:style-name="ce15" table:number-columns-repeated="212"/>
        </table:table-row>
        <table:table-row table:style-name="ro4">
          <table:table-cell table:style-name="ce40" office:value-type="string">
            <text:p>TEST2</text:p>
          </table:table-cell>
          <table:table-cell table:style-name="ce49" office:value-type="float" office:value="45">
            <text:p>45</text:p>
          </table:table-cell>
          <table:table-cell table:style-name="ce49" office:value-type="float" office:value="36">
            <text:p>36</text:p>
          </table:table-cell>
          <table:table-cell table:style-name="ce49" office:value-type="string">
            <text:p>io</text:p>
          </table:table-cell>
          <table:table-cell table:style-name="ce56" office:value-type="string">
            <text:p>TEST2</text:p>
          </table:table-cell>
          <table:table-cell table:style-name="ce49"/>
          <table:table-cell table:style-name="ce59" office:value-type="string">
            <text:p>Reserved for TI. Must be left unconnected.</text:p>
          </table:table-cell>
          <table:table-cell table:style-name="ce15" table:number-columns-repeated="212"/>
        </table:table-row>
        <table:table-row table:style-name="ro4">
          <table:table-cell table:style-name="ce40" office:value-type="string">
            <text:p>XCLKOUT</text:p>
          </table:table-cell>
          <table:table-cell table:style-name="ce49" office:value-type="float" office:value="51">
            <text:p>51</text:p>
          </table:table-cell>
          <table:table-cell table:style-name="ce49" office:value-type="float" office:value="41">
            <text:p>41</text:p>
          </table:table-cell>
          <table:table-cell table:style-name="ce49" office:value-type="string">
            <text:p>tri</text:p>
          </table:table-cell>
          <table:table-cell table:style-name="ce56" office:value-type="string">
            <text:p>XCLKOUT</text:p>
          </table:table-cell>
          <table:table-cell table:style-name="ce49"/>
          <table:table-cell table:style-name="ce59" office:value-type="string">
            <text:p>See GPIO18 O/Z</text:p>
          </table:table-cell>
          <table:table-cell table:style-name="ce15" table:number-columns-repeated="212"/>
        </table:table-row>
        <table:table-row table:style-name="ro4">
          <table:table-cell table:style-name="ce41" office:value-type="string">
            <text:p>X1</text:p>
          </table:table-cell>
          <table:table-cell table:style-name="ce49" office:value-type="float" office:value="60">
            <text:p>60</text:p>
          </table:table-cell>
          <table:table-cell table:style-name="ce49" office:value-type="float" office:value="48">
            <text:p>48</text:p>
          </table:table-cell>
          <table:table-cell table:style-name="ce49" office:value-type="string">
            <text:p>in</text:p>
          </table:table-cell>
          <table:table-cell table:style-name="ce56" office:value-type="string">
            <text:p>X1</text:p>
          </table:table-cell>
          <table:table-cell table:style-name="ce49"/>
          <table:table-cell table:style-name="ce59" office:value-type="string">
            <text:p>On-chip crystal-oscillator input.</text:p>
          </table:table-cell>
          <table:table-cell table:style-name="ce15" table:number-columns-repeated="212"/>
        </table:table-row>
        <table:table-row table:style-name="ro4">
          <table:table-cell table:style-name="ce39" office:value-type="string">
            <text:p>X2</text:p>
          </table:table-cell>
          <table:table-cell table:style-name="ce49" office:value-type="float" office:value="59">
            <text:p>59</text:p>
          </table:table-cell>
          <table:table-cell table:style-name="ce49" office:value-type="float" office:value="47">
            <text:p>47</text:p>
          </table:table-cell>
          <table:table-cell table:style-name="ce49" office:value-type="string">
            <text:p>out</text:p>
          </table:table-cell>
          <table:table-cell table:style-name="ce56" office:value-type="string">
            <text:p>X2</text:p>
          </table:table-cell>
          <table:table-cell table:style-name="ce49"/>
          <table:table-cell table:style-name="ce60" office:value-type="string">
            <text:p>On-chip crystal-oscillator output.</text:p>
          </table:table-cell>
          <table:table-cell table:style-name="ce15" table:number-columns-repeated="212"/>
        </table:table-row>
        <table:table-row table:style-name="ro4">
          <table:table-cell table:style-name="ce39" office:value-type="string">
            <text:p>\_XRS\_</text:p>
          </table:table-cell>
          <table:table-cell table:style-name="ce49" office:value-type="float" office:value="11">
            <text:p>11</text:p>
          </table:table-cell>
          <table:table-cell table:style-name="ce49" office:value-type="float" office:value="9">
            <text:p>9</text:p>
          </table:table-cell>
          <table:table-cell table:style-name="ce49" office:value-type="string">
            <text:p>oc</text:p>
          </table:table-cell>
          <table:table-cell table:style-name="ce56" office:value-type="string">
            <text:p>\_XRS\_</text:p>
          </table:table-cell>
          <table:table-cell table:style-name="ce49"/>
          <table:table-cell table:style-name="ce59" office:value-type="string">
            <text:p>Device Reset</text:p>
          </table:table-cell>
          <table:table-cell table:style-name="ce15" table:number-columns-repeated="212"/>
        </table:table-row>
        <table:table-row table:style-name="ro4">
          <table:table-cell table:style-name="ce42" table:formula="of:=IF([.F9]&lt;&gt;&quot;&quot;;[.E9]&amp;&quot;/&quot;&amp;[.F9];[.E9])" office:value-type="string" office:string-value="ADCINA7">
            <text:p>ADCINA7</text:p>
          </table:table-cell>
          <table:table-cell table:style-name="ce50" office:value-type="float" office:value="16">
            <text:p>16</text:p>
          </table:table-cell>
          <table:table-cell table:style-name="ce50" office:value-type="string">
            <text:p>-</text:p>
          </table:table-cell>
          <table:table-cell table:style-name="ce50" office:value-type="string">
            <text:p>in</text:p>
          </table:table-cell>
          <table:table-cell table:style-name="ce50" office:value-type="string">
            <text:p>ADCINA7</text:p>
          </table:table-cell>
          <table:table-cell table:style-name="ce50"/>
          <table:table-cell table:style-name="ce61" office:value-type="string">
            <text:p>ADC Group A, Channel 7 input</text:p>
          </table:table-cell>
          <table:table-cell table:style-name="ce15" table:number-columns-repeated="212"/>
        </table:table-row>
        <table:table-row table:style-name="ro4">
          <table:table-cell table:style-name="ce42" table:formula="of:=IF([.F10]&lt;&gt;&quot;&quot;;[.E10]&amp;&quot;/&quot;&amp;[.F10];[.E10])" office:value-type="string" office:string-value="ADCINA6/COMP3A/AIO6">
            <text:p>ADCINA6/COMP3A/AIO6</text:p>
          </table:table-cell>
          <table:table-cell table:style-name="ce50" office:value-type="float" office:value="17">
            <text:p>17</text:p>
          </table:table-cell>
          <table:table-cell table:style-name="ce50" office:value-type="float" office:value="14">
            <text:p>14</text:p>
          </table:table-cell>
          <table:table-cell table:style-name="ce50" office:value-type="string">
            <text:p>io</text:p>
          </table:table-cell>
          <table:table-cell table:style-name="ce50" office:value-type="string">
            <text:p>ADCINA6</text:p>
          </table:table-cell>
          <table:table-cell table:style-name="ce50" office:value-type="string">
            <text:p>COMP3A/AIO6</text:p>
          </table:table-cell>
          <table:table-cell table:style-name="ce61" office:value-type="string">
            <text:p>ADC Group A, Channel 6 input</text:p>
          </table:table-cell>
          <table:table-cell table:style-name="ce15" table:number-columns-repeated="212"/>
        </table:table-row>
        <table:table-row table:style-name="ro4">
          <table:table-cell table:style-name="ce42" table:formula="of:=IF([.F11]&lt;&gt;&quot;&quot;;[.E11]&amp;&quot;/&quot;&amp;[.F11];[.E11])" office:value-type="string" office:string-value="ADCINA5">
            <text:p>ADCINA5</text:p>
          </table:table-cell>
          <table:table-cell table:style-name="ce50" office:value-type="float" office:value="18">
            <text:p>18</text:p>
          </table:table-cell>
          <table:table-cell table:style-name="ce50" office:value-type="float" office:value="15">
            <text:p>15</text:p>
          </table:table-cell>
          <table:table-cell table:style-name="ce50" office:value-type="string">
            <text:p>in</text:p>
          </table:table-cell>
          <table:table-cell table:style-name="ce50" office:value-type="string">
            <text:p>ADCINA5</text:p>
          </table:table-cell>
          <table:table-cell table:style-name="ce50"/>
          <table:table-cell table:style-name="ce61" office:value-type="string">
            <text:p>ADC Group A, Channel 5 input</text:p>
          </table:table-cell>
          <table:table-cell table:style-name="ce15" table:number-columns-repeated="212"/>
        </table:table-row>
        <table:table-row table:style-name="ro4">
          <table:table-cell table:style-name="ce42" table:formula="of:=IF([.F12]&lt;&gt;&quot;&quot;;[.E12]&amp;&quot;/&quot;&amp;[.F12];[.E12])" office:value-type="string" office:string-value="ADCINA4/COMP2A/AIO4">
            <text:p>ADCINA4/COMP2A/AIO4</text:p>
          </table:table-cell>
          <table:table-cell table:style-name="ce50" office:value-type="float" office:value="19">
            <text:p>19</text:p>
          </table:table-cell>
          <table:table-cell table:style-name="ce50" office:value-type="float" office:value="16">
            <text:p>16</text:p>
          </table:table-cell>
          <table:table-cell table:style-name="ce50" office:value-type="string">
            <text:p>io</text:p>
          </table:table-cell>
          <table:table-cell table:style-name="ce50" office:value-type="string">
            <text:p>ADCINA4</text:p>
          </table:table-cell>
          <table:table-cell table:style-name="ce50" office:value-type="string">
            <text:p>COMP2A/AIO4</text:p>
          </table:table-cell>
          <table:table-cell table:style-name="ce61" office:value-type="string">
            <text:p>ADC Group A, Channel 4 input</text:p>
          </table:table-cell>
          <table:table-cell table:style-name="ce15" table:number-columns-repeated="212"/>
        </table:table-row>
        <table:table-row table:style-name="ro4">
          <table:table-cell table:style-name="ce42" table:formula="of:=IF([.F13]&lt;&gt;&quot;&quot;;[.E13]&amp;&quot;/&quot;&amp;[.F13];[.E13])" office:value-type="string" office:string-value="ADCINA3">
            <text:p>ADCINA3</text:p>
          </table:table-cell>
          <table:table-cell table:style-name="ce50" office:value-type="float" office:value="20">
            <text:p>20</text:p>
          </table:table-cell>
          <table:table-cell table:style-name="ce50" office:value-type="string">
            <text:p>-</text:p>
          </table:table-cell>
          <table:table-cell table:style-name="ce50" office:value-type="string">
            <text:p>in</text:p>
          </table:table-cell>
          <table:table-cell table:style-name="ce50" office:value-type="string">
            <text:p>ADCINA3</text:p>
          </table:table-cell>
          <table:table-cell table:style-name="ce50"/>
          <table:table-cell table:style-name="ce61" office:value-type="string">
            <text:p>ADC Group A, Channel 3 input</text:p>
          </table:table-cell>
          <table:table-cell table:style-name="ce15" table:number-columns-repeated="212"/>
        </table:table-row>
        <table:table-row table:style-name="ro4">
          <table:table-cell table:style-name="ce42" table:formula="of:=IF([.F14]&lt;&gt;&quot;&quot;;[.E14]&amp;&quot;/&quot;&amp;[.F14];[.E14])" office:value-type="string" office:string-value="ADCINA2/COMP1A/AIO2">
            <text:p>ADCINA2/COMP1A/AIO2</text:p>
          </table:table-cell>
          <table:table-cell table:style-name="ce50" office:value-type="float" office:value="21">
            <text:p>21</text:p>
          </table:table-cell>
          <table:table-cell table:style-name="ce50" office:value-type="float" office:value="17">
            <text:p>17</text:p>
          </table:table-cell>
          <table:table-cell table:style-name="ce50" office:value-type="string">
            <text:p>io</text:p>
          </table:table-cell>
          <table:table-cell table:style-name="ce50" office:value-type="string">
            <text:p>ADCINA2</text:p>
          </table:table-cell>
          <table:table-cell table:style-name="ce50" office:value-type="string">
            <text:p>COMP1A/AIO2</text:p>
          </table:table-cell>
          <table:table-cell table:style-name="ce61" office:value-type="string">
            <text:p>ADC Group A, Channel 2 input</text:p>
          </table:table-cell>
          <table:table-cell table:style-name="ce15" table:number-columns-repeated="212"/>
        </table:table-row>
        <table:table-row table:style-name="ro4">
          <table:table-cell table:style-name="ce42" table:formula="of:=IF([.F15]&lt;&gt;&quot;&quot;;[.E15]&amp;&quot;/&quot;&amp;[.F15];[.E15])" office:value-type="string" office:string-value="ADCINA1">
            <text:p>ADCINA1</text:p>
          </table:table-cell>
          <table:table-cell table:style-name="ce50" office:value-type="float" office:value="22">
            <text:p>22</text:p>
          </table:table-cell>
          <table:table-cell table:style-name="ce50" office:value-type="float" office:value="18">
            <text:p>18</text:p>
          </table:table-cell>
          <table:table-cell table:style-name="ce50" office:value-type="string">
            <text:p>in</text:p>
          </table:table-cell>
          <table:table-cell table:style-name="ce50" office:value-type="string">
            <text:p>ADCINA1</text:p>
          </table:table-cell>
          <table:table-cell table:style-name="ce50"/>
          <table:table-cell table:style-name="ce61" office:value-type="string">
            <text:p>ADC Group A, Channel 1 input</text:p>
          </table:table-cell>
          <table:table-cell table:style-name="ce15" table:number-columns-repeated="212"/>
        </table:table-row>
        <table:table-row table:style-name="ro4">
          <table:table-cell table:style-name="ce42" table:formula="of:=IF([.F16]&lt;&gt;&quot;&quot;;[.E16]&amp;&quot;/&quot;&amp;[.F16];[.E16])" office:value-type="string" office:string-value="ADCINA0">
            <text:p>ADCINA0</text:p>
          </table:table-cell>
          <table:table-cell table:style-name="ce50" office:value-type="float" office:value="23">
            <text:p>23</text:p>
          </table:table-cell>
          <table:table-cell table:style-name="ce50" office:value-type="float" office:value="19">
            <text:p>19</text:p>
          </table:table-cell>
          <table:table-cell table:style-name="ce50" office:value-type="string">
            <text:p>in</text:p>
          </table:table-cell>
          <table:table-cell table:style-name="ce50" office:value-type="string">
            <text:p>ADCINA0</text:p>
          </table:table-cell>
          <table:table-cell table:style-name="ce50"/>
          <table:table-cell table:style-name="ce61" office:value-type="string">
            <text:p>ADC Group A, Channel 0 input</text:p>
          </table:table-cell>
          <table:table-cell table:style-name="ce15" table:number-columns-repeated="212"/>
        </table:table-row>
        <table:table-row table:style-name="ro4">
          <table:table-cell table:style-name="ce42" table:formula="of:=IF([.F17]&lt;&gt;&quot;&quot;;[.E17]&amp;&quot;/&quot;&amp;[.F17];[.E17])" office:value-type="string" office:string-value="VREFHI">
            <text:p>VREFHI</text:p>
          </table:table-cell>
          <table:table-cell table:style-name="ce50" office:value-type="float" office:value="24">
            <text:p>24</text:p>
          </table:table-cell>
          <table:table-cell table:style-name="ce50" office:value-type="float" office:value="19">
            <text:p>19</text:p>
          </table:table-cell>
          <table:table-cell table:style-name="ce50" office:value-type="string">
            <text:p>in</text:p>
          </table:table-cell>
          <table:table-cell table:style-name="ce50" office:value-type="string">
            <text:p>VREFHI</text:p>
          </table:table-cell>
          <table:table-cell table:style-name="ce50"/>
          <table:table-cell table:style-name="ce61" office:value-type="string">
            <text:p>ADC External Reference – only used when in ADC external reference mode.</text:p>
          </table:table-cell>
          <table:table-cell table:style-name="ce15" table:number-columns-repeated="212"/>
        </table:table-row>
        <table:table-row table:style-name="ro4">
          <table:table-cell table:style-name="ce42" table:formula="of:=IF([.F18]&lt;&gt;&quot;&quot;;[.E18]&amp;&quot;/&quot;&amp;[.F18];[.E18])" office:value-type="string" office:string-value="ADCINB7">
            <text:p>ADCINB7</text:p>
          </table:table-cell>
          <table:table-cell table:style-name="ce50" office:value-type="float" office:value="35">
            <text:p>35</text:p>
          </table:table-cell>
          <table:table-cell table:style-name="ce50" office:value-type="string">
            <text:p>-</text:p>
          </table:table-cell>
          <table:table-cell table:style-name="ce50" office:value-type="string">
            <text:p>in</text:p>
          </table:table-cell>
          <table:table-cell table:style-name="ce50" office:value-type="string">
            <text:p>ADCINB7</text:p>
          </table:table-cell>
          <table:table-cell table:style-name="ce50"/>
          <table:table-cell table:style-name="ce61" office:value-type="string">
            <text:p>ADC Group B, Channel 7 input</text:p>
          </table:table-cell>
          <table:table-cell table:style-name="ce15" table:number-columns-repeated="212"/>
        </table:table-row>
        <table:table-row table:style-name="ro4">
          <table:table-cell table:style-name="ce42" table:formula="of:=IF([.F19]&lt;&gt;&quot;&quot;;[.E19]&amp;&quot;/&quot;&amp;[.F19];[.E19])" office:value-type="string" office:string-value="ADCINB6/COMP3B/AIO14">
            <text:p>ADCINB6/COMP3B/AIO14</text:p>
          </table:table-cell>
          <table:table-cell table:style-name="ce50" office:value-type="float" office:value="34">
            <text:p>34</text:p>
          </table:table-cell>
          <table:table-cell table:style-name="ce50" office:value-type="float" office:value="27">
            <text:p>27</text:p>
          </table:table-cell>
          <table:table-cell table:style-name="ce50" office:value-type="string">
            <text:p>io</text:p>
          </table:table-cell>
          <table:table-cell table:style-name="ce50" office:value-type="string">
            <text:p>ADCINB6</text:p>
          </table:table-cell>
          <table:table-cell table:style-name="ce50" office:value-type="string">
            <text:p>COMP3B/AIO14</text:p>
          </table:table-cell>
          <table:table-cell table:style-name="ce62" office:value-type="string">
            <text:p>ADC Group B, Channel 6 input</text:p>
          </table:table-cell>
          <table:table-cell table:style-name="ce15" table:number-columns-repeated="212"/>
        </table:table-row>
        <table:table-row table:style-name="ro4">
          <table:table-cell table:style-name="ce42" table:formula="of:=IF([.F20]&lt;&gt;&quot;&quot;;[.E20]&amp;&quot;/&quot;&amp;[.F20];[.E20])" office:value-type="string" office:string-value="ADCINB5">
            <text:p>ADCINB5</text:p>
          </table:table-cell>
          <table:table-cell table:style-name="ce50" office:value-type="float" office:value="33">
            <text:p>33</text:p>
          </table:table-cell>
          <table:table-cell table:style-name="ce50" office:value-type="float" office:value="26">
            <text:p>26</text:p>
          </table:table-cell>
          <table:table-cell table:style-name="ce50" office:value-type="string">
            <text:p>in</text:p>
          </table:table-cell>
          <table:table-cell table:style-name="ce50" office:value-type="string">
            <text:p>ADCINB5</text:p>
          </table:table-cell>
          <table:table-cell table:style-name="ce50"/>
          <table:table-cell table:style-name="ce62" office:value-type="string">
            <text:p>ADC Group B, Channel 5 input</text:p>
          </table:table-cell>
          <table:table-cell table:style-name="ce15" table:number-columns-repeated="212"/>
        </table:table-row>
        <table:table-row table:style-name="ro4">
          <table:table-cell table:style-name="ce42" table:formula="of:=IF([.F21]&lt;&gt;&quot;&quot;;[.E21]&amp;&quot;/&quot;&amp;[.F21];[.E21])" office:value-type="string" office:string-value="ADCINB4/COMP2B/AIO12">
            <text:p>ADCINB4/COMP2B/AIO12</text:p>
          </table:table-cell>
          <table:table-cell table:style-name="ce50" office:value-type="float" office:value="32">
            <text:p>32</text:p>
          </table:table-cell>
          <table:table-cell table:style-name="ce50" office:value-type="float" office:value="25">
            <text:p>25</text:p>
          </table:table-cell>
          <table:table-cell table:style-name="ce50" office:value-type="string">
            <text:p>io</text:p>
          </table:table-cell>
          <table:table-cell table:style-name="ce50" office:value-type="string">
            <text:p>ADCINB4</text:p>
          </table:table-cell>
          <table:table-cell table:style-name="ce50" office:value-type="string">
            <text:p>COMP2B/AIO12</text:p>
          </table:table-cell>
          <table:table-cell table:style-name="ce62" office:value-type="string">
            <text:p>ADC Group B, Channel 4 input</text:p>
          </table:table-cell>
          <table:table-cell table:style-name="ce15" table:number-columns-repeated="212"/>
        </table:table-row>
        <table:table-row table:style-name="ro4">
          <table:table-cell table:style-name="ce42" table:formula="of:=IF([.F22]&lt;&gt;&quot;&quot;;[.E22]&amp;&quot;/&quot;&amp;[.F22];[.E22])" office:value-type="string" office:string-value="ADCINB3">
            <text:p>ADCINB3</text:p>
          </table:table-cell>
          <table:table-cell table:style-name="ce50" office:value-type="float" office:value="31">
            <text:p>31</text:p>
          </table:table-cell>
          <table:table-cell table:style-name="ce50" office:value-type="string">
            <text:p>-</text:p>
          </table:table-cell>
          <table:table-cell table:style-name="ce50" office:value-type="string">
            <text:p>in</text:p>
          </table:table-cell>
          <table:table-cell table:style-name="ce50" office:value-type="string">
            <text:p>ADCINB3</text:p>
          </table:table-cell>
          <table:table-cell table:style-name="ce50"/>
          <table:table-cell table:style-name="ce62" office:value-type="string">
            <text:p>ADC Group B, Channel 3 input</text:p>
          </table:table-cell>
          <table:table-cell table:style-name="ce15" table:number-columns-repeated="212"/>
        </table:table-row>
        <table:table-row table:style-name="ro4">
          <table:table-cell table:style-name="ce42" table:formula="of:=IF([.F23]&lt;&gt;&quot;&quot;;[.E23]&amp;&quot;/&quot;&amp;[.F23];[.E23])" office:value-type="string" office:string-value="ADCINB2/COMP1B/AIO10">
            <text:p>ADCINB2/COMP1B/AIO10</text:p>
          </table:table-cell>
          <table:table-cell table:style-name="ce50" office:value-type="float" office:value="30">
            <text:p>30</text:p>
          </table:table-cell>
          <table:table-cell table:style-name="ce50" office:value-type="float" office:value="24">
            <text:p>24</text:p>
          </table:table-cell>
          <table:table-cell table:style-name="ce50" office:value-type="string">
            <text:p>io</text:p>
          </table:table-cell>
          <table:table-cell table:style-name="ce50" office:value-type="string">
            <text:p>ADCINB2</text:p>
          </table:table-cell>
          <table:table-cell table:style-name="ce50" office:value-type="string">
            <text:p>COMP1B/AIO10</text:p>
          </table:table-cell>
          <table:table-cell table:style-name="ce62" office:value-type="string">
            <text:p>ADC Group B, Channel 3 input</text:p>
          </table:table-cell>
          <table:table-cell table:style-name="ce15" table:number-columns-repeated="212"/>
        </table:table-row>
        <table:table-row table:style-name="ro4">
          <table:table-cell table:style-name="ce42" table:formula="of:=IF([.F24]&lt;&gt;&quot;&quot;;[.E24]&amp;&quot;/&quot;&amp;[.F24];[.E24])" office:value-type="string" office:string-value="ADCINB1">
            <text:p>ADCINB1</text:p>
          </table:table-cell>
          <table:table-cell table:style-name="ce50" office:value-type="float" office:value="29">
            <text:p>29</text:p>
          </table:table-cell>
          <table:table-cell table:style-name="ce50" office:value-type="float" office:value="23">
            <text:p>23</text:p>
          </table:table-cell>
          <table:table-cell table:style-name="ce50" office:value-type="string">
            <text:p>in</text:p>
          </table:table-cell>
          <table:table-cell table:style-name="ce50" office:value-type="string">
            <text:p>ADCINB1</text:p>
          </table:table-cell>
          <table:table-cell table:style-name="ce50"/>
          <table:table-cell table:style-name="ce62" office:value-type="string">
            <text:p>ADC Group B, Channel 1 input</text:p>
          </table:table-cell>
          <table:table-cell table:style-name="ce15" table:number-columns-repeated="212"/>
        </table:table-row>
        <table:table-row table:style-name="ro4">
          <table:table-cell table:style-name="ce42" table:formula="of:=IF([.F25]&lt;&gt;&quot;&quot;;[.E25]&amp;&quot;/&quot;&amp;[.F25];[.E25])" office:value-type="string" office:string-value="ADCINB0">
            <text:p>ADCINB0</text:p>
          </table:table-cell>
          <table:table-cell table:style-name="ce50" office:value-type="float" office:value="28">
            <text:p>28</text:p>
          </table:table-cell>
          <table:table-cell table:style-name="ce50" office:value-type="float" office:value="22">
            <text:p>22</text:p>
          </table:table-cell>
          <table:table-cell table:style-name="ce50" office:value-type="string">
            <text:p>in</text:p>
          </table:table-cell>
          <table:table-cell table:style-name="ce50" office:value-type="string">
            <text:p>ADCINB0</text:p>
          </table:table-cell>
          <table:table-cell table:style-name="ce50"/>
          <table:table-cell table:style-name="ce62" office:value-type="string">
            <text:p>ADC Group B, Channel 0 input</text:p>
          </table:table-cell>
          <table:table-cell table:style-name="ce15" table:number-columns-repeated="212"/>
        </table:table-row>
        <table:table-row table:style-name="ro4">
          <table:table-cell table:style-name="ce42" table:formula="of:=IF([.F26]&lt;&gt;&quot;&quot;;[.E26]&amp;&quot;/&quot;&amp;[.F26];[.E26])" office:value-type="string" office:string-value="VREFLO">
            <text:p>VREFLO</text:p>
          </table:table-cell>
          <table:table-cell table:style-name="ce50" office:value-type="float" office:value="27">
            <text:p>27</text:p>
          </table:table-cell>
          <table:table-cell table:style-name="ce50" office:value-type="float" office:value="21">
            <text:p>21</text:p>
          </table:table-cell>
          <table:table-cell table:style-name="ce50" office:value-type="string">
            <text:p>in</text:p>
          </table:table-cell>
          <table:table-cell table:style-name="ce50" office:value-type="string">
            <text:p>VREFLO</text:p>
          </table:table-cell>
          <table:table-cell table:style-name="ce50"/>
          <table:table-cell table:style-name="ce61" office:value-type="string">
            <text:p>connected to VSSA on the 80-pin PN and PFP devices.</text:p>
          </table:table-cell>
          <table:table-cell table:style-name="ce15" table:number-columns-repeated="212"/>
        </table:table-row>
        <table:table-row table:style-name="ro4">
          <table:table-cell table:style-name="ce43" office:value-type="string">
            <text:p>VDDA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pwr</text:p>
          </table:table-cell>
          <table:table-cell table:style-name="ce51" table:number-columns-repeated="2"/>
          <table:table-cell table:style-name="ce63" office:value-type="string">
            <text:p>Analog Power Pin.</text:p>
          </table:table-cell>
          <table:table-cell table:style-name="ce15" table:number-columns-repeated="212"/>
        </table:table-row>
        <table:table-row table:style-name="ro4">
          <table:table-cell table:style-name="ce44" office:value-type="string">
            <text:p>VSSA</text:p>
          </table:table-cell>
          <table:table-cell table:style-name="ce52" office:value-type="float" office:value="26">
            <text:p>26</text:p>
          </table:table-cell>
          <table:table-cell table:style-name="ce52" office:value-type="float" office:value="21">
            <text:p>21</text:p>
          </table:table-cell>
          <table:table-cell table:style-name="ce52" office:value-type="string">
            <text:p>pwr</text:p>
          </table:table-cell>
          <table:table-cell table:style-name="ce52" table:number-columns-repeated="2"/>
          <table:table-cell table:style-name="ce64" office:value-type="string">
            <text:p>Analog Ground Pin.</text:p>
          </table:table-cell>
          <table:table-cell table:style-name="ce15" table:number-columns-repeated="212"/>
        </table:table-row>
        <table:table-row table:style-name="ro4">
          <table:table-cell table:style-name="ce43" office:value-type="string">
            <text:p>VDD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1" office:value-type="string">
            <text:p>pwr</text:p>
          </table:table-cell>
          <table:table-cell table:style-name="ce51" table:number-columns-repeated="2"/>
          <table:table-cell table:style-name="ce63" office:value-type="string">
            <text:p>CPU and Logic Digital Power Pins.</text:p>
          </table:table-cell>
          <table:table-cell table:style-name="ce15" table:number-columns-repeated="212"/>
        </table:table-row>
        <table:table-row table:style-name="ro4">
          <table:table-cell table:style-name="ce43" office:value-type="string">
            <text:p>VDD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2">
            <text:p>12</text:p>
          </table:table-cell>
          <table:table-cell table:style-name="ce51" office:value-type="string">
            <text:p>pwr</text:p>
          </table:table-cell>
          <table:table-cell table:style-name="ce51" table:number-columns-repeated="2"/>
          <table:table-cell table:style-name="ce65"/>
          <table:table-cell table:style-name="ce15" table:number-columns-repeated="212"/>
        </table:table-row>
        <table:table-row table:style-name="ro4">
          <table:table-cell table:style-name="ce43" office:value-type="string">
            <text:p>VDD</text:p>
          </table:table-cell>
          <table:table-cell table:style-name="ce51" office:value-type="float" office:value="37">
            <text:p>37</text:p>
          </table:table-cell>
          <table:table-cell table:style-name="ce51" office:value-type="float" office:value="29">
            <text:p>29</text:p>
          </table:table-cell>
          <table:table-cell table:style-name="ce51" office:value-type="string">
            <text:p>pwr</text:p>
          </table:table-cell>
          <table:table-cell table:style-name="ce51" table:number-columns-repeated="2"/>
          <table:table-cell table:style-name="ce65"/>
          <table:table-cell table:style-name="ce15" table:number-columns-repeated="212"/>
        </table:table-row>
        <table:table-row table:style-name="ro4">
          <table:table-cell table:style-name="ce43" office:value-type="string">
            <text:p>VDD</text:p>
          </table:table-cell>
          <table:table-cell table:style-name="ce51" office:value-type="float" office:value="63">
            <text:p>63</text:p>
          </table:table-cell>
          <table:table-cell table:style-name="ce51" office:value-type="float" office:value="51">
            <text:p>51</text:p>
          </table:table-cell>
          <table:table-cell table:style-name="ce51" office:value-type="string">
            <text:p>pwr</text:p>
          </table:table-cell>
          <table:table-cell table:style-name="ce51" table:number-columns-repeated="2"/>
          <table:table-cell table:style-name="ce65"/>
          <table:table-cell table:style-name="ce15" table:number-columns-repeated="212"/>
        </table:table-row>
        <table:table-row table:style-name="ro4">
          <table:table-cell table:style-name="ce43" office:value-type="string">
            <text:p>VDD</text:p>
          </table:table-cell>
          <table:table-cell table:style-name="ce51" office:value-type="float" office:value="81">
            <text:p>81</text:p>
          </table:table-cell>
          <table:table-cell table:style-name="ce51" office:value-type="float" office:value="65">
            <text:p>65</text:p>
          </table:table-cell>
          <table:table-cell table:style-name="ce51" office:value-type="string">
            <text:p>pwr</text:p>
          </table:table-cell>
          <table:table-cell table:style-name="ce51" table:number-columns-repeated="2"/>
          <table:table-cell table:style-name="ce65"/>
          <table:table-cell table:style-name="ce15" table:number-columns-repeated="212"/>
        </table:table-row>
        <table:table-row table:style-name="ro4">
          <table:table-cell table:style-name="ce43" office:value-type="string">
            <text:p>VDD</text:p>
          </table:table-cell>
          <table:table-cell table:style-name="ce51" office:value-type="float" office:value="91">
            <text:p>91</text:p>
          </table:table-cell>
          <table:table-cell table:style-name="ce51" office:value-type="float" office:value="72">
            <text:p>72</text:p>
          </table:table-cell>
          <table:table-cell table:style-name="ce51" office:value-type="string">
            <text:p>pwr</text:p>
          </table:table-cell>
          <table:table-cell table:style-name="ce51" table:number-columns-repeated="2"/>
          <table:table-cell table:style-name="ce65"/>
          <table:table-cell table:style-name="ce15" table:number-columns-repeated="212"/>
        </table:table-row>
        <table:table-row table:style-name="ro4">
          <table:table-cell table:style-name="ce43" office:value-type="string">
            <text:p>VDDIO</text:p>
          </table:table-cell>
          <table:table-cell table:style-name="ce51" office:value-type="float" office:value="5">
            <text:p>5</text:p>
          </table:table-cell>
          <table:table-cell table:style-name="ce51" office:value-type="float" office:value="4">
            <text:p>4</text:p>
          </table:table-cell>
          <table:table-cell table:style-name="ce51" office:value-type="string">
            <text:p>pwr</text:p>
          </table:table-cell>
          <table:table-cell table:style-name="ce51" table:number-columns-repeated="2"/>
          <table:table-cell table:style-name="ce63" office:value-type="string">
            <text:p>Digital I/O and Flash Power Pin – Single Supply source when VREG is enabled.</text:p>
          </table:table-cell>
          <table:table-cell table:style-name="ce15" table:number-columns-repeated="212"/>
        </table:table-row>
        <table:table-row table:style-name="ro4">
          <table:table-cell table:style-name="ce43" office:value-type="string">
            <text:p>VDDIO</text:p>
          </table:table-cell>
          <table:table-cell table:style-name="ce51" office:value-type="float" office:value="13">
            <text:p>13</text:p>
          </table:table-cell>
          <table:table-cell table:style-name="ce51" office:value-type="float" office:value="11">
            <text:p>11</text:p>
          </table:table-cell>
          <table:table-cell table:style-name="ce51" office:value-type="string">
            <text:p>pwr</text:p>
          </table:table-cell>
          <table:table-cell table:style-name="ce51" table:number-columns-repeated="2"/>
          <table:table-cell table:style-name="ce65"/>
          <table:table-cell table:style-name="ce15" table:number-columns-repeated="212"/>
        </table:table-row>
        <table:table-row table:style-name="ro4">
          <table:table-cell table:style-name="ce43" office:value-type="string">
            <text:p>VDDIO</text:p>
          </table:table-cell>
          <table:table-cell table:style-name="ce51" office:value-type="float" office:value="38">
            <text:p>38</text:p>
          </table:table-cell>
          <table:table-cell table:style-name="ce51" office:value-type="float" office:value="30">
            <text:p>30</text:p>
          </table:table-cell>
          <table:table-cell table:style-name="ce51" office:value-type="string">
            <text:p>pwr</text:p>
          </table:table-cell>
          <table:table-cell table:style-name="ce51" table:number-columns-repeated="2"/>
          <table:table-cell table:style-name="ce65"/>
          <table:table-cell table:style-name="ce15" table:number-columns-repeated="212"/>
        </table:table-row>
        <table:table-row table:style-name="ro4">
          <table:table-cell table:style-name="ce43" office:value-type="string">
            <text:p>VDDIO</text:p>
          </table:table-cell>
          <table:table-cell table:style-name="ce51" office:value-type="float" office:value="61">
            <text:p>61</text:p>
          </table:table-cell>
          <table:table-cell table:style-name="ce51" office:value-type="float" office:value="49">
            <text:p>49</text:p>
          </table:table-cell>
          <table:table-cell table:style-name="ce51" office:value-type="string">
            <text:p>pwr</text:p>
          </table:table-cell>
          <table:table-cell table:style-name="ce51" table:number-columns-repeated="2"/>
          <table:table-cell table:style-name="ce65"/>
          <table:table-cell table:style-name="ce15" table:number-columns-repeated="212"/>
        </table:table-row>
        <table:table-row table:style-name="ro4">
          <table:table-cell table:style-name="ce43" office:value-type="string">
            <text:p>VDDIO</text:p>
          </table:table-cell>
          <table:table-cell table:style-name="ce51" office:value-type="float" office:value="79">
            <text:p>79</text:p>
          </table:table-cell>
          <table:table-cell table:style-name="ce51" office:value-type="float" office:value="63">
            <text:p>63</text:p>
          </table:table-cell>
          <table:table-cell table:style-name="ce51" office:value-type="string">
            <text:p>pwr</text:p>
          </table:table-cell>
          <table:table-cell table:style-name="ce51" table:number-columns-repeated="2"/>
          <table:table-cell table:style-name="ce65"/>
          <table:table-cell table:style-name="ce15" table:number-columns-repeated="212"/>
        </table:table-row>
        <table:table-row table:style-name="ro4">
          <table:table-cell table:style-name="ce43" office:value-type="string">
            <text:p>VDDIO</text:p>
          </table:table-cell>
          <table:table-cell table:style-name="ce51" office:value-type="float" office:value="93">
            <text:p>93</text:p>
          </table:table-cell>
          <table:table-cell table:style-name="ce51" office:value-type="float" office:value="74">
            <text:p>74</text:p>
          </table:table-cell>
          <table:table-cell table:style-name="ce51" office:value-type="string">
            <text:p>pwr</text:p>
          </table:table-cell>
          <table:table-cell table:style-name="ce51" table:number-columns-repeated="2"/>
          <table:table-cell table:style-name="ce65"/>
          <table:table-cell table:style-name="ce15" table:number-columns-repeated="212"/>
        </table:table-row>
        <table:table-row table:style-name="ro4">
          <table:table-cell table:style-name="ce45" office:value-type="string">
            <text:p>VSS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3">
            <text:p>3</text:p>
          </table:table-cell>
          <table:table-cell table:style-name="ce53" office:value-type="string">
            <text:p>pwr</text:p>
          </table:table-cell>
          <table:table-cell table:style-name="ce53" table:number-columns-repeated="2"/>
          <table:table-cell table:style-name="ce66" office:value-type="string">
            <text:p>Digital Ground Pins</text:p>
          </table:table-cell>
          <table:table-cell table:style-name="ce15" table:number-columns-repeated="212"/>
        </table:table-row>
        <table:table-row table:style-name="ro4">
          <table:table-cell table:style-name="ce45" office:value-type="string">
            <text:p>VSS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13">
            <text:p>13</text:p>
          </table:table-cell>
          <table:table-cell table:style-name="ce53" office:value-type="string">
            <text:p>pwr</text:p>
          </table:table-cell>
          <table:table-cell table:style-name="ce53" table:number-columns-repeated="2"/>
          <table:table-cell table:style-name="ce66"/>
          <table:table-cell table:style-name="ce15" table:number-columns-repeated="212"/>
        </table:table-row>
        <table:table-row table:style-name="ro4">
          <table:table-cell table:style-name="ce45" office:value-type="string">
            <text:p>VSS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28">
            <text:p>28</text:p>
          </table:table-cell>
          <table:table-cell table:style-name="ce53" office:value-type="string">
            <text:p>pwr</text:p>
          </table:table-cell>
          <table:table-cell table:style-name="ce53" table:number-columns-repeated="2"/>
          <table:table-cell table:style-name="ce66"/>
          <table:table-cell table:style-name="ce15" table:number-columns-repeated="212"/>
        </table:table-row>
        <table:table-row table:style-name="ro4">
          <table:table-cell table:style-name="ce45" office:value-type="string">
            <text:p>VSS</text:p>
          </table:table-cell>
          <table:table-cell table:style-name="ce53" office:value-type="float" office:value="47">
            <text:p>47</text:p>
          </table:table-cell>
          <table:table-cell table:style-name="ce53" office:value-type="float" office:value="38">
            <text:p>38</text:p>
          </table:table-cell>
          <table:table-cell table:style-name="ce53" office:value-type="string">
            <text:p>pwr</text:p>
          </table:table-cell>
          <table:table-cell table:style-name="ce53" table:number-columns-repeated="2"/>
          <table:table-cell table:style-name="ce66"/>
          <table:table-cell table:style-name="ce15" table:number-columns-repeated="212"/>
        </table:table-row>
        <table:table-row table:style-name="ro4">
          <table:table-cell table:style-name="ce45" office:value-type="string">
            <text:p>VSS</text:p>
          </table:table-cell>
          <table:table-cell table:style-name="ce53" office:value-type="float" office:value="62">
            <text:p>62</text:p>
          </table:table-cell>
          <table:table-cell table:style-name="ce53" office:value-type="float" office:value="50">
            <text:p>50</text:p>
          </table:table-cell>
          <table:table-cell table:style-name="ce53" office:value-type="string">
            <text:p>pwr</text:p>
          </table:table-cell>
          <table:table-cell table:style-name="ce53" table:number-columns-repeated="2"/>
          <table:table-cell table:style-name="ce66"/>
          <table:table-cell table:style-name="ce15" table:number-columns-repeated="212"/>
        </table:table-row>
        <table:table-row table:style-name="ro4">
          <table:table-cell table:style-name="ce45" office:value-type="string">
            <text:p>VSS</text:p>
          </table:table-cell>
          <table:table-cell table:style-name="ce53" office:value-type="float" office:value="80">
            <text:p>80</text:p>
          </table:table-cell>
          <table:table-cell table:style-name="ce53" office:value-type="float" office:value="64">
            <text:p>64</text:p>
          </table:table-cell>
          <table:table-cell table:style-name="ce53" office:value-type="string">
            <text:p>pwr</text:p>
          </table:table-cell>
          <table:table-cell table:style-name="ce53" table:number-columns-repeated="2"/>
          <table:table-cell table:style-name="ce66"/>
          <table:table-cell table:style-name="ce15" table:number-columns-repeated="212"/>
        </table:table-row>
        <table:table-row table:style-name="ro4">
          <table:table-cell table:style-name="ce45" office:value-type="string">
            <text:p>VSS</text:p>
          </table:table-cell>
          <table:table-cell table:style-name="ce53" office:value-type="float" office:value="92">
            <text:p>92</text:p>
          </table:table-cell>
          <table:table-cell table:style-name="ce53" office:value-type="float" office:value="73">
            <text:p>73</text:p>
          </table:table-cell>
          <table:table-cell table:style-name="ce53" office:value-type="string">
            <text:p>pwr</text:p>
          </table:table-cell>
          <table:table-cell table:style-name="ce53" table:number-columns-repeated="2"/>
          <table:table-cell table:style-name="ce66"/>
          <table:table-cell table:style-name="ce15" table:number-columns-repeated="212"/>
        </table:table-row>
        <table:table-row table:style-name="ro4">
          <table:table-cell table:style-name="ce46" office:value-type="string">
            <text:p>\_VREGENZ\_</text:p>
          </table:table-cell>
          <table:table-cell table:style-name="ce54" office:value-type="float" office:value="90">
            <text:p>90</text:p>
          </table:table-cell>
          <table:table-cell table:style-name="ce54" office:value-type="float" office:value="71">
            <text:p>71</text:p>
          </table:table-cell>
          <table:table-cell table:style-name="ce54" office:value-type="string">
            <text:p>in</text:p>
          </table:table-cell>
          <table:table-cell table:style-name="ce54" table:number-columns-repeated="2"/>
          <table:table-cell table:style-name="ce67"/>
          <table:table-cell table:style-name="ce15" table:number-columns-repeated="212"/>
        </table:table-row>
        <table:table-row table:style-name="ro4">
          <table:table-cell table:style-name="ce38" table:formula="of:=IF([.F49]&lt;&gt;&quot;&quot;;[.E49]&amp;&quot;/&quot;&amp;[.F49];[.E49])" office:value-type="string" office:string-value="GPIO0/EPWM1A">
            <text:p>GPIO0/EPWM1A</text:p>
          </table:table-cell>
          <table:table-cell table:style-name="ce48" office:value-type="float" office:value="87">
            <text:p>87</text:p>
          </table:table-cell>
          <table:table-cell table:style-name="ce48" office:value-type="float" office:value="69">
            <text:p>69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0/EPWM1A</text:p>
          </table:table-cell>
          <table:table-cell table:style-name="ce57"/>
          <table:table-cell table:style-name="ce58" office:value-type="string">
            <text:p>Enhanced PWM1 Output A and HRPWM channel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50]&lt;&gt;&quot;&quot;;[.E50]&amp;&quot;/&quot;&amp;[.F50];[.E50])" office:value-type="string" office:string-value="GPIO1/COMP1OUT/EPWM1B">
            <text:p>GPIO1/COMP1OUT/EPWM1B</text:p>
          </table:table-cell>
          <table:table-cell table:style-name="ce48" office:value-type="float" office:value="86">
            <text:p>86</text:p>
          </table:table-cell>
          <table:table-cell table:style-name="ce48" office:value-type="float" office:value="68">
            <text:p>68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1/COMP1OUT/EPWM1B</text:p>
          </table:table-cell>
          <table:table-cell table:style-name="ce57"/>
          <table:table-cell table:style-name="ce58" office:value-type="string">
            <text:p>Enhanced PWM1 Output B, Direct output of Comparator 1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51]&lt;&gt;&quot;&quot;;[.E51]&amp;&quot;/&quot;&amp;[.F51];[.E51])" office:value-type="string" office:string-value="GPIO2/EPWM2A">
            <text:p>GPIO2/EPWM2A</text:p>
          </table:table-cell>
          <table:table-cell table:style-name="ce48" office:value-type="float" office:value="84">
            <text:p>84</text:p>
          </table:table-cell>
          <table:table-cell table:style-name="ce48" office:value-type="float" office:value="67">
            <text:p>67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2/EPWM2A</text:p>
          </table:table-cell>
          <table:table-cell table:style-name="ce57"/>
          <table:table-cell table:style-name="ce58" office:value-type="string">
            <text:p>Enhanced PWM2 Output A and HRPWM channel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52]&lt;&gt;&quot;&quot;;[.E52]&amp;&quot;/&quot;&amp;[.F52];[.E52])" office:value-type="string" office:string-value="GPIO3/SPISOMIA/COMP2OUT/EPWM2B">
            <text:p>GPIO3/SPISOMIA/COMP2OUT/EPWM2B</text:p>
          </table:table-cell>
          <table:table-cell table:style-name="ce48" office:value-type="float" office:value="83">
            <text:p>83</text:p>
          </table:table-cell>
          <table:table-cell table:style-name="ce48" office:value-type="float" office:value="66">
            <text:p>66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3/SPISOMIA/COMP2OUT/EPWM2B</text:p>
          </table:table-cell>
          <table:table-cell table:style-name="ce57"/>
          <table:table-cell table:style-name="ce58" office:value-type="string">
            <text:p>Enhanced PWM2 Output B, SPI-A slave out, master in, Direct output of Comparator 2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53]&lt;&gt;&quot;&quot;;[.E53]&amp;&quot;/&quot;&amp;[.F53];[.E53])" office:value-type="string" office:string-value="GPIO4/EPWM3A">
            <text:p>GPIO4/EPWM3A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7">
            <text:p>7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4/EPWM3A</text:p>
          </table:table-cell>
          <table:table-cell table:style-name="ce57"/>
          <table:table-cell table:style-name="ce58" office:value-type="string">
            <text:p>Enhanced PWM3 output A and HRPWM channel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54]&lt;&gt;&quot;&quot;;[.E54]&amp;&quot;/&quot;&amp;[.F54];[.E54])" office:value-type="string" office:string-value="GPIO5/SPISOMOA/ECAP1/EPWM3B">
            <text:p>GPIO5/SPISOMOA/ECAP1/EPWM3B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8">
            <text:p>8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5/SPISOMOA/ECAP1/EPWM3B</text:p>
          </table:table-cell>
          <table:table-cell table:style-name="ce57"/>
          <table:table-cell table:style-name="ce58" office:value-type="string">
            <text:p>Enhanced PWM3 output B, SPI-A slave in, master out, Enhanced Capture input/output 1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55]&lt;&gt;&quot;&quot;;[.E55]&amp;&quot;/&quot;&amp;[.F55];[.E55])" office:value-type="string" office:string-value="GPIO6/EPWMSYNCI/EPWMSYNCO/EPWM4A">
            <text:p>GPIO6/EPWMSYNCI/EPWMSYNCO/EPWM4A</text:p>
          </table:table-cell>
          <table:table-cell table:style-name="ce48" office:value-type="float" office:value="58">
            <text:p>58</text:p>
          </table:table-cell>
          <table:table-cell table:style-name="ce48" office:value-type="float" office:value="46">
            <text:p>46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6/EPWMSYNCI/EPWMSYNCO/EPWM4A</text:p>
          </table:table-cell>
          <table:table-cell table:style-name="ce57"/>
          <table:table-cell table:style-name="ce58" office:value-type="string">
            <text:p>Enhanced PWM4 output A and HRPWM channel, External ePWM sync pulse input/output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56]&lt;&gt;&quot;&quot;;[.E56]&amp;&quot;/&quot;&amp;[.F56];[.E56])" office:value-type="string" office:string-value="GPIO7/SCIRXDA/ECAP2/EPWM4B">
            <text:p>GPIO7/SCIRXDA/ECAP2/EPWM4B</text:p>
          </table:table-cell>
          <table:table-cell table:style-name="ce48" office:value-type="float" office:value="57">
            <text:p>57</text:p>
          </table:table-cell>
          <table:table-cell table:style-name="ce48" office:value-type="float" office:value="45">
            <text:p>45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7/SCIRXDA/ECAP2/EPWM4B</text:p>
          </table:table-cell>
          <table:table-cell table:style-name="ce57"/>
          <table:table-cell table:style-name="ce58" office:value-type="string">
            <text:p>Enhanced PWM4 output B, SCI-A receive data, Enhanced Capture input/output 2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57]&lt;&gt;&quot;&quot;;[.E57]&amp;&quot;/&quot;&amp;[.F57];[.E57])" office:value-type="string" office:string-value="GPIO8/\_ADCSOCAO\_/EPWM5A">
            <text:p>GPIO8/\_ADCSOCAO\_/EPWM5A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43">
            <text:p>43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8/\_ADCSOCAO\_/EPWM5A</text:p>
          </table:table-cell>
          <table:table-cell table:style-name="ce57"/>
          <table:table-cell table:style-name="ce58" office:value-type="string">
            <text:p>Enhanced PWM5 output A and HRPWM channel, ADC start-of-conversion A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58]&lt;&gt;&quot;&quot;;[.E58]&amp;&quot;/&quot;&amp;[.F58];[.E58])" office:value-type="string" office:string-value="GPIO9/SCITXDB/ECAP3/EPWM5B">
            <text:p>GPIO9/SCITXDB/ECAP3/EPWM5B</text:p>
          </table:table-cell>
          <table:table-cell table:style-name="ce48" office:value-type="float" office:value="49">
            <text:p>49</text:p>
          </table:table-cell>
          <table:table-cell table:style-name="ce48" office:value-type="float" office:value="39">
            <text:p>39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9/SCITXDB/ECAP3/EPWM5B</text:p>
          </table:table-cell>
          <table:table-cell table:style-name="ce57"/>
          <table:table-cell table:style-name="ce58" office:value-type="string">
            <text:p>Enhanced PWM5 output B, SCI-B transmit data, Enhanced Capture input/output 3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59]&lt;&gt;&quot;&quot;;[.E59]&amp;&quot;/&quot;&amp;[.F59];[.E59])" office:value-type="string" office:string-value="GPIO10/\_ADCSOCBO\_/EPWM6A">
            <text:p>GPIO10/\_ADCSOCBO\_/EPWM6A</text:p>
          </table:table-cell>
          <table:table-cell table:style-name="ce48" office:value-type="float" office:value="74">
            <text:p>74</text:p>
          </table:table-cell>
          <table:table-cell table:style-name="ce48" office:value-type="float" office:value="60">
            <text:p>60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10/\_ADCSOCBO\_/EPWM6A</text:p>
          </table:table-cell>
          <table:table-cell table:style-name="ce57"/>
          <table:table-cell table:style-name="ce58" office:value-type="string">
            <text:p>Enhanced PWM6 output A and HRPWM channel, ADC start-of-conversion B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60]&lt;&gt;&quot;&quot;;[.E60]&amp;&quot;/&quot;&amp;[.F60];[.E60])" office:value-type="string" office:string-value="GPIO11/SCIRXDB/ECAP1/EPWM6B">
            <text:p>GPIO11/SCIRXDB/ECAP1/EPWM6B</text:p>
          </table:table-cell>
          <table:table-cell table:style-name="ce48" office:value-type="float" office:value="73">
            <text:p>73</text:p>
          </table:table-cell>
          <table:table-cell table:style-name="ce48" office:value-type="float" office:value="59">
            <text:p>59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11/SCIRXDB/ECAP1/EPWM6B</text:p>
          </table:table-cell>
          <table:table-cell table:style-name="ce57"/>
          <table:table-cell table:style-name="ce58" office:value-type="string">
            <text:p>Enhanced PWM6 output B, SCI-B receive data Enhanced Capture input/output 1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61]&lt;&gt;&quot;&quot;;[.E61]&amp;&quot;/&quot;&amp;[.F61];[.E61])" office:value-type="string" office:string-value="GPIO12/\_TZ1\_/SCITXDA/SPISIMOB">
            <text:p>GPIO12/\_TZ1\_/SCITXDA/SPISIMOB</text:p>
          </table:table-cell>
          <table:table-cell table:style-name="ce48" office:value-type="float" office:value="44">
            <text:p>44</text:p>
          </table:table-cell>
          <table:table-cell table:style-name="ce48" office:value-type="float" office:value="35">
            <text:p>35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12/\_TZ1\_/SCITXDA/SPISIMOB</text:p>
          </table:table-cell>
          <table:table-cell table:style-name="ce57"/>
          <table:table-cell table:style-name="ce58" office:value-type="string">
            <text:p>Trip Zone input 1, SCI-A transmit data, SPI-B slave in, master out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62]&lt;&gt;&quot;&quot;;[.E62]&amp;&quot;/&quot;&amp;[.F62];[.E62])" office:value-type="string" office:string-value="GPIO13/\_TZ2\_/SPISOMIB">
            <text:p>GPIO13/\_TZ2\_/SPISOMIB</text:p>
          </table:table-cell>
          <table:table-cell table:style-name="ce48" office:value-type="float" office:value="95">
            <text:p>95</text:p>
          </table:table-cell>
          <table:table-cell table:style-name="ce48" office:value-type="float" office:value="75">
            <text:p>75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13/\_TZ2\_/SPISOMIB</text:p>
          </table:table-cell>
          <table:table-cell table:style-name="ce57"/>
          <table:table-cell table:style-name="ce58" office:value-type="string">
            <text:p>Trip Zone input 2, SPI-B slave out, master in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63]&lt;&gt;&quot;&quot;;[.E63]&amp;&quot;/&quot;&amp;[.F63];[.E63])" office:value-type="string" office:string-value="GPIO14/\_TZ3\_/SCITXDB/SPICLKB">
            <text:p>GPIO14/\_TZ3\_/SCITXDB/SPICLKB</text:p>
          </table:table-cell>
          <table:table-cell table:style-name="ce48" office:value-type="float" office:value="96">
            <text:p>96</text:p>
          </table:table-cell>
          <table:table-cell table:style-name="ce48" office:value-type="float" office:value="76">
            <text:p>76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14/\_TZ3\_/SCITXDB/SPICLKB</text:p>
          </table:table-cell>
          <table:table-cell table:style-name="ce57"/>
          <table:table-cell table:style-name="ce58" office:value-type="string">
            <text:p>Trip zone input 3/SCI-B transmit data/SPI-B clock input/output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64]&lt;&gt;&quot;&quot;;[.E64]&amp;&quot;/&quot;&amp;[.F64];[.E64])" office:value-type="string" office:string-value="GPIO15/ECAP2/SCIRXDB/\_SPISTEB\_">
            <text:p>GPIO15/ECAP2/SCIRXDB/\_SPISTEB\_</text:p>
          </table:table-cell>
          <table:table-cell table:style-name="ce48" office:value-type="float" office:value="88">
            <text:p>88</text:p>
          </table:table-cell>
          <table:table-cell table:style-name="ce48" office:value-type="float" office:value="70">
            <text:p>70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15/ECAP2/SCIRXDB/\_SPISTEB\_</text:p>
          </table:table-cell>
          <table:table-cell table:style-name="ce57"/>
          <table:table-cell table:style-name="ce58" office:value-type="string">
            <text:p>Enhanced Capture input/output 2/SCI-B receive data/SPI-B slave transmit enable input/output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65]&lt;&gt;&quot;&quot;;[.E65]&amp;&quot;/&quot;&amp;[.F65];[.E65])" office:value-type="string" office:string-value="GPIO16/SPISIMOA/\_TZ2\_">
            <text:p>GPIO16/SPISIMOA/\_TZ2\_</text:p>
          </table:table-cell>
          <table:table-cell table:style-name="ce48" office:value-type="float" office:value="55">
            <text:p>55</text:p>
          </table:table-cell>
          <table:table-cell table:style-name="ce48" office:value-type="float" office:value="44">
            <text:p>44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16/SPISIMOA/\_TZ2\_</text:p>
          </table:table-cell>
          <table:table-cell table:style-name="ce57"/>
          <table:table-cell table:style-name="ce68" office:value-type="string">
            <text:p>SPI-A slave in, master out/<text:span text:style-name="T1">Trip Zone input 2</text:span>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66]&lt;&gt;&quot;&quot;;[.E66]&amp;&quot;/&quot;&amp;[.F66];[.E66])" office:value-type="string" office:string-value="GPIO17/SPISOMIA/\_TZ3\_">
            <text:p>GPIO17/SPISOMIA/\_TZ3\_</text:p>
          </table:table-cell>
          <table:table-cell table:style-name="ce48" office:value-type="float" office:value="52">
            <text:p>52</text:p>
          </table:table-cell>
          <table:table-cell table:style-name="ce48" office:value-type="float" office:value="42">
            <text:p>42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17/SPISOMIA/\_TZ3\_</text:p>
          </table:table-cell>
          <table:table-cell table:style-name="ce57"/>
          <table:table-cell table:style-name="ce68" office:value-type="string">
            <text:p>SPI-A slave out, master in, <text:span text:style-name="T1">Trip zone input 3</text:span></text:p>
          </table:table-cell>
          <table:table-cell table:style-name="ce15" table:number-columns-repeated="212"/>
        </table:table-row>
        <table:table-row table:style-name="ro4">
          <table:table-cell table:style-name="ce38" table:formula="of:=[.E67]" office:value-type="string" office:string-value="XCLKOUT">
            <text:p>XCLKOUT</text:p>
          </table:table-cell>
          <table:table-cell table:style-name="ce48" office:value-type="float" office:value="51">
            <text:p>51</text:p>
          </table:table-cell>
          <table:table-cell table:style-name="ce48" office:value-type="float" office:value="41">
            <text:p>41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XCLKOUT</text:p>
          </table:table-cell>
          <table:table-cell table:style-name="ce57" office:value-type="string">
            <text:p>GPIO18/SPICLKA/SCITXDB</text:p>
          </table:table-cell>
          <table:table-cell table:style-name="ce58" office:value-type="string">
            <text:p>SPI-A clock input/output, SCI-B transmit data, Output clock derived from SYSCLKOUT.</text:p>
          </table:table-cell>
          <table:table-cell table:style-name="ce15" table:number-columns-repeated="212"/>
        </table:table-row>
        <table:table-row table:style-name="ro4">
          <table:table-cell table:style-name="ce38" table:formula="of:=[.E68]" office:value-type="string" office:string-value="XCLKIN">
            <text:p>XCLKIN</text:p>
          </table:table-cell>
          <table:table-cell table:style-name="ce48" office:value-type="float" office:value="64">
            <text:p>64</text:p>
          </table:table-cell>
          <table:table-cell table:style-name="ce48" office:value-type="float" office:value="52">
            <text:p>52</text:p>
          </table:table-cell>
          <table:table-cell table:style-name="ce48" office:value-type="string">
            <text:p>io</text:p>
          </table:table-cell>
          <table:table-cell table:style-name="Default" office:value-type="string">
            <text:p>XCLKIN</text:p>
          </table:table-cell>
          <table:table-cell table:style-name="ce57" office:value-type="string">
            <text:p>GPIO19/\_SPISTEA\_/SCIRXDB/ECAP1</text:p>
          </table:table-cell>
          <table:table-cell table:style-name="ce58" office:value-type="string">
            <text:p>External Oscillator Input, SPI-A slave transmit enable input/output, SCI-B, Enhanced Capture input/output 1 receive data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69]&lt;&gt;&quot;&quot;;[.E69]&amp;&quot;/&quot;&amp;[.F69];[.E69])" office:value-type="string" office:string-value="GPIO20/EQEP1A/MDXA/COMP1OUT">
            <text:p>GPIO20/EQEP1A/MDXA/COMP1OUT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5">
            <text:p>5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20/EQEP1A/MDXA/COMP1OUT</text:p>
          </table:table-cell>
          <table:table-cell table:style-name="ce57"/>
          <table:table-cell table:style-name="ce58" office:value-type="string">
            <text:p>Enhanced QEP1 input A, McBSP transmit serial data, Direct output of Comparator 1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70]&lt;&gt;&quot;&quot;;[.E70]&amp;&quot;/&quot;&amp;[.F70];[.E70])" office:value-type="string" office:string-value="GPIO21/EQEP1B/MDRA/COMP2OUT">
            <text:p>GPIO21/EQEP1B/MDRA/COMP2OUT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6">
            <text:p>6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21/EQEP1B/MDRA/COMP2OUT</text:p>
          </table:table-cell>
          <table:table-cell table:style-name="ce57"/>
          <table:table-cell table:style-name="ce58" office:value-type="string">
            <text:p>Enhanced QEP1 input B, McBSP receive serial data, Direct output of Comparator 2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71]&lt;&gt;&quot;&quot;;[.E71]&amp;&quot;/&quot;&amp;[.F71];[.E71])" office:value-type="string" office:string-value="GPIO22/EQEP1S/MCLKXA/SCITXDB">
            <text:p>GPIO22/EQEP1S/MCLKXA/SCITXDB</text:p>
          </table:table-cell>
          <table:table-cell table:style-name="ce48" office:value-type="float" office:value="98">
            <text:p>98</text:p>
          </table:table-cell>
          <table:table-cell table:style-name="ce48" office:value-type="float" office:value="78">
            <text:p>78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22/EQEP1S/MCLKXA/SCITXDB</text:p>
          </table:table-cell>
          <table:table-cell table:style-name="ce57"/>
          <table:table-cell table:style-name="ce58" office:value-type="string">
            <text:p>Enhanced QEP1 strobe, McBSP transmit clock, SCI-B transmit data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72]&lt;&gt;&quot;&quot;;[.E72]&amp;&quot;/&quot;&amp;[.F72];[.E72])" office:value-type="string" office:string-value="GPIO23/EQEP1I/MFSXA/SCIRXDB">
            <text:p>GPIO23/EQEP1I/MFSXA/SCIRXDB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23/EQEP1I/MFSXA/SCIRXDB</text:p>
          </table:table-cell>
          <table:table-cell table:style-name="ce57"/>
          <table:table-cell table:style-name="ce58" office:value-type="string">
            <text:p>Enhanced QEP1 index, McBSP transmit frame synch, SCI-B receive data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73]&lt;&gt;&quot;&quot;;[.E73]&amp;&quot;/&quot;&amp;[.F73];[.E73])" office:value-type="string" office:string-value="GPIO24/ECAP1/EQEP2A/SPISIMOB">
            <text:p>GPIO24/ECAP1/EQEP2A/SPISIMOB</text:p>
          </table:table-cell>
          <table:table-cell table:style-name="ce48" office:value-type="float" office:value="97">
            <text:p>97</text:p>
          </table:table-cell>
          <table:table-cell table:style-name="ce48" office:value-type="float" office:value="77">
            <text:p>77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24/ECAP1/EQEP2A/SPISIMOB</text:p>
          </table:table-cell>
          <table:table-cell table:style-name="ce57"/>
          <table:table-cell table:style-name="ce58" office:value-type="string">
            <text:p>Enhanced Capture input/output 1, Enhanced QEP2 input A (PZP ONLY), , SPI-B slave in, master out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74]&lt;&gt;&quot;&quot;;[.E74]&amp;&quot;/&quot;&amp;[.F74];[.E74])" office:value-type="string" office:string-value="GPIO25/ECAP2/EQEP2B/SPISOMIB">
            <text:p>GPIO25/ECAP2/EQEP2B/SPISOMIB</text:p>
          </table:table-cell>
          <table:table-cell table:style-name="ce48" office:value-type="float" office:value="39">
            <text:p>39</text:p>
          </table:table-cell>
          <table:table-cell table:style-name="ce48" office:value-type="float" office:value="31">
            <text:p>31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25/ECAP2/EQEP2B/SPISOMIB</text:p>
          </table:table-cell>
          <table:table-cell table:style-name="ce57"/>
          <table:table-cell table:style-name="ce58" office:value-type="string">
            <text:p>Enhanced Capture input/output 2, <text:s/>Enhanced QEP2 input B (PZP ONLY), spi-b Slace out, master in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75]&lt;&gt;&quot;&quot;;[.E75]&amp;&quot;/&quot;&amp;[.F75];[.E75])" office:value-type="string" office:string-value="GPIO26/ECAP3/EQEP2I/SPICLKB/USB0DP">
            <text:p>GPIO26/ECAP3/EQEP2I/SPICLKB/USB0DP</text:p>
          </table:table-cell>
          <table:table-cell table:style-name="ce48" office:value-type="float" office:value="78">
            <text:p>78</text:p>
          </table:table-cell>
          <table:table-cell table:style-name="ce48" office:value-type="float" office:value="62">
            <text:p>62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26/ECAP3/EQEP2I/SPICLKB/USB0DP</text:p>
          </table:table-cell>
          <table:table-cell table:style-name="ce57"/>
          <table:table-cell table:style-name="ce58" office:value-type="string">
            <text:p>Enhanced Capture input/output 3, SPI-B clock input/output, USB+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76]&lt;&gt;&quot;&quot;;[.E76]&amp;&quot;/&quot;&amp;[.F76];[.E76])" office:value-type="string" office:string-value="GPIO27/HRCAP2/EQEP2S/\_SPISTEB\_/SDAA/USB0DM">
            <text:p>GPIO27/HRCAP2/EQEP2S/\_SPISTEB\_/SDAA/USB0DM</text:p>
          </table:table-cell>
          <table:table-cell table:style-name="ce48" office:value-type="float" office:value="77">
            <text:p>77</text:p>
          </table:table-cell>
          <table:table-cell table:style-name="ce48" office:value-type="float" office:value="61">
            <text:p>61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27/HRCAP2/EQEP2S/\_SPISTEB\_/SDAA/USB0DM</text:p>
          </table:table-cell>
          <table:table-cell table:style-name="ce57"/>
          <table:table-cell table:style-name="ce58" office:value-type="string">
            <text:p>High-Resolution Input Capture 2, SPI-B slave transmit enable input/output, USB-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77]&lt;&gt;&quot;&quot;;[.E77]&amp;&quot;/&quot;&amp;[.F77];[.E77])" office:value-type="string" office:string-value="GPIO28/SCIRXDA/SDAA/\_TZ2\_">
            <text:p>GPIO28/SCIRXDA/SDAA/\_TZ2\_</text:p>
          </table:table-cell>
          <table:table-cell table:style-name="ce48" office:value-type="float" office:value="50">
            <text:p>50</text:p>
          </table:table-cell>
          <table:table-cell table:style-name="ce48" office:value-type="float" office:value="40">
            <text:p>40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28/SCIRXDA/SDAA/\_TZ2\_</text:p>
          </table:table-cell>
          <table:table-cell table:style-name="ce57"/>
          <table:table-cell table:style-name="ce58" office:value-type="string">
            <text:p>SCI-A receive data. I2C data open-drain bidirectional port, Trip zone input 2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78]&lt;&gt;&quot;&quot;;[.E78]&amp;&quot;/&quot;&amp;[.F78];[.E78])" office:value-type="string" office:string-value="GPIO29/SCITXDA/SCLA/\_TZ3\_">
            <text:p>GPIO29/SCITXDA/SCLA/\_TZ3\_</text:p>
          </table:table-cell>
          <table:table-cell table:style-name="ce48" office:value-type="float" office:value="43">
            <text:p>43</text:p>
          </table:table-cell>
          <table:table-cell table:style-name="ce48" office:value-type="float" office:value="34">
            <text:p>34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29/SCITXDA/SCLA/\_TZ3\_</text:p>
          </table:table-cell>
          <table:table-cell table:style-name="ce57"/>
          <table:table-cell table:style-name="ce58" office:value-type="string">
            <text:p>SCI-A transmit data, I2C clock open-drain bidirectional port, Trip zone input 3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79]&lt;&gt;&quot;&quot;;[.E79]&amp;&quot;/&quot;&amp;[.F79];[.E79])" office:value-type="string" office:string-value="GPIO30/EPWM7A/CANRXA/CANRXA">
            <text:p>GPIO30/EPWM7A/CANRXA/CANRXA</text:p>
          </table:table-cell>
          <table:table-cell table:style-name="ce48" office:value-type="float" office:value="41">
            <text:p>41</text:p>
          </table:table-cell>
          <table:table-cell table:style-name="ce48" office:value-type="float" office:value="44">
            <text:p>44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30/EPWM7A/CANRXA/CANRXA</text:p>
          </table:table-cell>
          <table:table-cell table:style-name="Default"/>
          <table:table-cell table:style-name="ce58" office:value-type="string">
            <text:p>CAN receive, Enhanced QEP2 index (PZP only), Enhanced PWM7 Output A and HRPWM channel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80]&lt;&gt;&quot;&quot;;[.E80]&amp;&quot;/&quot;&amp;[.F80];[.E80])" office:value-type="string" office:string-value="GPIO31/EPWM8A/CANTXA/EQEP2S">
            <text:p>GPIO31/EPWM8A/CANTXA/EQEP2S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32">
            <text:p>32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31/EPWM8A/CANTXA/EQEP2S</text:p>
          </table:table-cell>
          <table:table-cell table:style-name="Default"/>
          <table:table-cell table:style-name="ce58" office:value-type="string">
            <text:p>CAN transmit, Enhanced PWM8 Output A and HRPWM channel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81]&lt;&gt;&quot;&quot;;[.E81]&amp;&quot;/&quot;&amp;[.F81];[.E81])" office:value-type="string" office:string-value="GPIO32/SDAA/EPWMSYNCI/\_ADCSOCBO\_">
            <text:p>GPIO32/SDAA/EPWMSYNCI/\_ADCSOCBO\_</text:p>
          </table:table-cell>
          <table:table-cell table:style-name="ce48" office:value-type="float" office:value="99">
            <text:p>99</text:p>
          </table:table-cell>
          <table:table-cell table:style-name="ce48" office:value-type="float" office:value="79">
            <text:p>79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32/SDAA/EPWMSYNCI/\_ADCSOCBO\_</text:p>
          </table:table-cell>
          <table:table-cell table:style-name="ce57"/>
          <table:table-cell table:style-name="ce58" office:value-type="string">
            <text:p>I2C data open-drain bidirectional port, Enhanced PWM external sync pulse input, ADC start-of-conversion A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82]&lt;&gt;&quot;&quot;;[.E82]&amp;&quot;/&quot;&amp;[.F82];[.E82])" office:value-type="string" office:string-value="GPIO33/SCLA/EPWMSYNCO/\_ADCSOCBO\_">
            <text:p>GPIO33/SCLA/EPWMSYNCO/\_ADCSOCBO\_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80">
            <text:p>80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33/SCLA/EPWMSYNCO/\_ADCSOCBO\_</text:p>
          </table:table-cell>
          <table:table-cell table:style-name="ce57"/>
          <table:table-cell table:style-name="ce58" office:value-type="string">
            <text:p>I2C clock open-drain bidirectional port, Enhanced PWM external synch pulse output, ADC start-of-conversion B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83]&lt;&gt;&quot;&quot;;[.E83]&amp;&quot;/&quot;&amp;[.F83];[.E83])" office:value-type="string" office:string-value="GPIO34/COMP2OUT/COMP3OUT">
            <text:p>GPIO34/COMP2OUT/COMP3OUT</text:p>
          </table:table-cell>
          <table:table-cell table:style-name="ce48" office:value-type="float" office:value="68">
            <text:p>68</text:p>
          </table:table-cell>
          <table:table-cell table:style-name="ce48" office:value-type="float" office:value="55">
            <text:p>55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34/COMP2OUT/COMP3OUT</text:p>
          </table:table-cell>
          <table:table-cell table:style-name="ce57"/>
          <table:table-cell table:style-name="ce58" office:value-type="string">
            <text:p>Direct output of Comparator 2, Direct output of Comparator 2.3</text:p>
          </table:table-cell>
          <table:table-cell table:style-name="ce15" table:number-columns-repeated="212"/>
        </table:table-row>
        <table:table-row table:style-name="ro4">
          <table:table-cell table:style-name="ce38" table:formula="of:=[.E84]" office:value-type="string" office:string-value="TDI">
            <text:p>TDI</text:p>
          </table:table-cell>
          <table:table-cell table:style-name="ce48" office:value-type="float" office:value="71">
            <text:p>71</text:p>
          </table:table-cell>
          <table:table-cell table:style-name="ce48" office:value-type="float" office:value="57">
            <text:p>57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TDI</text:p>
          </table:table-cell>
          <table:table-cell table:style-name="ce57" office:value-type="string">
            <text:p>GPIO35</text:p>
          </table:table-cell>
          <table:table-cell table:style-name="ce58" office:value-type="string">
            <text:p>JTAG test data input (TDI) with internal pullup.</text:p>
          </table:table-cell>
          <table:table-cell table:style-name="ce15" table:number-columns-repeated="212"/>
        </table:table-row>
        <table:table-row table:style-name="ro4">
          <table:table-cell table:style-name="ce38" table:formula="of:=[.E85]" office:value-type="string" office:string-value="TMS">
            <text:p>TMS</text:p>
          </table:table-cell>
          <table:table-cell table:style-name="ce48" office:value-type="float" office:value="72">
            <text:p>72</text:p>
          </table:table-cell>
          <table:table-cell table:style-name="ce48" office:value-type="float" office:value="58">
            <text:p>58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TMS</text:p>
          </table:table-cell>
          <table:table-cell table:style-name="ce57" office:value-type="string">
            <text:p>GPIO36</text:p>
          </table:table-cell>
          <table:table-cell table:style-name="ce58" office:value-type="string">
            <text:p>JTAG test-mode select (TMS) with internal pullup.</text:p>
          </table:table-cell>
          <table:table-cell table:style-name="ce15" table:number-columns-repeated="212"/>
        </table:table-row>
        <table:table-row table:style-name="ro4">
          <table:table-cell table:style-name="ce38" table:formula="of:=[.E86]" office:value-type="string" office:string-value="TDO">
            <text:p>TDO</text:p>
          </table:table-cell>
          <table:table-cell table:style-name="ce48" office:value-type="float" office:value="70">
            <text:p>70</text:p>
          </table:table-cell>
          <table:table-cell table:style-name="ce48" office:value-type="float" office:value="56">
            <text:p>56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TDO</text:p>
          </table:table-cell>
          <table:table-cell table:style-name="ce57" office:value-type="string">
            <text:p>GPIO37</text:p>
          </table:table-cell>
          <table:table-cell table:style-name="ce68" office:value-type="string">
            <text:p>JTAG scan out, test data output (TDO).</text:p>
          </table:table-cell>
          <table:table-cell table:style-name="ce15" table:number-columns-repeated="212"/>
        </table:table-row>
        <table:table-row table:style-name="ro4">
          <table:table-cell table:style-name="ce38" table:formula="of:=[.E87]" office:value-type="string" office:string-value="TCLK">
            <text:p>TCLK</text:p>
          </table:table-cell>
          <table:table-cell table:style-name="ce48" office:value-type="float" office:value="67">
            <text:p>67</text:p>
          </table:table-cell>
          <table:table-cell table:style-name="ce48" office:value-type="float" office:value="54">
            <text:p>54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TCLK</text:p>
          </table:table-cell>
          <table:table-cell table:style-name="ce57" office:value-type="string">
            <text:p>GPIO38/XCLKIN</text:p>
          </table:table-cell>
          <table:table-cell table:style-name="ce68" office:value-type="string">
            <text:p>External Oscillator Input, <text:span text:style-name="T1">JTAG test clock with internal pullup</text:span>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88]&lt;&gt;&quot;&quot;;[.E88]&amp;&quot;/&quot;&amp;[.F88];[.E88])" office:value-type="string" office:string-value="GPIO39">
            <text:p>GPIO39</text:p>
          </table:table-cell>
          <table:table-cell table:style-name="ce48" office:value-type="float" office:value="66">
            <text:p>66</text:p>
          </table:table-cell>
          <table:table-cell table:style-name="ce48" office:value-type="float" office:value="53">
            <text:p>53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39</text:p>
          </table:table-cell>
          <table:table-cell table:style-name="ce57"/>
          <table:table-cell table:style-name="ce58" office:value-type="string">
            <text:p>General-purpose input/output 39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89]&lt;&gt;&quot;&quot;;[.E89]&amp;&quot;/&quot;&amp;[.F89];[.E89])" office:value-type="string" office:string-value="GPIO40/EPWM7A/SCITXDB">
            <text:p>GPIO40/EPWM7A/SCITXDB</text:p>
          </table:table-cell>
          <table:table-cell table:style-name="ce48" office:value-type="float" office:value="82">
            <text:p>82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40/EPWM7A/SCITXDB</text:p>
          </table:table-cell>
          <table:table-cell table:style-name="ce57"/>
          <table:table-cell table:style-name="ce58" office:value-type="string">
            <text:p>Enhanced PWM7 output A and HRPWM channel, SCI-B transmit data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90]&lt;&gt;&quot;&quot;;[.E90]&amp;&quot;/&quot;&amp;[.F90];[.E90])" office:value-type="string" office:string-value="GPIO41/EPWM7B/EPWM7B">
            <text:p>GPIO41/EPWM7B/EPWM7B</text:p>
          </table:table-cell>
          <table:table-cell table:style-name="ce48" office:value-type="float" office:value="76">
            <text:p>76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41/EPWM7B/EPWM7B</text:p>
          </table:table-cell>
          <table:table-cell table:style-name="ce57"/>
          <table:table-cell table:style-name="ce58" office:value-type="string">
            <text:p>Enhanced PWM7 output B, SCI-B receive data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91]&lt;&gt;&quot;&quot;;[.E91]&amp;&quot;/&quot;&amp;[.F91];[.E91])" office:value-type="string" office:string-value="GPIO42/EPWM8A/\_TZ1\_/COMP1OUT">
            <text:p>GPIO42/EPWM8A/\_TZ1\_/COMP1OUT</text:p>
          </table:table-cell>
          <table:table-cell table:style-name="ce48" office:value-type="float" office:value="1">
            <text:p>1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42/EPWM8A/\_TZ1\_/COMP1OUT</text:p>
          </table:table-cell>
          <table:table-cell table:style-name="ce57"/>
          <table:table-cell table:style-name="ce58" office:value-type="string">
            <text:p>Enhanced PWM8 output A and HRPWM channel, Trip zone input 1, Direct output of Comparator 1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92]&lt;&gt;&quot;&quot;;[.E92]&amp;&quot;/&quot;&amp;[.F92];[.E92])" office:value-type="string" office:string-value="GPIO43/EPWM8B/\_TZ2\_/COMP2OUT">
            <text:p>GPIO43/EPWM8B/\_TZ2\_/COMP2OUT</text:p>
          </table:table-cell>
          <table:table-cell table:style-name="ce48" office:value-type="float" office:value="8">
            <text:p>8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43/EPWM8B/\_TZ2\_/COMP2OUT</text:p>
          </table:table-cell>
          <table:table-cell table:style-name="ce57"/>
          <table:table-cell table:style-name="ce58" office:value-type="string">
            <text:p>Enhanced PWM8 output B, Trip zone input 2, Direct output of Comparator 2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93]&lt;&gt;&quot;&quot;;[.E93]&amp;&quot;/&quot;&amp;[.F93];[.E93])" office:value-type="string" office:string-value="GPIO44/MFSRA/SCIRXDB/EPWM7B">
            <text:p>GPIO44/MFSRA/SCIRXDB/EPWM7B</text:p>
          </table:table-cell>
          <table:table-cell table:style-name="ce48" office:value-type="float" office:value="56">
            <text:p>56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44/MFSRA/SCIRXDB/EPWM7B</text:p>
          </table:table-cell>
          <table:table-cell table:style-name="ce57"/>
          <table:table-cell table:style-name="ce69" office:value-type="string">
            <text:p>McBSP receive frame synch, SCI-B receive data, Enhanced PWM7 output B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94]&lt;&gt;&quot;&quot;;[.E94]&amp;&quot;/&quot;&amp;[.F94];[.E94])" office:value-type="string" office:string-value="GPIO50/EQEP1A/MDXA/\_TZ1\_">
            <text:p>GPIO50/EQEP1A/MDXA/\_TZ1\_</text:p>
          </table:table-cell>
          <table:table-cell table:style-name="ce48" office:value-type="float" office:value="42">
            <text:p>42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50/EQEP1A/MDXA/\_TZ1\_</text:p>
          </table:table-cell>
          <table:table-cell table:style-name="ce57"/>
          <table:table-cell table:style-name="ce58" office:value-type="string">
            <text:p>Enhanced QEP1 input A, McBSP transmit serial data, Trip zone input 1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95]&lt;&gt;&quot;&quot;;[.E95]&amp;&quot;/&quot;&amp;[.F95];[.E95])" office:value-type="string" office:string-value="GPIO51/EQEP1B/MDRA/\_TZ2\_">
            <text:p>GPIO51/EQEP1B/MDRA/\_TZ2\_</text:p>
          </table:table-cell>
          <table:table-cell table:style-name="ce48" office:value-type="float" office:value="48">
            <text:p>48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51/EQEP1B/MDRA/\_TZ2\_</text:p>
          </table:table-cell>
          <table:table-cell table:style-name="ce57"/>
          <table:table-cell table:style-name="ce58" office:value-type="string">
            <text:p>Enhanced QEP1 input B, McBSP receive serial data, Trip zone input 2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96]&lt;&gt;&quot;&quot;;[.E96]&amp;&quot;/&quot;&amp;[.F96];[.E96])" office:value-type="string" office:string-value="GPIO52/EQEP1S/MCLKXA/\_TZ3\_">
            <text:p>GPIO52/EQEP1S/MCLKXA/\_TZ3\_</text:p>
          </table:table-cell>
          <table:table-cell table:style-name="ce48" office:value-type="float" office:value="53">
            <text:p>53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52/EQEP1S/MCLKXA/\_TZ3\_</text:p>
          </table:table-cell>
          <table:table-cell table:style-name="ce57"/>
          <table:table-cell table:style-name="ce58" office:value-type="string">
            <text:p>Enhanced QEP1 strobe, McBSP transmit clock, Trip zone input 3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97]&lt;&gt;&quot;&quot;;[.E97]&amp;&quot;/&quot;&amp;[.F97];[.E97])" office:value-type="string" office:string-value="GPIO53/EQEP1I/MFSXA">
            <text:p>GPIO53/EQEP1I/MFSXA</text:p>
          </table:table-cell>
          <table:table-cell table:style-name="ce48" office:value-type="float" office:value="65">
            <text:p>65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53/EQEP1I/MFSXA</text:p>
          </table:table-cell>
          <table:table-cell table:style-name="ce57"/>
          <table:table-cell table:style-name="ce58" office:value-type="string">
            <text:p>Trip zone input 3, McBSP transmit frame synch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98]&lt;&gt;&quot;&quot;;[.E98]&amp;&quot;/&quot;&amp;[.F98];[.E98])" office:value-type="string" office:string-value="GPIO54/SPISIMOA/EQEP2A/HRCAP1">
            <text:p>GPIO54/SPISIMOA/EQEP2A/HRCAP1</text:p>
          </table:table-cell>
          <table:table-cell table:style-name="ce48" office:value-type="float" office:value="69">
            <text:p>69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54/SPISIMOA/EQEP2A/HRCAP1</text:p>
          </table:table-cell>
          <table:table-cell table:style-name="ce57"/>
          <table:table-cell table:style-name="ce58" office:value-type="string">
            <text:p>SPI-A slave in, master out, Enhanced QEP2 input A, High-Resolution Input Capture 1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99]&lt;&gt;&quot;&quot;;[.E99]&amp;&quot;/&quot;&amp;[.F99];[.E99])" office:value-type="string" office:string-value="GPIO55/SPISOMIA/EQEP2B/HRCAP2">
            <text:p>GPIO55/SPISOMIA/EQEP2B/HRCAP2</text:p>
          </table:table-cell>
          <table:table-cell table:style-name="ce48" office:value-type="float" office:value="75">
            <text:p>75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55/SPISOMIA/EQEP2B/HRCAP2</text:p>
          </table:table-cell>
          <table:table-cell table:style-name="ce57"/>
          <table:table-cell table:style-name="ce58" office:value-type="string">
            <text:p>SPI-A slave out, master in, Enhanced QEP2 input B, High-Resolution Input Capture 2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100]&lt;&gt;&quot;&quot;;[.E100]&amp;&quot;/&quot;&amp;[.F100];[.E100])" office:value-type="string" office:string-value="GPIO56/SPICLKA/EQEP2I/HRCAP3">
            <text:p>GPIO56/SPICLKA/EQEP2I/HRCAP3</text:p>
          </table:table-cell>
          <table:table-cell table:style-name="ce48" office:value-type="float" office:value="85">
            <text:p>85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56/SPICLKA/EQEP2I/HRCAP3</text:p>
          </table:table-cell>
          <table:table-cell table:style-name="ce57"/>
          <table:table-cell table:style-name="ce58" office:value-type="string">
            <text:p>SPI-A clock input/output, Enhanced QEP2 index, High-Resolution Input Capture 3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101]&lt;&gt;&quot;&quot;;[.E101]&amp;&quot;/&quot;&amp;[.F101];[.E101])" office:value-type="string" office:string-value="GPIO57/\_SPISTEA\_/EQEP2S/HRCAP4">
            <text:p>GPIO57/\_SPISTEA\_/EQEP2S/HRCAP4</text:p>
          </table:table-cell>
          <table:table-cell table:style-name="ce48" office:value-type="float" office:value="89">
            <text:p>89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57/\_SPISTEA\_/EQEP2S/HRCAP4</text:p>
          </table:table-cell>
          <table:table-cell table:style-name="ce57"/>
          <table:table-cell table:style-name="ce58" office:value-type="string">
            <text:p>SPI-A slave transmit enable input/output, Enhanced QEP2 strobe, High-Resolution Input Capture 4</text:p>
          </table:table-cell>
          <table:table-cell table:style-name="ce15" table:number-columns-repeated="212"/>
        </table:table-row>
        <table:table-row table:style-name="ro4">
          <table:table-cell table:style-name="ce38" table:formula="of:=IF([.F102]&lt;&gt;&quot;&quot;;[.E102]&amp;&quot;/&quot;&amp;[.F102];[.E102])" office:value-type="string" office:string-value="GPIO58/MCLKRA/SCITXDB/EPWM7A">
            <text:p>GPIO58/MCLKRA/SCITXDB/EPWM7A</text:p>
          </table:table-cell>
          <table:table-cell table:style-name="ce48" office:value-type="float" office:value="94">
            <text:p>94</text:p>
          </table:table-cell>
          <table:table-cell table:style-name="ce48" office:value-type="string">
            <text:p>-</text:p>
          </table:table-cell>
          <table:table-cell table:style-name="ce48" office:value-type="string">
            <text:p>io</text:p>
          </table:table-cell>
          <table:table-cell table:style-name="ce57" office:value-type="string">
            <text:p>GPIO58/MCLKRA/SCITXDB/EPWM7A</text:p>
          </table:table-cell>
          <table:table-cell table:style-name="ce57"/>
          <table:table-cell table:style-name="ce58" office:value-type="string">
            <text:p>McBSP receive clock, SCI-B transmit data, Enhanced PWM7 output A and HRPWM channel</text:p>
          </table:table-cell>
          <table:table-cell table:style-name="ce15" table:number-columns-repeated="212"/>
        </table:table-row>
        <table:table-row table:style-name="ro1" table:number-rows-repeated="65428">
          <table:table-cell table:style-name="ce38"/>
          <table:table-cell table:style-name="ce48" table:number-columns-repeated="5"/>
          <table:table-cell table:style-name="ce58"/>
          <table:table-cell table:style-name="ce15" table:number-columns-repeated="212"/>
        </table:table-row>
        <table:table-row table:style-name="ro1" table:number-rows-repeated="983045">
          <table:table-cell table:number-columns-repeated="219"/>
        </table:table-row>
        <table:table-row table:style-name="ro1">
          <table:table-cell table:number-columns-repeated="219"/>
        </table:table-row>
      </table:table>
      <table:named-expressions>
        <table:named-expression table:name="__Anonymous_Sheet_DB__2" table:base-cell-address="$PZPower.$A$1" table:expression="#REF!"/>
      </table:named-expressions>
      <table:database-ranges>
        <table:database-range table:name="__Anonymous_Sheet_DB__2" table:target-range-address="PZP.B1:PZP.C104857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lbany AMT" svg:font-family="'Albany AMT'"/>
    <style:font-face style:name="Courier New" svg:font-family="'Courier New'"/>
    <style:font-face style:name="Sans" svg:font-family="Sans"/>
    <style:font-face style:name="ArialMT" svg:font-family="ArialMT" style:font-family-generic="swiss"/>
    <style:font-face style:name="Sans1" svg:font-family="Sans" style:font-family-generic="swiss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Liberation Sans" style:language-asian="zh" style:country-asian="CN" style:font-name-complex="Liberation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1in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7in" fo:margin-left="0in" fo:margin-right="0in" fo:margin-bottom="0in" fo:border="none" fo:padding="0in" style:shadow="none"/>
      </style:header-style>
      <style:footer-style>
        <style:header-footer-properties fo:min-height="0.2957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ower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GPIO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ALLIO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data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5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2T13:39:37</dc:date>
    <dc:language>de-DE</dc:language>
    <meta:creation-date>2006-04-10T20:33:07Z</meta:creation-date>
    <meta:editing-cycles>56</meta:editing-cycles>
    <meta:editing-duration>PT22H12M1S</meta:editing-duration>
    <meta:generator>LibreOffice/3.5$Linux_x86 LibreOffice_project/350m1$Build-202</meta:generator>
    <meta:document-statistic meta:table-count="4" meta:cell-count="1763" meta:object-count="0"/>
    <meta:user-defined meta:name="Info 1"/>
    <meta:user-defined meta:name="Info 2"/>
    <meta:user-defined meta:name="Info 3"/>
    <meta:user-defined meta:name="Info 4"/>
  </office:meta>
</office:document-meta>
</file>